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square.PNG_optimized_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number-columns-repeated="3" office:value-type="string" calcext:value-type="string">
            <text:p>PTS</text:p>
          </table:table-cell>
          <table:table-cell table:number-columns-repeated="3" office:value-type="string" calcext:value-type="string">
            <text:p>Smart</text:p>
          </table:table-cell>
          <table:table-cell table:number-columns-repeated="3" office:value-type="string" calcext:value-type="string">
            <text:p>Classic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 (PTS)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0" calcext:value-type="float">
            <text:p>72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18" calcext:value-type="float">
            <text:p>618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1" calcext:value-type="float">
            <text:p>72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19" calcext:value-type="float">
            <text:p>619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2" calcext:value-type="float">
            <text:p>72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0" calcext:value-type="float">
            <text:p>620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3" calcext:value-type="float">
            <text:p>72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1" calcext:value-type="float">
            <text:p>621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2" calcext:value-type="float">
            <text:p>622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5" calcext:value-type="float">
            <text:p>72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3" calcext:value-type="float">
            <text:p>623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6" calcext:value-type="float">
            <text:p>72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4" calcext:value-type="float">
            <text:p>624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7" calcext:value-type="float">
            <text:p>72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5" calcext:value-type="float">
            <text:p>625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8" calcext:value-type="float">
            <text:p>72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6" calcext:value-type="float">
            <text:p>626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29" calcext:value-type="float">
            <text:p>72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7" calcext:value-type="float">
            <text:p>627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0" calcext:value-type="float">
            <text:p>73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8" calcext:value-type="float">
            <text:p>628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1" calcext:value-type="float">
            <text:p>73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29" calcext:value-type="float">
            <text:p>629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2" calcext:value-type="float">
            <text:p>73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0" calcext:value-type="float">
            <text:p>630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3" calcext:value-type="float">
            <text:p>73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1" calcext:value-type="float">
            <text:p>631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4" calcext:value-type="float">
            <text:p>73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2" calcext:value-type="float">
            <text:p>632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5" calcext:value-type="float">
            <text:p>73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3" calcext:value-type="float">
            <text:p>633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6" calcext:value-type="float">
            <text:p>73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4" calcext:value-type="float">
            <text:p>634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7" calcext:value-type="float">
            <text:p>73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8" calcext:value-type="float">
            <text:p>73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6" calcext:value-type="float">
            <text:p>636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39" calcext:value-type="float">
            <text:p>73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7" calcext:value-type="float">
            <text:p>637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0" calcext:value-type="float">
            <text:p>74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8" calcext:value-type="float">
            <text:p>638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1" calcext:value-type="float">
            <text:p>74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2" calcext:value-type="float">
            <text:p>74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0" calcext:value-type="float">
            <text:p>640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3" calcext:value-type="float">
            <text:p>74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1" calcext:value-type="float">
            <text:p>641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4" calcext:value-type="float">
            <text:p>74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2" calcext:value-type="float">
            <text:p>642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5" calcext:value-type="float">
            <text:p>74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3" calcext:value-type="float">
            <text:p>643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6" calcext:value-type="float">
            <text:p>74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4" calcext:value-type="float">
            <text:p>644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52" calcext:value-type="float">
            <text:p>52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7" calcext:value-type="float">
            <text:p>74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5" calcext:value-type="float">
            <text:p>645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8" calcext:value-type="float">
            <text:p>74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49" calcext:value-type="float">
            <text:p>74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7" calcext:value-type="float">
            <text:p>647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0" calcext:value-type="float">
            <text:p>75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8" calcext:value-type="float">
            <text:p>648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1" calcext:value-type="float">
            <text:p>75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49" calcext:value-type="float">
            <text:p>649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2" calcext:value-type="float">
            <text:p>75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0" calcext:value-type="float">
            <text:p>650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3" calcext:value-type="float">
            <text:p>75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1" calcext:value-type="float">
            <text:p>651</text:p>
          </table:table-cell>
          <table:table-cell office:value-type="float" office:value="59" calcext:value-type="float">
            <text:p>59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4" calcext:value-type="float">
            <text:p>75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2" calcext:value-type="float">
            <text:p>652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5" calcext:value-type="float">
            <text:p>75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3" calcext:value-type="float">
            <text:p>653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6" calcext:value-type="float">
            <text:p>75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4" calcext:value-type="float">
            <text:p>654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7" calcext:value-type="float">
            <text:p>75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5" calcext:value-type="float">
            <text:p>655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8" calcext:value-type="float">
            <text:p>75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6" calcext:value-type="float">
            <text:p>656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59" calcext:value-type="float">
            <text:p>75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7" calcext:value-type="float">
            <text:p>657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0" calcext:value-type="float">
            <text:p>76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8" calcext:value-type="float">
            <text:p>658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1" calcext:value-type="float">
            <text:p>76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59" calcext:value-type="float">
            <text:p>659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2" calcext:value-type="float">
            <text:p>76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0" calcext:value-type="float">
            <text:p>660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3" calcext:value-type="float">
            <text:p>76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1" calcext:value-type="float">
            <text:p>661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4" calcext:value-type="float">
            <text:p>76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2" calcext:value-type="float">
            <text:p>662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5" calcext:value-type="float">
            <text:p>76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3" calcext:value-type="float">
            <text:p>663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6" calcext:value-type="float">
            <text:p>76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4" calcext:value-type="float">
            <text:p>664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7" calcext:value-type="float">
            <text:p>76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5" calcext:value-type="float">
            <text:p>665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8" calcext:value-type="float">
            <text:p>76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6" calcext:value-type="float">
            <text:p>666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69" calcext:value-type="float">
            <text:p>76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7" calcext:value-type="float">
            <text:p>667</text:p>
          </table:table-cell>
          <table:table-cell office:value-type="float" office:value="58" calcext:value-type="float">
            <text:p>58</text:p>
          </table:table-cell>
          <table:table-cell office:value-type="float" office:value="212.476" calcext:value-type="float">
            <text:p>212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0" calcext:value-type="float">
            <text:p>77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8" calcext:value-type="float">
            <text:p>668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1" calcext:value-type="float">
            <text:p>77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69" calcext:value-type="float">
            <text:p>669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2" calcext:value-type="float">
            <text:p>77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0" calcext:value-type="float">
            <text:p>670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3" calcext:value-type="float">
            <text:p>77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1" calcext:value-type="float">
            <text:p>671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4" calcext:value-type="float">
            <text:p>77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2" calcext:value-type="float">
            <text:p>672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5" calcext:value-type="float">
            <text:p>77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3" calcext:value-type="float">
            <text:p>673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6" calcext:value-type="float">
            <text:p>77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4" calcext:value-type="float">
            <text:p>674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7" calcext:value-type="float">
            <text:p>77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5" calcext:value-type="float">
            <text:p>675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8" calcext:value-type="float">
            <text:p>77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6" calcext:value-type="float">
            <text:p>676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79" calcext:value-type="float">
            <text:p>77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7" calcext:value-type="float">
            <text:p>677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51" calcext:value-type="float">
            <text:p>5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780" calcext:value-type="float">
            <text:p>78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8" calcext:value-type="float">
            <text:p>678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51" calcext:value-type="float">
            <text:p>51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81" calcext:value-type="float">
            <text:p>78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79" calcext:value-type="float">
            <text:p>679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51" calcext:value-type="float">
            <text:p>51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82" calcext:value-type="float">
            <text:p>78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0" calcext:value-type="float">
            <text:p>680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51" calcext:value-type="float">
            <text:p>51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83" calcext:value-type="float">
            <text:p>78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1" calcext:value-type="float">
            <text:p>681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51" calcext:value-type="float">
            <text:p>51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84" calcext:value-type="float">
            <text:p>78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2" calcext:value-type="float">
            <text:p>682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51" calcext:value-type="float">
            <text:p>51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85" calcext:value-type="float">
            <text:p>78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3" calcext:value-type="float">
            <text:p>683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51" calcext:value-type="float">
            <text:p>51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86" calcext:value-type="float">
            <text:p>78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4" calcext:value-type="float">
            <text:p>684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51" calcext:value-type="float">
            <text:p>51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87" calcext:value-type="float">
            <text:p>78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5" calcext:value-type="float">
            <text:p>685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51" calcext:value-type="float">
            <text:p>51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88" calcext:value-type="float">
            <text:p>78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6" calcext:value-type="float">
            <text:p>686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89" calcext:value-type="float">
            <text:p>78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7" calcext:value-type="float">
            <text:p>687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0" calcext:value-type="float">
            <text:p>79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8" calcext:value-type="float">
            <text:p>688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1" calcext:value-type="float">
            <text:p>79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89" calcext:value-type="float">
            <text:p>689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2" calcext:value-type="float">
            <text:p>79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0" calcext:value-type="float">
            <text:p>690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3" calcext:value-type="float">
            <text:p>79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1" calcext:value-type="float">
            <text:p>691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4" calcext:value-type="float">
            <text:p>79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2" calcext:value-type="float">
            <text:p>692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5" calcext:value-type="float">
            <text:p>79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3" calcext:value-type="float">
            <text:p>693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6" calcext:value-type="float">
            <text:p>79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4" calcext:value-type="float">
            <text:p>694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7" calcext:value-type="float">
            <text:p>79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5" calcext:value-type="float">
            <text:p>695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8" calcext:value-type="float">
            <text:p>79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6" calcext:value-type="float">
            <text:p>696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799" calcext:value-type="float">
            <text:p>79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7" calcext:value-type="float">
            <text:p>697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0" calcext:value-type="float">
            <text:p>80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8" calcext:value-type="float">
            <text:p>698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1" calcext:value-type="float">
            <text:p>80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699" calcext:value-type="float">
            <text:p>699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2" calcext:value-type="float">
            <text:p>80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0" calcext:value-type="float">
            <text:p>700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3" calcext:value-type="float">
            <text:p>80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1" calcext:value-type="float">
            <text:p>701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4" calcext:value-type="float">
            <text:p>80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2" calcext:value-type="float">
            <text:p>702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5" calcext:value-type="float">
            <text:p>80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3" calcext:value-type="float">
            <text:p>703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6" calcext:value-type="float">
            <text:p>80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4" calcext:value-type="float">
            <text:p>704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7" calcext:value-type="float">
            <text:p>80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5" calcext:value-type="float">
            <text:p>705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8" calcext:value-type="float">
            <text:p>80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6" calcext:value-type="float">
            <text:p>706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09" calcext:value-type="float">
            <text:p>80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7" calcext:value-type="float">
            <text:p>707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10" calcext:value-type="float">
            <text:p>81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8" calcext:value-type="float">
            <text:p>708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50" calcext:value-type="float">
            <text:p>50</text:p>
          </table:table-cell>
          <table:table-cell office:value-type="float" office:value="193.582" calcext:value-type="float">
            <text:p>193.582</text:p>
          </table:table-cell>
          <table:table-cell office:value-type="float" office:value="811" calcext:value-type="float">
            <text:p>81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09" calcext:value-type="float">
            <text:p>709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12" calcext:value-type="float">
            <text:p>81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0" calcext:value-type="float">
            <text:p>710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13" calcext:value-type="float">
            <text:p>81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1" calcext:value-type="float">
            <text:p>711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14" calcext:value-type="float">
            <text:p>81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2" calcext:value-type="float">
            <text:p>712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15" calcext:value-type="float">
            <text:p>81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3" calcext:value-type="float">
            <text:p>713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16" calcext:value-type="float">
            <text:p>81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4" calcext:value-type="float">
            <text:p>714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17" calcext:value-type="float">
            <text:p>81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5" calcext:value-type="float">
            <text:p>715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18" calcext:value-type="float">
            <text:p>81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6" calcext:value-type="float">
            <text:p>716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19" calcext:value-type="float">
            <text:p>81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7" calcext:value-type="float">
            <text:p>717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0" calcext:value-type="float">
            <text:p>82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8" calcext:value-type="float">
            <text:p>718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1" calcext:value-type="float">
            <text:p>82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19" calcext:value-type="float">
            <text:p>719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2" calcext:value-type="float">
            <text:p>82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0" calcext:value-type="float">
            <text:p>720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3" calcext:value-type="float">
            <text:p>82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1" calcext:value-type="float">
            <text:p>721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4" calcext:value-type="float">
            <text:p>82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2" calcext:value-type="float">
            <text:p>722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5" calcext:value-type="float">
            <text:p>825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3" calcext:value-type="float">
            <text:p>723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6" calcext:value-type="float">
            <text:p>826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4" calcext:value-type="float">
            <text:p>724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7" calcext:value-type="float">
            <text:p>827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5" calcext:value-type="float">
            <text:p>725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6" calcext:value-type="float">
            <text:p>726</text:p>
          </table:table-cell>
          <table:table-cell office:value-type="float" office:value="58" calcext:value-type="float">
            <text:p>58</text:p>
          </table:table-cell>
          <table:table-cell office:value-type="float" office:value="210.864" calcext:value-type="float">
            <text:p>210.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29" calcext:value-type="float">
            <text:p>829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7" calcext:value-type="float">
            <text:p>727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50" calcext:value-type="float">
            <text:p>50</text:p>
          </table:table-cell>
          <table:table-cell office:value-type="float" office:value="191.14" calcext:value-type="float">
            <text:p>191.14</text:p>
          </table:table-cell>
          <table:table-cell office:value-type="float" office:value="830" calcext:value-type="float">
            <text:p>830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8" calcext:value-type="float">
            <text:p>728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31" calcext:value-type="float">
            <text:p>831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29" calcext:value-type="float">
            <text:p>729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32" calcext:value-type="float">
            <text:p>832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30" calcext:value-type="float">
            <text:p>730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33" calcext:value-type="float">
            <text:p>833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31" calcext:value-type="float">
            <text:p>731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34" calcext:value-type="float">
            <text:p>834</text:p>
          </table:table-cell>
          <table:table-cell office:value-type="float" office:value="55" calcext:value-type="float">
            <text:p>55</text:p>
          </table:table-cell>
          <table:table-cell office:value-type="float" office:value="195.564" calcext:value-type="float">
            <text:p>195.564</text:p>
          </table:table-cell>
          <table:table-cell office:value-type="float" office:value="732" calcext:value-type="float">
            <text:p>732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35" calcext:value-type="float">
            <text:p>835</text:p>
          </table:table-cell>
          <table:table-cell office:value-type="float" office:value="55" calcext:value-type="float">
            <text:p>55</text:p>
          </table:table-cell>
          <table:table-cell office:value-type="float" office:value="195.169" calcext:value-type="float">
            <text:p>195.169</text:p>
          </table:table-cell>
          <table:table-cell office:value-type="float" office:value="733" calcext:value-type="float">
            <text:p>733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36" calcext:value-type="float">
            <text:p>836</text:p>
          </table:table-cell>
          <table:table-cell office:value-type="float" office:value="55" calcext:value-type="float">
            <text:p>55</text:p>
          </table:table-cell>
          <table:table-cell office:value-type="float" office:value="195.169" calcext:value-type="float">
            <text:p>195.169</text:p>
          </table:table-cell>
          <table:table-cell office:value-type="float" office:value="734" calcext:value-type="float">
            <text:p>734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37" calcext:value-type="float">
            <text:p>837</text:p>
          </table:table-cell>
          <table:table-cell office:value-type="float" office:value="55" calcext:value-type="float">
            <text:p>55</text:p>
          </table:table-cell>
          <table:table-cell office:value-type="float" office:value="195.169" calcext:value-type="float">
            <text:p>195.169</text:p>
          </table:table-cell>
          <table:table-cell office:value-type="float" office:value="735" calcext:value-type="float">
            <text:p>735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38" calcext:value-type="float">
            <text:p>838</text:p>
          </table:table-cell>
          <table:table-cell office:value-type="float" office:value="55" calcext:value-type="float">
            <text:p>55</text:p>
          </table:table-cell>
          <table:table-cell office:value-type="float" office:value="195.169" calcext:value-type="float">
            <text:p>195.169</text:p>
          </table:table-cell>
          <table:table-cell office:value-type="float" office:value="736" calcext:value-type="float">
            <text:p>736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39" calcext:value-type="float">
            <text:p>839</text:p>
          </table:table-cell>
          <table:table-cell office:value-type="float" office:value="55" calcext:value-type="float">
            <text:p>55</text:p>
          </table:table-cell>
          <table:table-cell office:value-type="float" office:value="195.169" calcext:value-type="float">
            <text:p>195.169</text:p>
          </table:table-cell>
          <table:table-cell office:value-type="float" office:value="737" calcext:value-type="float">
            <text:p>737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0" calcext:value-type="float">
            <text:p>840</text:p>
          </table:table-cell>
          <table:table-cell office:value-type="float" office:value="55" calcext:value-type="float">
            <text:p>55</text:p>
          </table:table-cell>
          <table:table-cell office:value-type="float" office:value="195.169" calcext:value-type="float">
            <text:p>195.169</text:p>
          </table:table-cell>
          <table:table-cell office:value-type="float" office:value="738" calcext:value-type="float">
            <text:p>738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1" calcext:value-type="float">
            <text:p>841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39" calcext:value-type="float">
            <text:p>739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2" calcext:value-type="float">
            <text:p>842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0" calcext:value-type="float">
            <text:p>740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3" calcext:value-type="float">
            <text:p>843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1" calcext:value-type="float">
            <text:p>741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4" calcext:value-type="float">
            <text:p>844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2" calcext:value-type="float">
            <text:p>742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5" calcext:value-type="float">
            <text:p>845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3" calcext:value-type="float">
            <text:p>743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6" calcext:value-type="float">
            <text:p>846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4" calcext:value-type="float">
            <text:p>744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8" calcext:value-type="float">
            <text:p>848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6" calcext:value-type="float">
            <text:p>746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49" calcext:value-type="float">
            <text:p>849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7" calcext:value-type="float">
            <text:p>747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0" calcext:value-type="float">
            <text:p>850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8" calcext:value-type="float">
            <text:p>748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1" calcext:value-type="float">
            <text:p>851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2" calcext:value-type="float">
            <text:p>852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3" calcext:value-type="float">
            <text:p>853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1" calcext:value-type="float">
            <text:p>751</text:p>
          </table:table-cell>
          <table:table-cell office:value-type="float" office:value="58" calcext:value-type="float">
            <text:p>58</text:p>
          </table:table-cell>
          <table:table-cell office:value-type="float" office:value="210.473" calcext:value-type="float">
            <text:p>210.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4" calcext:value-type="float">
            <text:p>854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2" calcext:value-type="float">
            <text:p>752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5" calcext:value-type="float">
            <text:p>855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3" calcext:value-type="float">
            <text:p>753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6" calcext:value-type="float">
            <text:p>856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4" calcext:value-type="float">
            <text:p>754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7" calcext:value-type="float">
            <text:p>857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5" calcext:value-type="float">
            <text:p>755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6" calcext:value-type="float">
            <text:p>756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59" calcext:value-type="float">
            <text:p>859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7" calcext:value-type="float">
            <text:p>757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0" calcext:value-type="float">
            <text:p>860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8" calcext:value-type="float">
            <text:p>758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1" calcext:value-type="float">
            <text:p>861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59" calcext:value-type="float">
            <text:p>759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2" calcext:value-type="float">
            <text:p>862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60" calcext:value-type="float">
            <text:p>760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3" calcext:value-type="float">
            <text:p>863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61" calcext:value-type="float">
            <text:p>761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4" calcext:value-type="float">
            <text:p>864</text:p>
          </table:table-cell>
          <table:table-cell office:value-type="float" office:value="55" calcext:value-type="float">
            <text:p>55</text:p>
          </table:table-cell>
          <table:table-cell office:value-type="float" office:value="194.672" calcext:value-type="float">
            <text:p>194.672</text:p>
          </table:table-cell>
          <table:table-cell office:value-type="float" office:value="762" calcext:value-type="float">
            <text:p>762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5" calcext:value-type="float">
            <text:p>865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63" calcext:value-type="float">
            <text:p>763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6" calcext:value-type="float">
            <text:p>866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64" calcext:value-type="float">
            <text:p>764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7" calcext:value-type="float">
            <text:p>867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65" calcext:value-type="float">
            <text:p>765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8" calcext:value-type="float">
            <text:p>868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66" calcext:value-type="float">
            <text:p>766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69" calcext:value-type="float">
            <text:p>869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67" calcext:value-type="float">
            <text:p>767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70" calcext:value-type="float">
            <text:p>870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68" calcext:value-type="float">
            <text:p>768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71" calcext:value-type="float">
            <text:p>871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69" calcext:value-type="float">
            <text:p>769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72" calcext:value-type="float">
            <text:p>872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70" calcext:value-type="float">
            <text:p>770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73" calcext:value-type="float">
            <text:p>873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71" calcext:value-type="float">
            <text:p>771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74" calcext:value-type="float">
            <text:p>874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72" calcext:value-type="float">
            <text:p>772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office:value-type="float" office:value="190.275" calcext:value-type="float">
            <text:p>190.275</text:p>
          </table:table-cell>
          <table:table-cell office:value-type="float" office:value="875" calcext:value-type="float">
            <text:p>875</text:p>
          </table:table-cell>
          <table:table-cell office:value-type="float" office:value="55" calcext:value-type="float">
            <text:p>55</text:p>
          </table:table-cell>
          <table:table-cell office:value-type="float" office:value="193.618" calcext:value-type="float">
            <text:p>193.618</text:p>
          </table:table-cell>
          <table:table-cell office:value-type="float" office:value="773" calcext:value-type="float">
            <text:p>773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50" calcext:value-type="float">
            <text:p>50</text:p>
          </table:table-cell>
          <table:table-cell office:value-type="float" office:value="189.399" calcext:value-type="float">
            <text:p>189.399</text:p>
          </table:table-cell>
          <table:table-cell office:value-type="float" office:value="876" calcext:value-type="float">
            <text:p>876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74" calcext:value-type="float">
            <text:p>774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51" calcext:value-type="float">
            <text:p>51</text:p>
          </table:table-cell>
          <table:table-cell office:value-type="float" office:value="189.399" calcext:value-type="float">
            <text:p>189.399</text:p>
          </table:table-cell>
          <table:table-cell office:value-type="float" office:value="877" calcext:value-type="float">
            <text:p>877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75" calcext:value-type="float">
            <text:p>775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51" calcext:value-type="float">
            <text:p>51</text:p>
          </table:table-cell>
          <table:table-cell office:value-type="float" office:value="189.399" calcext:value-type="float">
            <text:p>189.399</text:p>
          </table:table-cell>
          <table:table-cell office:value-type="float" office:value="878" calcext:value-type="float">
            <text:p>878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76" calcext:value-type="float">
            <text:p>776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89.399" calcext:value-type="float">
            <text:p>189.399</text:p>
          </table:table-cell>
          <table:table-cell office:value-type="float" office:value="879" calcext:value-type="float">
            <text:p>879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77" calcext:value-type="float">
            <text:p>777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51" calcext:value-type="float">
            <text:p>51</text:p>
          </table:table-cell>
          <table:table-cell office:value-type="float" office:value="189.399" calcext:value-type="float">
            <text:p>189.399</text:p>
          </table:table-cell>
          <table:table-cell office:value-type="float" office:value="880" calcext:value-type="float">
            <text:p>880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78" calcext:value-type="float">
            <text:p>778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51" calcext:value-type="float">
            <text:p>51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81" calcext:value-type="float">
            <text:p>881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79" calcext:value-type="float">
            <text:p>779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82" calcext:value-type="float">
            <text:p>882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0" calcext:value-type="float">
            <text:p>780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83" calcext:value-type="float">
            <text:p>883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1" calcext:value-type="float">
            <text:p>781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84" calcext:value-type="float">
            <text:p>884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2" calcext:value-type="float">
            <text:p>782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85" calcext:value-type="float">
            <text:p>885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3" calcext:value-type="float">
            <text:p>783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86" calcext:value-type="float">
            <text:p>886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4" calcext:value-type="float">
            <text:p>784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87" calcext:value-type="float">
            <text:p>887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5" calcext:value-type="float">
            <text:p>785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88" calcext:value-type="float">
            <text:p>888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6" calcext:value-type="float">
            <text:p>786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89" calcext:value-type="float">
            <text:p>889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7" calcext:value-type="float">
            <text:p>787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0" calcext:value-type="float">
            <text:p>890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8" calcext:value-type="float">
            <text:p>788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1" calcext:value-type="float">
            <text:p>891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89" calcext:value-type="float">
            <text:p>789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2" calcext:value-type="float">
            <text:p>892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office:value-type="float" office:value="210.464" calcext:value-type="float">
            <text:p>210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3" calcext:value-type="float">
            <text:p>893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1" calcext:value-type="float">
            <text:p>791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4" calcext:value-type="float">
            <text:p>894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2" calcext:value-type="float">
            <text:p>792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5" calcext:value-type="float">
            <text:p>895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3" calcext:value-type="float">
            <text:p>793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6" calcext:value-type="float">
            <text:p>896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4" calcext:value-type="float">
            <text:p>794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52" calcext:value-type="float">
            <text:p>52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7" calcext:value-type="float">
            <text:p>897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5" calcext:value-type="float">
            <text:p>795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53" calcext:value-type="float">
            <text:p>53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8" calcext:value-type="float">
            <text:p>898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6" calcext:value-type="float">
            <text:p>796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53" calcext:value-type="float">
            <text:p>53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899" calcext:value-type="float">
            <text:p>899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7" calcext:value-type="float">
            <text:p>797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53" calcext:value-type="float">
            <text:p>53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900" calcext:value-type="float">
            <text:p>900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8" calcext:value-type="float">
            <text:p>798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53" calcext:value-type="float">
            <text:p>53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901" calcext:value-type="float">
            <text:p>901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799" calcext:value-type="float">
            <text:p>799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53" calcext:value-type="float">
            <text:p>53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902" calcext:value-type="float">
            <text:p>902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800" calcext:value-type="float">
            <text:p>800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03" calcext:value-type="float">
            <text:p>903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801" calcext:value-type="float">
            <text:p>801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04" calcext:value-type="float">
            <text:p>904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802" calcext:value-type="float">
            <text:p>802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05" calcext:value-type="float">
            <text:p>905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803" calcext:value-type="float">
            <text:p>803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06" calcext:value-type="float">
            <text:p>906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804" calcext:value-type="float">
            <text:p>804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07" calcext:value-type="float">
            <text:p>907</text:p>
          </table:table-cell>
          <table:table-cell office:value-type="float" office:value="55" calcext:value-type="float">
            <text:p>55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805" calcext:value-type="float">
            <text:p>805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08" calcext:value-type="float">
            <text:p>908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06" calcext:value-type="float">
            <text:p>806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09" calcext:value-type="float">
            <text:p>909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07" calcext:value-type="float">
            <text:p>807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0" calcext:value-type="float">
            <text:p>910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08" calcext:value-type="float">
            <text:p>808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1" calcext:value-type="float">
            <text:p>911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09" calcext:value-type="float">
            <text:p>809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2" calcext:value-type="float">
            <text:p>912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0" calcext:value-type="float">
            <text:p>810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3" calcext:value-type="float">
            <text:p>913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1" calcext:value-type="float">
            <text:p>811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4" calcext:value-type="float">
            <text:p>914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2" calcext:value-type="float">
            <text:p>812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5" calcext:value-type="float">
            <text:p>915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3" calcext:value-type="float">
            <text:p>813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52" calcext:value-type="float">
            <text:p>52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6" calcext:value-type="float">
            <text:p>916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4" calcext:value-type="float">
            <text:p>814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52" calcext:value-type="float">
            <text:p>52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7" calcext:value-type="float">
            <text:p>917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5" calcext:value-type="float">
            <text:p>815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52" calcext:value-type="float">
            <text:p>52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8" calcext:value-type="float">
            <text:p>918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6" calcext:value-type="float">
            <text:p>816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52" calcext:value-type="float">
            <text:p>52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19" calcext:value-type="float">
            <text:p>919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7" calcext:value-type="float">
            <text:p>817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52" calcext:value-type="float">
            <text:p>52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0" calcext:value-type="float">
            <text:p>920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8" calcext:value-type="float">
            <text:p>818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52" calcext:value-type="float">
            <text:p>52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1" calcext:value-type="float">
            <text:p>921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19" calcext:value-type="float">
            <text:p>819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52" calcext:value-type="float">
            <text:p>52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2" calcext:value-type="float">
            <text:p>922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0" calcext:value-type="float">
            <text:p>820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3" calcext:value-type="float">
            <text:p>923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1" calcext:value-type="float">
            <text:p>821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4" calcext:value-type="float">
            <text:p>924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2" calcext:value-type="float">
            <text:p>822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5" calcext:value-type="float">
            <text:p>925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3" calcext:value-type="float">
            <text:p>823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6" calcext:value-type="float">
            <text:p>926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4" calcext:value-type="float">
            <text:p>824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7" calcext:value-type="float">
            <text:p>927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5" calcext:value-type="float">
            <text:p>825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8" calcext:value-type="float">
            <text:p>928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6" calcext:value-type="float">
            <text:p>826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53" calcext:value-type="float">
            <text:p>53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929" calcext:value-type="float">
            <text:p>929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7" calcext:value-type="float">
            <text:p>827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53" calcext:value-type="float">
            <text:p>53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0" calcext:value-type="float">
            <text:p>930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52" calcext:value-type="float">
            <text:p>52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1" calcext:value-type="float">
            <text:p>931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29" calcext:value-type="float">
            <text:p>829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52" calcext:value-type="float">
            <text:p>52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2" calcext:value-type="float">
            <text:p>932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0" calcext:value-type="float">
            <text:p>830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3" calcext:value-type="float">
            <text:p>933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1" calcext:value-type="float">
            <text:p>831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4" calcext:value-type="float">
            <text:p>934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2" calcext:value-type="float">
            <text:p>832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5" calcext:value-type="float">
            <text:p>935</text:p>
          </table:table-cell>
          <table:table-cell office:value-type="float" office:value="55" calcext:value-type="float">
            <text:p>55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3" calcext:value-type="float">
            <text:p>833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6" calcext:value-type="float">
            <text:p>936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7" calcext:value-type="float">
            <text:p>937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5" calcext:value-type="float">
            <text:p>835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8" calcext:value-type="float">
            <text:p>938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6" calcext:value-type="float">
            <text:p>836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39" calcext:value-type="float">
            <text:p>939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7" calcext:value-type="float">
            <text:p>837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0" calcext:value-type="float">
            <text:p>940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8" calcext:value-type="float">
            <text:p>838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1" calcext:value-type="float">
            <text:p>941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39" calcext:value-type="float">
            <text:p>839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2" calcext:value-type="float">
            <text:p>942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40" calcext:value-type="float">
            <text:p>840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3" calcext:value-type="float">
            <text:p>943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41" calcext:value-type="float">
            <text:p>841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4" calcext:value-type="float">
            <text:p>944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42" calcext:value-type="float">
            <text:p>842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5" calcext:value-type="float">
            <text:p>945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43" calcext:value-type="float">
            <text:p>843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6" calcext:value-type="float">
            <text:p>946</text:p>
          </table:table-cell>
          <table:table-cell office:value-type="float" office:value="54" calcext:value-type="float">
            <text:p>54</text:p>
          </table:table-cell>
          <table:table-cell office:value-type="float" office:value="192.916" calcext:value-type="float">
            <text:p>192.916</text:p>
          </table:table-cell>
          <table:table-cell office:value-type="float" office:value="844" calcext:value-type="float">
            <text:p>844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7" calcext:value-type="float">
            <text:p>947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45" calcext:value-type="float">
            <text:p>845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8" calcext:value-type="float">
            <text:p>948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46" calcext:value-type="float">
            <text:p>846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49" calcext:value-type="float">
            <text:p>949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47" calcext:value-type="float">
            <text:p>847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50" calcext:value-type="float">
            <text:p>950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48" calcext:value-type="float">
            <text:p>848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51" calcext:value-type="float">
            <text:p>51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51" calcext:value-type="float">
            <text:p>951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49" calcext:value-type="float">
            <text:p>849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50" calcext:value-type="float">
            <text:p>50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952" calcext:value-type="float">
            <text:p>952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0" calcext:value-type="float">
            <text:p>850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53" calcext:value-type="float">
            <text:p>953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1" calcext:value-type="float">
            <text:p>851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54" calcext:value-type="float">
            <text:p>954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2" calcext:value-type="float">
            <text:p>852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55" calcext:value-type="float">
            <text:p>955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3" calcext:value-type="float">
            <text:p>853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56" calcext:value-type="float">
            <text:p>956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4" calcext:value-type="float">
            <text:p>854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57" calcext:value-type="float">
            <text:p>957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5" calcext:value-type="float">
            <text:p>855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58" calcext:value-type="float">
            <text:p>958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6" calcext:value-type="float">
            <text:p>856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59" calcext:value-type="float">
            <text:p>959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7" calcext:value-type="float">
            <text:p>857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0" calcext:value-type="float">
            <text:p>960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8" calcext:value-type="float">
            <text:p>858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1" calcext:value-type="float">
            <text:p>961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59" calcext:value-type="float">
            <text:p>859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2" calcext:value-type="float">
            <text:p>962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60" calcext:value-type="float">
            <text:p>860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3" calcext:value-type="float">
            <text:p>963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61" calcext:value-type="float">
            <text:p>861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4" calcext:value-type="float">
            <text:p>964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62" calcext:value-type="float">
            <text:p>862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5" calcext:value-type="float">
            <text:p>965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63" calcext:value-type="float">
            <text:p>863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6" calcext:value-type="float">
            <text:p>966</text:p>
          </table:table-cell>
          <table:table-cell office:value-type="float" office:value="54" calcext:value-type="float">
            <text:p>54</text:p>
          </table:table-cell>
          <table:table-cell office:value-type="float" office:value="192.479" calcext:value-type="float">
            <text:p>192.479</text:p>
          </table:table-cell>
          <table:table-cell office:value-type="float" office:value="864" calcext:value-type="float">
            <text:p>864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7" calcext:value-type="float">
            <text:p>967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65" calcext:value-type="float">
            <text:p>865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8" calcext:value-type="float">
            <text:p>968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66" calcext:value-type="float">
            <text:p>866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51" calcext:value-type="float">
            <text:p>51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69" calcext:value-type="float">
            <text:p>969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67" calcext:value-type="float">
            <text:p>867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51" calcext:value-type="float">
            <text:p>51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0" calcext:value-type="float">
            <text:p>970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68" calcext:value-type="float">
            <text:p>868</text:p>
          </table:table-cell>
          <table:table-cell office:value-type="float" office:value="58" calcext:value-type="float">
            <text:p>58</text:p>
          </table:table-cell>
          <table:table-cell office:value-type="float" office:value="210.463" calcext:value-type="float">
            <text:p>210.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51" calcext:value-type="float">
            <text:p>51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1" calcext:value-type="float">
            <text:p>971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69" calcext:value-type="float">
            <text:p>86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51" calcext:value-type="float">
            <text:p>51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2" calcext:value-type="float">
            <text:p>972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0" calcext:value-type="float">
            <text:p>87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51" calcext:value-type="float">
            <text:p>51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3" calcext:value-type="float">
            <text:p>973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1" calcext:value-type="float">
            <text:p>87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1" calcext:value-type="float">
            <text:p>51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4" calcext:value-type="float">
            <text:p>974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2" calcext:value-type="float">
            <text:p>87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51" calcext:value-type="float">
            <text:p>51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5" calcext:value-type="float">
            <text:p>975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3" calcext:value-type="float">
            <text:p>87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51" calcext:value-type="float">
            <text:p>51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6" calcext:value-type="float">
            <text:p>976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4" calcext:value-type="float">
            <text:p>87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51" calcext:value-type="float">
            <text:p>51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7" calcext:value-type="float">
            <text:p>977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5" calcext:value-type="float">
            <text:p>87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8" calcext:value-type="float">
            <text:p>978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6" calcext:value-type="float">
            <text:p>87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79" calcext:value-type="float">
            <text:p>979</text:p>
          </table:table-cell>
          <table:table-cell office:value-type="float" office:value="54" calcext:value-type="float">
            <text:p>54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7" calcext:value-type="float">
            <text:p>87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50" calcext:value-type="float">
            <text:p>5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980" calcext:value-type="float">
            <text:p>980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8" calcext:value-type="float">
            <text:p>87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81" calcext:value-type="float">
            <text:p>981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79" calcext:value-type="float">
            <text:p>87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82" calcext:value-type="float">
            <text:p>982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0" calcext:value-type="float">
            <text:p>88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83" calcext:value-type="float">
            <text:p>983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1" calcext:value-type="float">
            <text:p>88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84" calcext:value-type="float">
            <text:p>984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2" calcext:value-type="float">
            <text:p>88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85" calcext:value-type="float">
            <text:p>985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3" calcext:value-type="float">
            <text:p>88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86" calcext:value-type="float">
            <text:p>986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4" calcext:value-type="float">
            <text:p>88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87" calcext:value-type="float">
            <text:p>987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5" calcext:value-type="float">
            <text:p>88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88" calcext:value-type="float">
            <text:p>988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6" calcext:value-type="float">
            <text:p>88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89" calcext:value-type="float">
            <text:p>989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7" calcext:value-type="float">
            <text:p>88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0" calcext:value-type="float">
            <text:p>990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8" calcext:value-type="float">
            <text:p>88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1" calcext:value-type="float">
            <text:p>991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89" calcext:value-type="float">
            <text:p>88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2" calcext:value-type="float">
            <text:p>992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0" calcext:value-type="float">
            <text:p>89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3" calcext:value-type="float">
            <text:p>993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1" calcext:value-type="float">
            <text:p>89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4" calcext:value-type="float">
            <text:p>994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2" calcext:value-type="float">
            <text:p>89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5" calcext:value-type="float">
            <text:p>995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3" calcext:value-type="float">
            <text:p>89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6" calcext:value-type="float">
            <text:p>996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4" calcext:value-type="float">
            <text:p>89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7" calcext:value-type="float">
            <text:p>997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5" calcext:value-type="float">
            <text:p>89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8" calcext:value-type="float">
            <text:p>998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6" calcext:value-type="float">
            <text:p>89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999" calcext:value-type="float">
            <text:p>999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7" calcext:value-type="float">
            <text:p>89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1000" calcext:value-type="float">
            <text:p>1000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8" calcext:value-type="float">
            <text:p>89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1001" calcext:value-type="float">
            <text:p>1001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899" calcext:value-type="float">
            <text:p>89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50" calcext:value-type="float">
            <text:p>50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1002" calcext:value-type="float">
            <text:p>1002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50" calcext:value-type="float">
            <text:p>50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03" calcext:value-type="float">
            <text:p>1003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1" calcext:value-type="float">
            <text:p>90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50" calcext:value-type="float">
            <text:p>50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04" calcext:value-type="float">
            <text:p>1004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2" calcext:value-type="float">
            <text:p>90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50" calcext:value-type="float">
            <text:p>50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05" calcext:value-type="float">
            <text:p>1005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3" calcext:value-type="float">
            <text:p>90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50" calcext:value-type="float">
            <text:p>50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06" calcext:value-type="float">
            <text:p>1006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4" calcext:value-type="float">
            <text:p>90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50" calcext:value-type="float">
            <text:p>50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07" calcext:value-type="float">
            <text:p>1007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5" calcext:value-type="float">
            <text:p>90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08" calcext:value-type="float">
            <text:p>1008</text:p>
          </table:table-cell>
          <table:table-cell office:value-type="float" office:value="53" calcext:value-type="float">
            <text:p>53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6" calcext:value-type="float">
            <text:p>90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50" calcext:value-type="float">
            <text:p>50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09" calcext:value-type="float">
            <text:p>1009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7" calcext:value-type="float">
            <text:p>90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50" calcext:value-type="float">
            <text:p>50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0" calcext:value-type="float">
            <text:p>1010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8" calcext:value-type="float">
            <text:p>90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1" calcext:value-type="float">
            <text:p>1011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09" calcext:value-type="float">
            <text:p>90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2" calcext:value-type="float">
            <text:p>1012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0" calcext:value-type="float">
            <text:p>91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3" calcext:value-type="float">
            <text:p>1013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1" calcext:value-type="float">
            <text:p>91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4" calcext:value-type="float">
            <text:p>1014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2" calcext:value-type="float">
            <text:p>91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5" calcext:value-type="float">
            <text:p>1015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3" calcext:value-type="float">
            <text:p>91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6" calcext:value-type="float">
            <text:p>1016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4" calcext:value-type="float">
            <text:p>91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7" calcext:value-type="float">
            <text:p>1017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5" calcext:value-type="float">
            <text:p>91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8" calcext:value-type="float">
            <text:p>1018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6" calcext:value-type="float">
            <text:p>91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19" calcext:value-type="float">
            <text:p>1019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7" calcext:value-type="float">
            <text:p>91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0" calcext:value-type="float">
            <text:p>1020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8" calcext:value-type="float">
            <text:p>91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50" calcext:value-type="float">
            <text:p>50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1" calcext:value-type="float">
            <text:p>1021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19" calcext:value-type="float">
            <text:p>91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2" calcext:value-type="float">
            <text:p>1022</text:p>
          </table:table-cell>
          <table:table-cell office:value-type="float" office:value="52" calcext:value-type="float">
            <text:p>5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920" calcext:value-type="float">
            <text:p>92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3" calcext:value-type="float">
            <text:p>1023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21" calcext:value-type="float">
            <text:p>92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4" calcext:value-type="float">
            <text:p>1024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22" calcext:value-type="float">
            <text:p>92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5" calcext:value-type="float">
            <text:p>1025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23" calcext:value-type="float">
            <text:p>92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6" calcext:value-type="float">
            <text:p>1026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24" calcext:value-type="float">
            <text:p>92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7" calcext:value-type="float">
            <text:p>1027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25" calcext:value-type="float">
            <text:p>92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8" calcext:value-type="float">
            <text:p>1028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26" calcext:value-type="float">
            <text:p>92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29" calcext:value-type="float">
            <text:p>1029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27" calcext:value-type="float">
            <text:p>92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30" calcext:value-type="float">
            <text:p>1030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28" calcext:value-type="float">
            <text:p>92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51" calcext:value-type="float">
            <text:p>51</text:p>
          </table:table-cell>
          <table:table-cell office:value-type="float" office:value="184.406" calcext:value-type="float">
            <text:p>184.406</text:p>
          </table:table-cell>
          <table:table-cell office:value-type="float" office:value="1031" calcext:value-type="float">
            <text:p>1031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29" calcext:value-type="float">
            <text:p>92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32" calcext:value-type="float">
            <text:p>1032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0" calcext:value-type="float">
            <text:p>93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33" calcext:value-type="float">
            <text:p>1033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1" calcext:value-type="float">
            <text:p>93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34" calcext:value-type="float">
            <text:p>1034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2" calcext:value-type="float">
            <text:p>93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35" calcext:value-type="float">
            <text:p>1035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3" calcext:value-type="float">
            <text:p>93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36" calcext:value-type="float">
            <text:p>1036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4" calcext:value-type="float">
            <text:p>93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37" calcext:value-type="float">
            <text:p>1037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5" calcext:value-type="float">
            <text:p>93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38" calcext:value-type="float">
            <text:p>1038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6" calcext:value-type="float">
            <text:p>93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39" calcext:value-type="float">
            <text:p>1039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7" calcext:value-type="float">
            <text:p>93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40" calcext:value-type="float">
            <text:p>1040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8" calcext:value-type="float">
            <text:p>93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51" calcext:value-type="float">
            <text:p>51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41" calcext:value-type="float">
            <text:p>1041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39" calcext:value-type="float">
            <text:p>93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50" calcext:value-type="float">
            <text:p>50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42" calcext:value-type="float">
            <text:p>1042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0" calcext:value-type="float">
            <text:p>94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50" calcext:value-type="float">
            <text:p>50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43" calcext:value-type="float">
            <text:p>1043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1" calcext:value-type="float">
            <text:p>94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50" calcext:value-type="float">
            <text:p>50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44" calcext:value-type="float">
            <text:p>1044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2" calcext:value-type="float">
            <text:p>94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45" calcext:value-type="float">
            <text:p>1045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3" calcext:value-type="float">
            <text:p>94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50" calcext:value-type="float">
            <text:p>50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46" calcext:value-type="float">
            <text:p>1046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4" calcext:value-type="float">
            <text:p>94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50" calcext:value-type="float">
            <text:p>50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47" calcext:value-type="float">
            <text:p>1047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5" calcext:value-type="float">
            <text:p>94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50" calcext:value-type="float">
            <text:p>50</text:p>
          </table:table-cell>
          <table:table-cell office:value-type="float" office:value="184.322" calcext:value-type="float">
            <text:p>184.322</text:p>
          </table:table-cell>
          <table:table-cell office:value-type="float" office:value="1048" calcext:value-type="float">
            <text:p>1048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6" calcext:value-type="float">
            <text:p>94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float" office:value="183.803" calcext:value-type="float">
            <text:p>183.803</text:p>
          </table:table-cell>
          <table:table-cell office:value-type="float" office:value="1049" calcext:value-type="float">
            <text:p>1049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7" calcext:value-type="float">
            <text:p>94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183.803" calcext:value-type="float">
            <text:p>183.803</text:p>
          </table:table-cell>
          <table:table-cell office:value-type="float" office:value="1050" calcext:value-type="float">
            <text:p>1050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8" calcext:value-type="float">
            <text:p>94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50" calcext:value-type="float">
            <text:p>50</text:p>
          </table:table-cell>
          <table:table-cell office:value-type="float" office:value="183.803" calcext:value-type="float">
            <text:p>183.803</text:p>
          </table:table-cell>
          <table:table-cell office:value-type="float" office:value="1051" calcext:value-type="float">
            <text:p>1051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49" calcext:value-type="float">
            <text:p>94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50" calcext:value-type="float">
            <text:p>50</text:p>
          </table:table-cell>
          <table:table-cell office:value-type="float" office:value="183.803" calcext:value-type="float">
            <text:p>183.803</text:p>
          </table:table-cell>
          <table:table-cell office:value-type="float" office:value="1052" calcext:value-type="float">
            <text:p>1052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0" calcext:value-type="float">
            <text:p>95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50" calcext:value-type="float">
            <text:p>50</text:p>
          </table:table-cell>
          <table:table-cell office:value-type="float" office:value="183.803" calcext:value-type="float">
            <text:p>183.803</text:p>
          </table:table-cell>
          <table:table-cell office:value-type="float" office:value="1053" calcext:value-type="float">
            <text:p>1053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1" calcext:value-type="float">
            <text:p>95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50" calcext:value-type="float">
            <text:p>50</text:p>
          </table:table-cell>
          <table:table-cell office:value-type="float" office:value="183.803" calcext:value-type="float">
            <text:p>183.803</text:p>
          </table:table-cell>
          <table:table-cell office:value-type="float" office:value="1054" calcext:value-type="float">
            <text:p>1054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2" calcext:value-type="float">
            <text:p>95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50" calcext:value-type="float">
            <text:p>50</text:p>
          </table:table-cell>
          <table:table-cell office:value-type="float" office:value="183.803" calcext:value-type="float">
            <text:p>183.803</text:p>
          </table:table-cell>
          <table:table-cell office:value-type="float" office:value="1055" calcext:value-type="float">
            <text:p>1055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3" calcext:value-type="float">
            <text:p>95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50" calcext:value-type="float">
            <text:p>50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56" calcext:value-type="float">
            <text:p>1056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4" calcext:value-type="float">
            <text:p>95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50" calcext:value-type="float">
            <text:p>50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57" calcext:value-type="float">
            <text:p>1057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5" calcext:value-type="float">
            <text:p>95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58" calcext:value-type="float">
            <text:p>1058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6" calcext:value-type="float">
            <text:p>95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59" calcext:value-type="float">
            <text:p>1059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7" calcext:value-type="float">
            <text:p>95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0" calcext:value-type="float">
            <text:p>1060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8" calcext:value-type="float">
            <text:p>95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1" calcext:value-type="float">
            <text:p>1061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59" calcext:value-type="float">
            <text:p>95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2" calcext:value-type="float">
            <text:p>1062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0" calcext:value-type="float">
            <text:p>96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3" calcext:value-type="float">
            <text:p>1063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1" calcext:value-type="float">
            <text:p>96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4" calcext:value-type="float">
            <text:p>1064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2" calcext:value-type="float">
            <text:p>96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5" calcext:value-type="float">
            <text:p>1065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3" calcext:value-type="float">
            <text:p>96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6" calcext:value-type="float">
            <text:p>1066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4" calcext:value-type="float">
            <text:p>96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7" calcext:value-type="float">
            <text:p>1067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5" calcext:value-type="float">
            <text:p>96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8" calcext:value-type="float">
            <text:p>1068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6" calcext:value-type="float">
            <text:p>96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69" calcext:value-type="float">
            <text:p>1069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7" calcext:value-type="float">
            <text:p>96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0" calcext:value-type="float">
            <text:p>1070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8" calcext:value-type="float">
            <text:p>96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1" calcext:value-type="float">
            <text:p>1071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69" calcext:value-type="float">
            <text:p>96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2" calcext:value-type="float">
            <text:p>1072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0" calcext:value-type="float">
            <text:p>97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3" calcext:value-type="float">
            <text:p>1073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1" calcext:value-type="float">
            <text:p>97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4" calcext:value-type="float">
            <text:p>1074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2" calcext:value-type="float">
            <text:p>97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5" calcext:value-type="float">
            <text:p>1075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3" calcext:value-type="float">
            <text:p>97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6" calcext:value-type="float">
            <text:p>1076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4" calcext:value-type="float">
            <text:p>97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7" calcext:value-type="float">
            <text:p>1077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5" calcext:value-type="float">
            <text:p>97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8" calcext:value-type="float">
            <text:p>1078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6" calcext:value-type="float">
            <text:p>97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79" calcext:value-type="float">
            <text:p>1079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7" calcext:value-type="float">
            <text:p>97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0" calcext:value-type="float">
            <text:p>1080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8" calcext:value-type="float">
            <text:p>97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1" calcext:value-type="float">
            <text:p>1081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79" calcext:value-type="float">
            <text:p>97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2" calcext:value-type="float">
            <text:p>1082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0" calcext:value-type="float">
            <text:p>98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49" calcext:value-type="float">
            <text:p>49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3" calcext:value-type="float">
            <text:p>1083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1" calcext:value-type="float">
            <text:p>98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48" calcext:value-type="float">
            <text:p>48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4" calcext:value-type="float">
            <text:p>1084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2" calcext:value-type="float">
            <text:p>98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48" calcext:value-type="float">
            <text:p>48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5" calcext:value-type="float">
            <text:p>1085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3" calcext:value-type="float">
            <text:p>98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6" calcext:value-type="float">
            <text:p>1086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4" calcext:value-type="float">
            <text:p>98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48" calcext:value-type="float">
            <text:p>48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7" calcext:value-type="float">
            <text:p>1087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5" calcext:value-type="float">
            <text:p>98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48" calcext:value-type="float">
            <text:p>48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8" calcext:value-type="float">
            <text:p>1088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6" calcext:value-type="float">
            <text:p>98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48" calcext:value-type="float">
            <text:p>48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89" calcext:value-type="float">
            <text:p>1089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7" calcext:value-type="float">
            <text:p>98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48" calcext:value-type="float">
            <text:p>48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90" calcext:value-type="float">
            <text:p>1090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8" calcext:value-type="float">
            <text:p>98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48" calcext:value-type="float">
            <text:p>48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91" calcext:value-type="float">
            <text:p>1091</text:p>
          </table:table-cell>
          <table:table-cell office:value-type="float" office:value="52" calcext:value-type="float">
            <text:p>5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89" calcext:value-type="float">
            <text:p>98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48" calcext:value-type="float">
            <text:p>48</text:p>
          </table:table-cell>
          <table:table-cell office:value-type="float" office:value="183.731" calcext:value-type="float">
            <text:p>183.731</text:p>
          </table:table-cell>
          <table:table-cell office:value-type="float" office:value="1092" calcext:value-type="float">
            <text:p>1092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0" calcext:value-type="float">
            <text:p>99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093" calcext:value-type="float">
            <text:p>1093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1" calcext:value-type="float">
            <text:p>99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094" calcext:value-type="float">
            <text:p>1094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2" calcext:value-type="float">
            <text:p>99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095" calcext:value-type="float">
            <text:p>1095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3" calcext:value-type="float">
            <text:p>99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096" calcext:value-type="float">
            <text:p>1096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4" calcext:value-type="float">
            <text:p>99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097" calcext:value-type="float">
            <text:p>1097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5" calcext:value-type="float">
            <text:p>99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098" calcext:value-type="float">
            <text:p>1098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6" calcext:value-type="float">
            <text:p>99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099" calcext:value-type="float">
            <text:p>1099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7" calcext:value-type="float">
            <text:p>99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0" calcext:value-type="float">
            <text:p>1100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8" calcext:value-type="float">
            <text:p>99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1" calcext:value-type="float">
            <text:p>1101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999" calcext:value-type="float">
            <text:p>99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2" calcext:value-type="float">
            <text:p>1102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3" calcext:value-type="float">
            <text:p>1103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1" calcext:value-type="float">
            <text:p>100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4" calcext:value-type="float">
            <text:p>1104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2" calcext:value-type="float">
            <text:p>100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5" calcext:value-type="float">
            <text:p>1105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3" calcext:value-type="float">
            <text:p>100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6" calcext:value-type="float">
            <text:p>1106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4" calcext:value-type="float">
            <text:p>100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7" calcext:value-type="float">
            <text:p>1107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5" calcext:value-type="float">
            <text:p>100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8" calcext:value-type="float">
            <text:p>1108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6" calcext:value-type="float">
            <text:p>100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09" calcext:value-type="float">
            <text:p>1109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7" calcext:value-type="float">
            <text:p>100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48" calcext:value-type="float">
            <text:p>48</text:p>
          </table:table-cell>
          <table:table-cell office:value-type="float" office:value="183.501" calcext:value-type="float">
            <text:p>183.501</text:p>
          </table:table-cell>
          <table:table-cell office:value-type="float" office:value="1110" calcext:value-type="float">
            <text:p>1110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8" calcext:value-type="float">
            <text:p>100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11" calcext:value-type="float">
            <text:p>1111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09" calcext:value-type="float">
            <text:p>100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12" calcext:value-type="float">
            <text:p>1112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0" calcext:value-type="float">
            <text:p>101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13" calcext:value-type="float">
            <text:p>1113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1" calcext:value-type="float">
            <text:p>101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14" calcext:value-type="float">
            <text:p>1114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2" calcext:value-type="float">
            <text:p>101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15" calcext:value-type="float">
            <text:p>1115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3" calcext:value-type="float">
            <text:p>101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16" calcext:value-type="float">
            <text:p>1116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4" calcext:value-type="float">
            <text:p>101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17" calcext:value-type="float">
            <text:p>1117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5" calcext:value-type="float">
            <text:p>101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18" calcext:value-type="float">
            <text:p>1118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6" calcext:value-type="float">
            <text:p>101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19" calcext:value-type="float">
            <text:p>1119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7" calcext:value-type="float">
            <text:p>101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0" calcext:value-type="float">
            <text:p>1120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8" calcext:value-type="float">
            <text:p>101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1" calcext:value-type="float">
            <text:p>1121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2" calcext:value-type="float">
            <text:p>1122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0" calcext:value-type="float">
            <text:p>102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3" calcext:value-type="float">
            <text:p>1123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1" calcext:value-type="float">
            <text:p>102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4" calcext:value-type="float">
            <text:p>1124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2" calcext:value-type="float">
            <text:p>102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5" calcext:value-type="float">
            <text:p>1125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3" calcext:value-type="float">
            <text:p>102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6" calcext:value-type="float">
            <text:p>1126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4" calcext:value-type="float">
            <text:p>102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5" calcext:value-type="float">
            <text:p>102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8" calcext:value-type="float">
            <text:p>1128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6" calcext:value-type="float">
            <text:p>102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29" calcext:value-type="float">
            <text:p>1129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7" calcext:value-type="float">
            <text:p>102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30" calcext:value-type="float">
            <text:p>1130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8" calcext:value-type="float">
            <text:p>102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31" calcext:value-type="float">
            <text:p>1131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29" calcext:value-type="float">
            <text:p>102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32" calcext:value-type="float">
            <text:p>1132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0" calcext:value-type="float">
            <text:p>103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33" calcext:value-type="float">
            <text:p>1133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1" calcext:value-type="float">
            <text:p>103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47" calcext:value-type="float">
            <text:p>47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34" calcext:value-type="float">
            <text:p>1134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2" calcext:value-type="float">
            <text:p>103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35" calcext:value-type="float">
            <text:p>1135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3" calcext:value-type="float">
            <text:p>103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36" calcext:value-type="float">
            <text:p>1136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4" calcext:value-type="float">
            <text:p>103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37" calcext:value-type="float">
            <text:p>1137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48" calcext:value-type="float">
            <text:p>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1138" calcext:value-type="float">
            <text:p>1138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6" calcext:value-type="float">
            <text:p>103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39" calcext:value-type="float">
            <text:p>1139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7" calcext:value-type="float">
            <text:p>103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0" calcext:value-type="float">
            <text:p>1140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8" calcext:value-type="float">
            <text:p>103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1" calcext:value-type="float">
            <text:p>1141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39" calcext:value-type="float">
            <text:p>103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2" calcext:value-type="float">
            <text:p>1142</text:p>
          </table:table-cell>
          <table:table-cell office:value-type="float" office:value="53" calcext:value-type="float">
            <text:p>53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0" calcext:value-type="float">
            <text:p>104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3" calcext:value-type="float">
            <text:p>1143</text:p>
          </table:table-cell>
          <table:table-cell office:value-type="float" office:value="54" calcext:value-type="float">
            <text:p>54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1" calcext:value-type="float">
            <text:p>104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4" calcext:value-type="float">
            <text:p>1144</text:p>
          </table:table-cell>
          <table:table-cell office:value-type="float" office:value="54" calcext:value-type="float">
            <text:p>54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2" calcext:value-type="float">
            <text:p>104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5" calcext:value-type="float">
            <text:p>1145</text:p>
          </table:table-cell>
          <table:table-cell office:value-type="float" office:value="54" calcext:value-type="float">
            <text:p>54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3" calcext:value-type="float">
            <text:p>104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6" calcext:value-type="float">
            <text:p>1146</text:p>
          </table:table-cell>
          <table:table-cell office:value-type="float" office:value="54" calcext:value-type="float">
            <text:p>54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4" calcext:value-type="float">
            <text:p>104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7" calcext:value-type="float">
            <text:p>1147</text:p>
          </table:table-cell>
          <table:table-cell office:value-type="float" office:value="54" calcext:value-type="float">
            <text:p>54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5" calcext:value-type="float">
            <text:p>104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8" calcext:value-type="float">
            <text:p>1148</text:p>
          </table:table-cell>
          <table:table-cell office:value-type="float" office:value="54" calcext:value-type="float">
            <text:p>54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6" calcext:value-type="float">
            <text:p>104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49" calcext:value-type="float">
            <text:p>1149</text:p>
          </table:table-cell>
          <table:table-cell office:value-type="float" office:value="54" calcext:value-type="float">
            <text:p>54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7" calcext:value-type="float">
            <text:p>104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0" calcext:value-type="float">
            <text:p>1150</text:p>
          </table:table-cell>
          <table:table-cell office:value-type="float" office:value="54" calcext:value-type="float">
            <text:p>54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8" calcext:value-type="float">
            <text:p>104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1" calcext:value-type="float">
            <text:p>1151</text:p>
          </table:table-cell>
          <table:table-cell office:value-type="float" office:value="54" calcext:value-type="float">
            <text:p>54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049" calcext:value-type="float">
            <text:p>104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2" calcext:value-type="float">
            <text:p>1152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0" calcext:value-type="float">
            <text:p>105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3" calcext:value-type="float">
            <text:p>1153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1" calcext:value-type="float">
            <text:p>105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4" calcext:value-type="float">
            <text:p>1154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2" calcext:value-type="float">
            <text:p>105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5" calcext:value-type="float">
            <text:p>1155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3" calcext:value-type="float">
            <text:p>105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6" calcext:value-type="float">
            <text:p>1156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4" calcext:value-type="float">
            <text:p>105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7" calcext:value-type="float">
            <text:p>1157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5" calcext:value-type="float">
            <text:p>105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8" calcext:value-type="float">
            <text:p>1158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6" calcext:value-type="float">
            <text:p>105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59" calcext:value-type="float">
            <text:p>1159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7" calcext:value-type="float">
            <text:p>105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0" calcext:value-type="float">
            <text:p>1160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8" calcext:value-type="float">
            <text:p>105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1" calcext:value-type="float">
            <text:p>1161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59" calcext:value-type="float">
            <text:p>105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2" calcext:value-type="float">
            <text:p>1162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0" calcext:value-type="float">
            <text:p>106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3" calcext:value-type="float">
            <text:p>1163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1" calcext:value-type="float">
            <text:p>106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4" calcext:value-type="float">
            <text:p>1164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2" calcext:value-type="float">
            <text:p>106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5" calcext:value-type="float">
            <text:p>1165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3" calcext:value-type="float">
            <text:p>106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6" calcext:value-type="float">
            <text:p>1166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4" calcext:value-type="float">
            <text:p>106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7" calcext:value-type="float">
            <text:p>1167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5" calcext:value-type="float">
            <text:p>106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8" calcext:value-type="float">
            <text:p>1168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6" calcext:value-type="float">
            <text:p>106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9" calcext:value-type="float">
            <text:p>1169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7" calcext:value-type="float">
            <text:p>106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0" calcext:value-type="float">
            <text:p>1170</text:p>
          </table:table-cell>
          <table:table-cell office:value-type="float" office:value="54" calcext:value-type="float">
            <text:p>54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8" calcext:value-type="float">
            <text:p>106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1" calcext:value-type="float">
            <text:p>1171</text:p>
          </table:table-cell>
          <table:table-cell office:value-type="float" office:value="53" calcext:value-type="float">
            <text:p>53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69" calcext:value-type="float">
            <text:p>106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2" calcext:value-type="float">
            <text:p>1172</text:p>
          </table:table-cell>
          <table:table-cell office:value-type="float" office:value="53" calcext:value-type="float">
            <text:p>53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70" calcext:value-type="float">
            <text:p>107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3" calcext:value-type="float">
            <text:p>1173</text:p>
          </table:table-cell>
          <table:table-cell office:value-type="float" office:value="53" calcext:value-type="float">
            <text:p>53</text:p>
          </table:table-cell>
          <table:table-cell office:value-type="float" office:value="191.263" calcext:value-type="float">
            <text:p>191.263</text:p>
          </table:table-cell>
          <table:table-cell office:value-type="float" office:value="1071" calcext:value-type="float">
            <text:p>107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4" calcext:value-type="float">
            <text:p>1174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72" calcext:value-type="float">
            <text:p>107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5" calcext:value-type="float">
            <text:p>1175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73" calcext:value-type="float">
            <text:p>107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6" calcext:value-type="float">
            <text:p>1176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74" calcext:value-type="float">
            <text:p>107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7" calcext:value-type="float">
            <text:p>1177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75" calcext:value-type="float">
            <text:p>107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8" calcext:value-type="float">
            <text:p>1178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76" calcext:value-type="float">
            <text:p>107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79" calcext:value-type="float">
            <text:p>1179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77" calcext:value-type="float">
            <text:p>107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80" calcext:value-type="float">
            <text:p>1180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78" calcext:value-type="float">
            <text:p>107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81" calcext:value-type="float">
            <text:p>1181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79" calcext:value-type="float">
            <text:p>107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82" calcext:value-type="float">
            <text:p>1182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0" calcext:value-type="float">
            <text:p>108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83" calcext:value-type="float">
            <text:p>1183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1" calcext:value-type="float">
            <text:p>1081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84" calcext:value-type="float">
            <text:p>1184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2" calcext:value-type="float">
            <text:p>1082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48" calcext:value-type="float">
            <text:p>48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85" calcext:value-type="float">
            <text:p>1185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3" calcext:value-type="float">
            <text:p>1083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48" calcext:value-type="float">
            <text:p>48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86" calcext:value-type="float">
            <text:p>1186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4" calcext:value-type="float">
            <text:p>1084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8" calcext:value-type="float">
            <text:p>48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87" calcext:value-type="float">
            <text:p>1187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5" calcext:value-type="float">
            <text:p>1085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48" calcext:value-type="float">
            <text:p>48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88" calcext:value-type="float">
            <text:p>1188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6" calcext:value-type="float">
            <text:p>1086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office:value-type="float" office:value="48" calcext:value-type="float">
            <text:p>48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89" calcext:value-type="float">
            <text:p>1189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7" calcext:value-type="float">
            <text:p>1087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48" calcext:value-type="float">
            <text:p>48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0" calcext:value-type="float">
            <text:p>1190</text:p>
          </table:table-cell>
          <table:table-cell office:value-type="float" office:value="53" calcext:value-type="float">
            <text:p>53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8" calcext:value-type="float">
            <text:p>1088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48" calcext:value-type="float">
            <text:p>48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1" calcext:value-type="float">
            <text:p>1191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89" calcext:value-type="float">
            <text:p>1089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48" calcext:value-type="float">
            <text:p>48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2" calcext:value-type="float">
            <text:p>1192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0" calcext:value-type="float">
            <text:p>1090</text:p>
          </table:table-cell>
          <table:table-cell office:value-type="float" office:value="58" calcext:value-type="float">
            <text:p>58</text:p>
          </table:table-cell>
          <table:table-cell office:value-type="float" office:value="210.456" calcext:value-type="float">
            <text:p>210.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3" calcext:value-type="float">
            <text:p>1193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1" calcext:value-type="float">
            <text:p>1091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4" calcext:value-type="float">
            <text:p>1194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2" calcext:value-type="float">
            <text:p>1092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5" calcext:value-type="float">
            <text:p>1195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3" calcext:value-type="float">
            <text:p>1093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6" calcext:value-type="float">
            <text:p>1196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4" calcext:value-type="float">
            <text:p>1094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7" calcext:value-type="float">
            <text:p>1197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5" calcext:value-type="float">
            <text:p>1095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8" calcext:value-type="float">
            <text:p>1198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6" calcext:value-type="float">
            <text:p>1096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199" calcext:value-type="float">
            <text:p>1199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7" calcext:value-type="float">
            <text:p>1097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0" calcext:value-type="float">
            <text:p>1200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8" calcext:value-type="float">
            <text:p>1098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1" calcext:value-type="float">
            <text:p>1201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099" calcext:value-type="float">
            <text:p>1099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2" calcext:value-type="float">
            <text:p>1202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100" calcext:value-type="float">
            <text:p>1100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3" calcext:value-type="float">
            <text:p>1203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101" calcext:value-type="float">
            <text:p>1101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4" calcext:value-type="float">
            <text:p>1204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102" calcext:value-type="float">
            <text:p>1102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5" calcext:value-type="float">
            <text:p>1205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103" calcext:value-type="float">
            <text:p>1103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6" calcext:value-type="float">
            <text:p>1206</text:p>
          </table:table-cell>
          <table:table-cell office:value-type="float" office:value="52" calcext:value-type="float">
            <text:p>5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1104" calcext:value-type="float">
            <text:p>1104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7" calcext:value-type="float">
            <text:p>1207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05" calcext:value-type="float">
            <text:p>1105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49" calcext:value-type="float">
            <text:p>49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8" calcext:value-type="float">
            <text:p>1208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06" calcext:value-type="float">
            <text:p>1106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09" calcext:value-type="float">
            <text:p>1209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07" calcext:value-type="float">
            <text:p>1107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0" calcext:value-type="float">
            <text:p>1210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08" calcext:value-type="float">
            <text:p>1108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1" calcext:value-type="float">
            <text:p>1211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09" calcext:value-type="float">
            <text:p>1109</text:p>
          </table:table-cell>
          <table:table-cell office:value-type="float" office:value="58" calcext:value-type="float">
            <text:p>58</text:p>
          </table:table-cell>
          <table:table-cell office:value-type="float" office:value="210.455" calcext:value-type="float">
            <text:p>210.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2" calcext:value-type="float">
            <text:p>1212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0" calcext:value-type="float">
            <text:p>1110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3" calcext:value-type="float">
            <text:p>1213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1" calcext:value-type="float">
            <text:p>1111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4" calcext:value-type="float">
            <text:p>1214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2" calcext:value-type="float">
            <text:p>1112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5" calcext:value-type="float">
            <text:p>1215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3" calcext:value-type="float">
            <text:p>1113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6" calcext:value-type="float">
            <text:p>1216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4" calcext:value-type="float">
            <text:p>1114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7" calcext:value-type="float">
            <text:p>1217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5" calcext:value-type="float">
            <text:p>1115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8" calcext:value-type="float">
            <text:p>1218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6" calcext:value-type="float">
            <text:p>1116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19" calcext:value-type="float">
            <text:p>1219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7" calcext:value-type="float">
            <text:p>1117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0" calcext:value-type="float">
            <text:p>1220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8" calcext:value-type="float">
            <text:p>1118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1" calcext:value-type="float">
            <text:p>1221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19" calcext:value-type="float">
            <text:p>1119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2" calcext:value-type="float">
            <text:p>1222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20" calcext:value-type="float">
            <text:p>1120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3" calcext:value-type="float">
            <text:p>1223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21" calcext:value-type="float">
            <text:p>1121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4" calcext:value-type="float">
            <text:p>1224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22" calcext:value-type="float">
            <text:p>1122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5" calcext:value-type="float">
            <text:p>1225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23" calcext:value-type="float">
            <text:p>1123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6" calcext:value-type="float">
            <text:p>1226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24" calcext:value-type="float">
            <text:p>1124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7" calcext:value-type="float">
            <text:p>1227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25" calcext:value-type="float">
            <text:p>1125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8" calcext:value-type="float">
            <text:p>1228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26" calcext:value-type="float">
            <text:p>1126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29" calcext:value-type="float">
            <text:p>1229</text:p>
          </table:table-cell>
          <table:table-cell office:value-type="float" office:value="52" calcext:value-type="float">
            <text:p>52</text:p>
          </table:table-cell>
          <table:table-cell office:value-type="float" office:value="191.212" calcext:value-type="float">
            <text:p>191.212</text:p>
          </table:table-cell>
          <table:table-cell office:value-type="float" office:value="1127" calcext:value-type="float">
            <text:p>1127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50" calcext:value-type="float">
            <text:p>50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0" calcext:value-type="float">
            <text:p>1230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28" calcext:value-type="float">
            <text:p>1128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1" calcext:value-type="float">
            <text:p>1231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29" calcext:value-type="float">
            <text:p>1129</text:p>
          </table:table-cell>
          <table:table-cell office:value-type="float" office:value="58" calcext:value-type="float">
            <text:p>58</text:p>
          </table:table-cell>
          <table:table-cell office:value-type="float" office:value="209.933" calcext:value-type="float">
            <text:p>209.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2" calcext:value-type="float">
            <text:p>1232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0" calcext:value-type="float">
            <text:p>113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3" calcext:value-type="float">
            <text:p>1233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1" calcext:value-type="float">
            <text:p>113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4" calcext:value-type="float">
            <text:p>1234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2" calcext:value-type="float">
            <text:p>113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5" calcext:value-type="float">
            <text:p>1235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3" calcext:value-type="float">
            <text:p>113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6" calcext:value-type="float">
            <text:p>1236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4" calcext:value-type="float">
            <text:p>113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7" calcext:value-type="float">
            <text:p>1237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5" calcext:value-type="float">
            <text:p>113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8" calcext:value-type="float">
            <text:p>1238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6" calcext:value-type="float">
            <text:p>113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39" calcext:value-type="float">
            <text:p>1239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7" calcext:value-type="float">
            <text:p>113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40" calcext:value-type="float">
            <text:p>1240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8" calcext:value-type="float">
            <text:p>113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51" calcext:value-type="float">
            <text:p>51</text:p>
          </table:table-cell>
          <table:table-cell office:value-type="float" office:value="182.646" calcext:value-type="float">
            <text:p>182.646</text:p>
          </table:table-cell>
          <table:table-cell office:value-type="float" office:value="1241" calcext:value-type="float">
            <text:p>1241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39" calcext:value-type="float">
            <text:p>113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42" calcext:value-type="float">
            <text:p>1242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0" calcext:value-type="float">
            <text:p>114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43" calcext:value-type="float">
            <text:p>1243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1" calcext:value-type="float">
            <text:p>114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44" calcext:value-type="float">
            <text:p>1244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2" calcext:value-type="float">
            <text:p>114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45" calcext:value-type="float">
            <text:p>1245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3" calcext:value-type="float">
            <text:p>114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46" calcext:value-type="float">
            <text:p>1246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4" calcext:value-type="float">
            <text:p>114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47" calcext:value-type="float">
            <text:p>1247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5" calcext:value-type="float">
            <text:p>114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48" calcext:value-type="float">
            <text:p>1248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6" calcext:value-type="float">
            <text:p>114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49" calcext:value-type="float">
            <text:p>1249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7" calcext:value-type="float">
            <text:p>114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0" calcext:value-type="float">
            <text:p>1250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8" calcext:value-type="float">
            <text:p>114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1" calcext:value-type="float">
            <text:p>1251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49" calcext:value-type="float">
            <text:p>114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2" calcext:value-type="float">
            <text:p>1252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0" calcext:value-type="float">
            <text:p>115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3" calcext:value-type="float">
            <text:p>1253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1" calcext:value-type="float">
            <text:p>115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4" calcext:value-type="float">
            <text:p>1254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2" calcext:value-type="float">
            <text:p>115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5" calcext:value-type="float">
            <text:p>1255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3" calcext:value-type="float">
            <text:p>115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6" calcext:value-type="float">
            <text:p>1256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4" calcext:value-type="float">
            <text:p>115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7" calcext:value-type="float">
            <text:p>1257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5" calcext:value-type="float">
            <text:p>115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8" calcext:value-type="float">
            <text:p>1258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6" calcext:value-type="float">
            <text:p>115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59" calcext:value-type="float">
            <text:p>1259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7" calcext:value-type="float">
            <text:p>115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60" calcext:value-type="float">
            <text:p>1260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8" calcext:value-type="float">
            <text:p>115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61" calcext:value-type="float">
            <text:p>1261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59" calcext:value-type="float">
            <text:p>115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62" calcext:value-type="float">
            <text:p>1262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0" calcext:value-type="float">
            <text:p>116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63" calcext:value-type="float">
            <text:p>1263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1" calcext:value-type="float">
            <text:p>116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64" calcext:value-type="float">
            <text:p>1264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2" calcext:value-type="float">
            <text:p>116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65" calcext:value-type="float">
            <text:p>1265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3" calcext:value-type="float">
            <text:p>116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51" calcext:value-type="float">
            <text:p>51</text:p>
          </table:table-cell>
          <table:table-cell office:value-type="float" office:value="182.343" calcext:value-type="float">
            <text:p>182.343</text:p>
          </table:table-cell>
          <table:table-cell office:value-type="float" office:value="1266" calcext:value-type="float">
            <text:p>1266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4" calcext:value-type="float">
            <text:p>116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51" calcext:value-type="float">
            <text:p>51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67" calcext:value-type="float">
            <text:p>1267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5" calcext:value-type="float">
            <text:p>116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51" calcext:value-type="float">
            <text:p>51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68" calcext:value-type="float">
            <text:p>1268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6" calcext:value-type="float">
            <text:p>116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51" calcext:value-type="float">
            <text:p>51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69" calcext:value-type="float">
            <text:p>1269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7" calcext:value-type="float">
            <text:p>116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51" calcext:value-type="float">
            <text:p>51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0" calcext:value-type="float">
            <text:p>1270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8" calcext:value-type="float">
            <text:p>116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51" calcext:value-type="float">
            <text:p>51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1" calcext:value-type="float">
            <text:p>1271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69" calcext:value-type="float">
            <text:p>116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51" calcext:value-type="float">
            <text:p>51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2" calcext:value-type="float">
            <text:p>1272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0" calcext:value-type="float">
            <text:p>117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51" calcext:value-type="float">
            <text:p>51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3" calcext:value-type="float">
            <text:p>1273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1" calcext:value-type="float">
            <text:p>117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51" calcext:value-type="float">
            <text:p>51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4" calcext:value-type="float">
            <text:p>1274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2" calcext:value-type="float">
            <text:p>117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5" calcext:value-type="float">
            <text:p>1275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3" calcext:value-type="float">
            <text:p>117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6" calcext:value-type="float">
            <text:p>1276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4" calcext:value-type="float">
            <text:p>117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7" calcext:value-type="float">
            <text:p>1277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5" calcext:value-type="float">
            <text:p>117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8" calcext:value-type="float">
            <text:p>1278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6" calcext:value-type="float">
            <text:p>117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79" calcext:value-type="float">
            <text:p>1279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7" calcext:value-type="float">
            <text:p>117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0" calcext:value-type="float">
            <text:p>1280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8" calcext:value-type="float">
            <text:p>117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1" calcext:value-type="float">
            <text:p>1281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79" calcext:value-type="float">
            <text:p>117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2" calcext:value-type="float">
            <text:p>1282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0" calcext:value-type="float">
            <text:p>118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3" calcext:value-type="float">
            <text:p>1283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1" calcext:value-type="float">
            <text:p>118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4" calcext:value-type="float">
            <text:p>1284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2" calcext:value-type="float">
            <text:p>118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5" calcext:value-type="float">
            <text:p>1285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3" calcext:value-type="float">
            <text:p>118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6" calcext:value-type="float">
            <text:p>1286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4" calcext:value-type="float">
            <text:p>118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7" calcext:value-type="float">
            <text:p>1287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5" calcext:value-type="float">
            <text:p>118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8" calcext:value-type="float">
            <text:p>1288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6" calcext:value-type="float">
            <text:p>118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52" calcext:value-type="float">
            <text:p>52</text:p>
          </table:table-cell>
          <table:table-cell office:value-type="float" office:value="181.722" calcext:value-type="float">
            <text:p>181.722</text:p>
          </table:table-cell>
          <table:table-cell office:value-type="float" office:value="1289" calcext:value-type="float">
            <text:p>1289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7" calcext:value-type="float">
            <text:p>118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0" calcext:value-type="float">
            <text:p>1290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8" calcext:value-type="float">
            <text:p>118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1" calcext:value-type="float">
            <text:p>1291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89" calcext:value-type="float">
            <text:p>118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2" calcext:value-type="float">
            <text:p>1292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90" calcext:value-type="float">
            <text:p>119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3" calcext:value-type="float">
            <text:p>1293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91" calcext:value-type="float">
            <text:p>119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4" calcext:value-type="float">
            <text:p>1294</text:p>
          </table:table-cell>
          <table:table-cell office:value-type="float" office:value="52" calcext:value-type="float">
            <text:p>52</text:p>
          </table:table-cell>
          <table:table-cell office:value-type="float" office:value="191.131" calcext:value-type="float">
            <text:p>191.131</text:p>
          </table:table-cell>
          <table:table-cell office:value-type="float" office:value="1192" calcext:value-type="float">
            <text:p>119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5" calcext:value-type="float">
            <text:p>129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193" calcext:value-type="float">
            <text:p>119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6" calcext:value-type="float">
            <text:p>129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194" calcext:value-type="float">
            <text:p>119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7" calcext:value-type="float">
            <text:p>129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195" calcext:value-type="float">
            <text:p>119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8" calcext:value-type="float">
            <text:p>129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196" calcext:value-type="float">
            <text:p>119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299" calcext:value-type="float">
            <text:p>129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197" calcext:value-type="float">
            <text:p>119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0" calcext:value-type="float">
            <text:p>130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198" calcext:value-type="float">
            <text:p>119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1" calcext:value-type="float">
            <text:p>130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199" calcext:value-type="float">
            <text:p>119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2" calcext:value-type="float">
            <text:p>130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0" calcext:value-type="float">
            <text:p>120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3" calcext:value-type="float">
            <text:p>130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1" calcext:value-type="float">
            <text:p>120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4" calcext:value-type="float">
            <text:p>130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2" calcext:value-type="float">
            <text:p>120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5" calcext:value-type="float">
            <text:p>130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3" calcext:value-type="float">
            <text:p>120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6" calcext:value-type="float">
            <text:p>130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4" calcext:value-type="float">
            <text:p>120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7" calcext:value-type="float">
            <text:p>130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5" calcext:value-type="float">
            <text:p>120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8" calcext:value-type="float">
            <text:p>130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6" calcext:value-type="float">
            <text:p>120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09" calcext:value-type="float">
            <text:p>130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7" calcext:value-type="float">
            <text:p>120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0" calcext:value-type="float">
            <text:p>131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8" calcext:value-type="float">
            <text:p>120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1" calcext:value-type="float">
            <text:p>131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09" calcext:value-type="float">
            <text:p>120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2" calcext:value-type="float">
            <text:p>131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0" calcext:value-type="float">
            <text:p>121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3" calcext:value-type="float">
            <text:p>131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1" calcext:value-type="float">
            <text:p>121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51" calcext:value-type="float">
            <text:p>51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4" calcext:value-type="float">
            <text:p>131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2" calcext:value-type="float">
            <text:p>121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51" calcext:value-type="float">
            <text:p>51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5" calcext:value-type="float">
            <text:p>131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3" calcext:value-type="float">
            <text:p>121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51" calcext:value-type="float">
            <text:p>51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6" calcext:value-type="float">
            <text:p>131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4" calcext:value-type="float">
            <text:p>121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51" calcext:value-type="float">
            <text:p>51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7" calcext:value-type="float">
            <text:p>131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5" calcext:value-type="float">
            <text:p>121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8" calcext:value-type="float">
            <text:p>131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6" calcext:value-type="float">
            <text:p>121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19" calcext:value-type="float">
            <text:p>131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7" calcext:value-type="float">
            <text:p>121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20" calcext:value-type="float">
            <text:p>132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8" calcext:value-type="float">
            <text:p>121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21" calcext:value-type="float">
            <text:p>132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19" calcext:value-type="float">
            <text:p>121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52" calcext:value-type="float">
            <text:p>52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22" calcext:value-type="float">
            <text:p>132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0" calcext:value-type="float">
            <text:p>122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51" calcext:value-type="float">
            <text:p>51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23" calcext:value-type="float">
            <text:p>132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1" calcext:value-type="float">
            <text:p>122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float" office:value="51" calcext:value-type="float">
            <text:p>51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24" calcext:value-type="float">
            <text:p>132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2" calcext:value-type="float">
            <text:p>122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51" calcext:value-type="float">
            <text:p>51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25" calcext:value-type="float">
            <text:p>132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3" calcext:value-type="float">
            <text:p>122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float" office:value="51" calcext:value-type="float">
            <text:p>51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26" calcext:value-type="float">
            <text:p>132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4" calcext:value-type="float">
            <text:p>122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51" calcext:value-type="float">
            <text:p>51</text:p>
          </table:table-cell>
          <table:table-cell office:value-type="float" office:value="181.614" calcext:value-type="float">
            <text:p>181.614</text:p>
          </table:table-cell>
          <table:table-cell office:value-type="float" office:value="1327" calcext:value-type="float">
            <text:p>132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5" calcext:value-type="float">
            <text:p>122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float" office:value="51" calcext:value-type="float">
            <text:p>51</text:p>
          </table:table-cell>
          <table:table-cell office:value-type="float" office:value="181.523" calcext:value-type="float">
            <text:p>181.523</text:p>
          </table:table-cell>
          <table:table-cell office:value-type="float" office:value="1328" calcext:value-type="float">
            <text:p>132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6" calcext:value-type="float">
            <text:p>122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51" calcext:value-type="float">
            <text:p>51</text:p>
          </table:table-cell>
          <table:table-cell office:value-type="float" office:value="181.523" calcext:value-type="float">
            <text:p>181.523</text:p>
          </table:table-cell>
          <table:table-cell office:value-type="float" office:value="1329" calcext:value-type="float">
            <text:p>132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7" calcext:value-type="float">
            <text:p>122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51" calcext:value-type="float">
            <text:p>51</text:p>
          </table:table-cell>
          <table:table-cell office:value-type="float" office:value="181.523" calcext:value-type="float">
            <text:p>181.523</text:p>
          </table:table-cell>
          <table:table-cell office:value-type="float" office:value="1330" calcext:value-type="float">
            <text:p>133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8" calcext:value-type="float">
            <text:p>122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51" calcext:value-type="float">
            <text:p>51</text:p>
          </table:table-cell>
          <table:table-cell office:value-type="float" office:value="181.523" calcext:value-type="float">
            <text:p>181.523</text:p>
          </table:table-cell>
          <table:table-cell office:value-type="float" office:value="1331" calcext:value-type="float">
            <text:p>133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29" calcext:value-type="float">
            <text:p>122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1" calcext:value-type="float">
            <text:p>51</text:p>
          </table:table-cell>
          <table:table-cell office:value-type="float" office:value="181.523" calcext:value-type="float">
            <text:p>181.523</text:p>
          </table:table-cell>
          <table:table-cell office:value-type="float" office:value="1332" calcext:value-type="float">
            <text:p>133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0" calcext:value-type="float">
            <text:p>123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float" office:value="51" calcext:value-type="float">
            <text:p>51</text:p>
          </table:table-cell>
          <table:table-cell office:value-type="float" office:value="181.523" calcext:value-type="float">
            <text:p>181.523</text:p>
          </table:table-cell>
          <table:table-cell office:value-type="float" office:value="1333" calcext:value-type="float">
            <text:p>133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1" calcext:value-type="float">
            <text:p>123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float" office:value="51" calcext:value-type="float">
            <text:p>51</text:p>
          </table:table-cell>
          <table:table-cell office:value-type="float" office:value="181.523" calcext:value-type="float">
            <text:p>181.523</text:p>
          </table:table-cell>
          <table:table-cell office:value-type="float" office:value="1334" calcext:value-type="float">
            <text:p>133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2" calcext:value-type="float">
            <text:p>123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float" office:value="51" calcext:value-type="float">
            <text:p>51</text:p>
          </table:table-cell>
          <table:table-cell office:value-type="float" office:value="181.523" calcext:value-type="float">
            <text:p>181.523</text:p>
          </table:table-cell>
          <table:table-cell office:value-type="float" office:value="1335" calcext:value-type="float">
            <text:p>133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3" calcext:value-type="float">
            <text:p>123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36" calcext:value-type="float">
            <text:p>133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4" calcext:value-type="float">
            <text:p>123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37" calcext:value-type="float">
            <text:p>133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5" calcext:value-type="float">
            <text:p>123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38" calcext:value-type="float">
            <text:p>133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6" calcext:value-type="float">
            <text:p>123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39" calcext:value-type="float">
            <text:p>133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7" calcext:value-type="float">
            <text:p>123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0" calcext:value-type="float">
            <text:p>134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8" calcext:value-type="float">
            <text:p>123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1" calcext:value-type="float">
            <text:p>134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39" calcext:value-type="float">
            <text:p>123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2" calcext:value-type="float">
            <text:p>134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0" calcext:value-type="float">
            <text:p>124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3" calcext:value-type="float">
            <text:p>134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1" calcext:value-type="float">
            <text:p>124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4" calcext:value-type="float">
            <text:p>134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2" calcext:value-type="float">
            <text:p>124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5" calcext:value-type="float">
            <text:p>134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3" calcext:value-type="float">
            <text:p>124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6" calcext:value-type="float">
            <text:p>134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4" calcext:value-type="float">
            <text:p>124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7" calcext:value-type="float">
            <text:p>134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5" calcext:value-type="float">
            <text:p>1245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8" calcext:value-type="float">
            <text:p>134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6" calcext:value-type="float">
            <text:p>1246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49" calcext:value-type="float">
            <text:p>134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7" calcext:value-type="float">
            <text:p>1247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0" calcext:value-type="float">
            <text:p>135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8" calcext:value-type="float">
            <text:p>1248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1" calcext:value-type="float">
            <text:p>135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49" calcext:value-type="float">
            <text:p>1249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2" calcext:value-type="float">
            <text:p>135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0" calcext:value-type="float">
            <text:p>1250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3" calcext:value-type="float">
            <text:p>135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1" calcext:value-type="float">
            <text:p>1251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4" calcext:value-type="float">
            <text:p>135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2" calcext:value-type="float">
            <text:p>1252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5" calcext:value-type="float">
            <text:p>135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3" calcext:value-type="float">
            <text:p>1253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6" calcext:value-type="float">
            <text:p>135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4" calcext:value-type="float">
            <text:p>1254</text:p>
          </table:table-cell>
          <table:table-cell office:value-type="float" office:value="58" calcext:value-type="float">
            <text:p>58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7" calcext:value-type="float">
            <text:p>135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5" calcext:value-type="float">
            <text:p>1255</text:p>
          </table:table-cell>
          <table:table-cell office:value-type="float" office:value="57" calcext:value-type="float">
            <text:p>57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8" calcext:value-type="float">
            <text:p>135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6" calcext:value-type="float">
            <text:p>1256</text:p>
          </table:table-cell>
          <table:table-cell office:value-type="float" office:value="57" calcext:value-type="float">
            <text:p>57</text:p>
          </table:table-cell>
          <table:table-cell office:value-type="float" office:value="209.923" calcext:value-type="float">
            <text:p>209.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59" calcext:value-type="float">
            <text:p>135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7" calcext:value-type="float">
            <text:p>1257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0" calcext:value-type="float">
            <text:p>136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8" calcext:value-type="float">
            <text:p>1258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1" calcext:value-type="float">
            <text:p>136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59" calcext:value-type="float">
            <text:p>1259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2" calcext:value-type="float">
            <text:p>136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0" calcext:value-type="float">
            <text:p>1260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3" calcext:value-type="float">
            <text:p>136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1" calcext:value-type="float">
            <text:p>1261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4" calcext:value-type="float">
            <text:p>136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2" calcext:value-type="float">
            <text:p>1262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5" calcext:value-type="float">
            <text:p>136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3" calcext:value-type="float">
            <text:p>1263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6" calcext:value-type="float">
            <text:p>136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4" calcext:value-type="float">
            <text:p>1264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7" calcext:value-type="float">
            <text:p>136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5" calcext:value-type="float">
            <text:p>1265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8" calcext:value-type="float">
            <text:p>136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6" calcext:value-type="float">
            <text:p>1266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69" calcext:value-type="float">
            <text:p>136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7" calcext:value-type="float">
            <text:p>1267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0" calcext:value-type="float">
            <text:p>137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8" calcext:value-type="float">
            <text:p>1268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1" calcext:value-type="float">
            <text:p>137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69" calcext:value-type="float">
            <text:p>1269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2" calcext:value-type="float">
            <text:p>137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0" calcext:value-type="float">
            <text:p>1270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3" calcext:value-type="float">
            <text:p>137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1" calcext:value-type="float">
            <text:p>1271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6" calcext:value-type="float">
            <text:p>1066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4" calcext:value-type="float">
            <text:p>137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2" calcext:value-type="float">
            <text:p>1272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5" calcext:value-type="float">
            <text:p>137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3" calcext:value-type="float">
            <text:p>1273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6" calcext:value-type="float">
            <text:p>137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4" calcext:value-type="float">
            <text:p>1274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7" calcext:value-type="float">
            <text:p>137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5" calcext:value-type="float">
            <text:p>1275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8" calcext:value-type="float">
            <text:p>137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6" calcext:value-type="float">
            <text:p>1276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79" calcext:value-type="float">
            <text:p>137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7" calcext:value-type="float">
            <text:p>1277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0" calcext:value-type="float">
            <text:p>138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8" calcext:value-type="float">
            <text:p>1278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1" calcext:value-type="float">
            <text:p>138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79" calcext:value-type="float">
            <text:p>1279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2" calcext:value-type="float">
            <text:p>138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0" calcext:value-type="float">
            <text:p>1280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3" calcext:value-type="float">
            <text:p>138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1" calcext:value-type="float">
            <text:p>1281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4" calcext:value-type="float">
            <text:p>138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2" calcext:value-type="float">
            <text:p>1282</text:p>
          </table:table-cell>
          <table:table-cell office:value-type="float" office:value="57" calcext:value-type="float">
            <text:p>57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5" calcext:value-type="float">
            <text:p>138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3" calcext:value-type="float">
            <text:p>1283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6" calcext:value-type="float">
            <text:p>138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4" calcext:value-type="float">
            <text:p>1284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7" calcext:value-type="float">
            <text:p>138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5" calcext:value-type="float">
            <text:p>1285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51" calcext:value-type="float">
            <text:p>51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8" calcext:value-type="float">
            <text:p>138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6" calcext:value-type="float">
            <text:p>1286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float" office:value="49" calcext:value-type="float">
            <text:p>49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89" calcext:value-type="float">
            <text:p>138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7" calcext:value-type="float">
            <text:p>1287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float" office:value="49" calcext:value-type="float">
            <text:p>49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90" calcext:value-type="float">
            <text:p>139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8" calcext:value-type="float">
            <text:p>1288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float" office:value="49" calcext:value-type="float">
            <text:p>49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91" calcext:value-type="float">
            <text:p>139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89" calcext:value-type="float">
            <text:p>1289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float" office:value="49" calcext:value-type="float">
            <text:p>49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392" calcext:value-type="float">
            <text:p>139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0" calcext:value-type="float">
            <text:p>1290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393" calcext:value-type="float">
            <text:p>139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1" calcext:value-type="float">
            <text:p>1291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394" calcext:value-type="float">
            <text:p>139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2" calcext:value-type="float">
            <text:p>1292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395" calcext:value-type="float">
            <text:p>139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3" calcext:value-type="float">
            <text:p>1293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396" calcext:value-type="float">
            <text:p>139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4" calcext:value-type="float">
            <text:p>1294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397" calcext:value-type="float">
            <text:p>139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5" calcext:value-type="float">
            <text:p>1295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398" calcext:value-type="float">
            <text:p>139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6" calcext:value-type="float">
            <text:p>1296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399" calcext:value-type="float">
            <text:p>139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7" calcext:value-type="float">
            <text:p>1297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0" calcext:value-type="float">
            <text:p>140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8" calcext:value-type="float">
            <text:p>1298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1" calcext:value-type="float">
            <text:p>140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299" calcext:value-type="float">
            <text:p>1299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2" calcext:value-type="float">
            <text:p>140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0" calcext:value-type="float">
            <text:p>1300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3" calcext:value-type="float">
            <text:p>140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1" calcext:value-type="float">
            <text:p>1301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4" calcext:value-type="float">
            <text:p>140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2" calcext:value-type="float">
            <text:p>1302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5" calcext:value-type="float">
            <text:p>140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3" calcext:value-type="float">
            <text:p>1303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6" calcext:value-type="float">
            <text:p>140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4" calcext:value-type="float">
            <text:p>1304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7" calcext:value-type="float">
            <text:p>140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5" calcext:value-type="float">
            <text:p>1305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8" calcext:value-type="float">
            <text:p>140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6" calcext:value-type="float">
            <text:p>1306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09" calcext:value-type="float">
            <text:p>140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7" calcext:value-type="float">
            <text:p>1307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0" calcext:value-type="float">
            <text:p>141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8" calcext:value-type="float">
            <text:p>1308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" calcext:value-type="float">
            <text:p>1103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1" calcext:value-type="float">
            <text:p>141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09" calcext:value-type="float">
            <text:p>1309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2" calcext:value-type="float">
            <text:p>141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0" calcext:value-type="float">
            <text:p>1310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3" calcext:value-type="float">
            <text:p>141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1" calcext:value-type="float">
            <text:p>1311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4" calcext:value-type="float">
            <text:p>141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2" calcext:value-type="float">
            <text:p>1312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5" calcext:value-type="float">
            <text:p>141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3" calcext:value-type="float">
            <text:p>1313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6" calcext:value-type="float">
            <text:p>141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4" calcext:value-type="float">
            <text:p>1314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9" calcext:value-type="float">
            <text:p>1109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7" calcext:value-type="float">
            <text:p>141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5" calcext:value-type="float">
            <text:p>1315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8" calcext:value-type="float">
            <text:p>141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6" calcext:value-type="float">
            <text:p>1316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19" calcext:value-type="float">
            <text:p>141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7" calcext:value-type="float">
            <text:p>1317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20" calcext:value-type="float">
            <text:p>142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8" calcext:value-type="float">
            <text:p>1318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21" calcext:value-type="float">
            <text:p>142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19" calcext:value-type="float">
            <text:p>1319</text:p>
          </table:table-cell>
          <table:table-cell office:value-type="float" office:value="57" calcext:value-type="float">
            <text:p>57</text:p>
          </table:table-cell>
          <table:table-cell office:value-type="float" office:value="208.713" calcext:value-type="float">
            <text:p>208.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22" calcext:value-type="float">
            <text:p>142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0" calcext:value-type="float">
            <text:p>1320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5" calcext:value-type="float">
            <text:p>1115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23" calcext:value-type="float">
            <text:p>142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1" calcext:value-type="float">
            <text:p>1321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49" calcext:value-type="float">
            <text:p>49</text:p>
          </table:table-cell>
          <table:table-cell office:value-type="float" office:value="181.212" calcext:value-type="float">
            <text:p>181.212</text:p>
          </table:table-cell>
          <table:table-cell office:value-type="float" office:value="1424" calcext:value-type="float">
            <text:p>142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2" calcext:value-type="float">
            <text:p>1322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49" calcext:value-type="float">
            <text:p>49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25" calcext:value-type="float">
            <text:p>142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3" calcext:value-type="float">
            <text:p>1323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49" calcext:value-type="float">
            <text:p>49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26" calcext:value-type="float">
            <text:p>142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4" calcext:value-type="float">
            <text:p>1324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49" calcext:value-type="float">
            <text:p>49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27" calcext:value-type="float">
            <text:p>142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5" calcext:value-type="float">
            <text:p>1325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49" calcext:value-type="float">
            <text:p>49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28" calcext:value-type="float">
            <text:p>142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6" calcext:value-type="float">
            <text:p>1326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49" calcext:value-type="float">
            <text:p>49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29" calcext:value-type="float">
            <text:p>142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7" calcext:value-type="float">
            <text:p>1327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2" calcext:value-type="float">
            <text:p>1122</text:p>
          </table:table-cell>
          <table:table-cell office:value-type="float" office:value="49" calcext:value-type="float">
            <text:p>49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0" calcext:value-type="float">
            <text:p>143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8" calcext:value-type="float">
            <text:p>1328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48" calcext:value-type="float">
            <text:p>48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1" calcext:value-type="float">
            <text:p>143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29" calcext:value-type="float">
            <text:p>1329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48" calcext:value-type="float">
            <text:p>48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2" calcext:value-type="float">
            <text:p>143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0" calcext:value-type="float">
            <text:p>1330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office:value-type="float" office:value="48" calcext:value-type="float">
            <text:p>48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3" calcext:value-type="float">
            <text:p>143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1" calcext:value-type="float">
            <text:p>1331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6" calcext:value-type="float">
            <text:p>1126</text:p>
          </table:table-cell>
          <table:table-cell office:value-type="float" office:value="48" calcext:value-type="float">
            <text:p>48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4" calcext:value-type="float">
            <text:p>143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2" calcext:value-type="float">
            <text:p>1332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7" calcext:value-type="float">
            <text:p>1127</text:p>
          </table:table-cell>
          <table:table-cell office:value-type="float" office:value="48" calcext:value-type="float">
            <text:p>48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5" calcext:value-type="float">
            <text:p>143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3" calcext:value-type="float">
            <text:p>1333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48" calcext:value-type="float">
            <text:p>48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6" calcext:value-type="float">
            <text:p>143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4" calcext:value-type="float">
            <text:p>1334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9" calcext:value-type="float">
            <text:p>1129</text:p>
          </table:table-cell>
          <table:table-cell office:value-type="float" office:value="48" calcext:value-type="float">
            <text:p>48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7" calcext:value-type="float">
            <text:p>143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5" calcext:value-type="float">
            <text:p>1335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48" calcext:value-type="float">
            <text:p>48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8" calcext:value-type="float">
            <text:p>143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6" calcext:value-type="float">
            <text:p>1336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48" calcext:value-type="float">
            <text:p>48</text:p>
          </table:table-cell>
          <table:table-cell office:value-type="float" office:value="181.208" calcext:value-type="float">
            <text:p>181.208</text:p>
          </table:table-cell>
          <table:table-cell office:value-type="float" office:value="1439" calcext:value-type="float">
            <text:p>143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7" calcext:value-type="float">
            <text:p>1337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  <table:table-cell office:value-type="float" office:value="48" calcext:value-type="float">
            <text:p>48</text:p>
          </table:table-cell>
          <table:table-cell office:value-type="float" office:value="181.162" calcext:value-type="float">
            <text:p>181.162</text:p>
          </table:table-cell>
          <table:table-cell office:value-type="float" office:value="1440" calcext:value-type="float">
            <text:p>144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8" calcext:value-type="float">
            <text:p>1338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office:value-type="float" office:value="48" calcext:value-type="float">
            <text:p>48</text:p>
          </table:table-cell>
          <table:table-cell office:value-type="float" office:value="181.162" calcext:value-type="float">
            <text:p>181.162</text:p>
          </table:table-cell>
          <table:table-cell office:value-type="float" office:value="1441" calcext:value-type="float">
            <text:p>144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39" calcext:value-type="float">
            <text:p>1339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float" office:value="48" calcext:value-type="float">
            <text:p>48</text:p>
          </table:table-cell>
          <table:table-cell office:value-type="float" office:value="181.162" calcext:value-type="float">
            <text:p>181.162</text:p>
          </table:table-cell>
          <table:table-cell office:value-type="float" office:value="1442" calcext:value-type="float">
            <text:p>144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0" calcext:value-type="float">
            <text:p>1340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5" calcext:value-type="float">
            <text:p>1135</text:p>
          </table:table-cell>
          <table:table-cell office:value-type="float" office:value="48" calcext:value-type="float">
            <text:p>48</text:p>
          </table:table-cell>
          <table:table-cell office:value-type="float" office:value="181.162" calcext:value-type="float">
            <text:p>181.162</text:p>
          </table:table-cell>
          <table:table-cell office:value-type="float" office:value="1443" calcext:value-type="float">
            <text:p>144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1" calcext:value-type="float">
            <text:p>1341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6" calcext:value-type="float">
            <text:p>1136</text:p>
          </table:table-cell>
          <table:table-cell office:value-type="float" office:value="48" calcext:value-type="float">
            <text:p>48</text:p>
          </table:table-cell>
          <table:table-cell office:value-type="float" office:value="181.162" calcext:value-type="float">
            <text:p>181.162</text:p>
          </table:table-cell>
          <table:table-cell office:value-type="float" office:value="1444" calcext:value-type="float">
            <text:p>144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2" calcext:value-type="float">
            <text:p>1342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7" calcext:value-type="float">
            <text:p>1137</text:p>
          </table:table-cell>
          <table:table-cell office:value-type="float" office:value="48" calcext:value-type="float">
            <text:p>48</text:p>
          </table:table-cell>
          <table:table-cell office:value-type="float" office:value="181.162" calcext:value-type="float">
            <text:p>181.162</text:p>
          </table:table-cell>
          <table:table-cell office:value-type="float" office:value="1445" calcext:value-type="float">
            <text:p>144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3" calcext:value-type="float">
            <text:p>1343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46" calcext:value-type="float">
            <text:p>144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4" calcext:value-type="float">
            <text:p>1344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9" calcext:value-type="float">
            <text:p>1139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47" calcext:value-type="float">
            <text:p>144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5" calcext:value-type="float">
            <text:p>1345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48" calcext:value-type="float">
            <text:p>144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6" calcext:value-type="float">
            <text:p>1346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49" calcext:value-type="float">
            <text:p>144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7" calcext:value-type="float">
            <text:p>1347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0" calcext:value-type="float">
            <text:p>145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8" calcext:value-type="float">
            <text:p>1348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3" calcext:value-type="float">
            <text:p>1143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1" calcext:value-type="float">
            <text:p>145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49" calcext:value-type="float">
            <text:p>1349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4" calcext:value-type="float">
            <text:p>1144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2" calcext:value-type="float">
            <text:p>145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0" calcext:value-type="float">
            <text:p>1350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3" calcext:value-type="float">
            <text:p>145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1" calcext:value-type="float">
            <text:p>1351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4" calcext:value-type="float">
            <text:p>145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2" calcext:value-type="float">
            <text:p>1352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7" calcext:value-type="float">
            <text:p>1147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5" calcext:value-type="float">
            <text:p>145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3" calcext:value-type="float">
            <text:p>1353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8" calcext:value-type="float">
            <text:p>1148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6" calcext:value-type="float">
            <text:p>145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4" calcext:value-type="float">
            <text:p>1354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9" calcext:value-type="float">
            <text:p>1149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7" calcext:value-type="float">
            <text:p>145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5" calcext:value-type="float">
            <text:p>1355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8" calcext:value-type="float">
            <text:p>145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6" calcext:value-type="float">
            <text:p>1356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1" calcext:value-type="float">
            <text:p>1151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59" calcext:value-type="float">
            <text:p>145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7" calcext:value-type="float">
            <text:p>1357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2" calcext:value-type="float">
            <text:p>1152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0" calcext:value-type="float">
            <text:p>146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8" calcext:value-type="float">
            <text:p>1358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1" calcext:value-type="float">
            <text:p>146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59" calcext:value-type="float">
            <text:p>1359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2" calcext:value-type="float">
            <text:p>146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0" calcext:value-type="float">
            <text:p>1360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3" calcext:value-type="float">
            <text:p>146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1" calcext:value-type="float">
            <text:p>1361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4" calcext:value-type="float">
            <text:p>146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2" calcext:value-type="float">
            <text:p>1362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5" calcext:value-type="float">
            <text:p>146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3" calcext:value-type="float">
            <text:p>1363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6" calcext:value-type="float">
            <text:p>146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4" calcext:value-type="float">
            <text:p>1364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9" calcext:value-type="float">
            <text:p>1159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7" calcext:value-type="float">
            <text:p>1467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5" calcext:value-type="float">
            <text:p>1365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8" calcext:value-type="float">
            <text:p>1468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6" calcext:value-type="float">
            <text:p>1366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1" calcext:value-type="float">
            <text:p>1161</text:p>
          </table:table-cell>
          <table:table-cell office:value-type="float" office:value="48" calcext:value-type="float">
            <text:p>48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69" calcext:value-type="float">
            <text:p>1469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7" calcext:value-type="float">
            <text:p>1367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2" calcext:value-type="float">
            <text:p>1162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0" calcext:value-type="float">
            <text:p>1470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8" calcext:value-type="float">
            <text:p>1368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3" calcext:value-type="float">
            <text:p>1163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1" calcext:value-type="float">
            <text:p>1471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69" calcext:value-type="float">
            <text:p>1369</text:p>
          </table:table-cell>
          <table:table-cell office:value-type="float" office:value="57" calcext:value-type="float">
            <text:p>57</text:p>
          </table:table-cell>
          <table:table-cell office:value-type="float" office:value="207.702" calcext:value-type="float">
            <text:p>207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2" calcext:value-type="float">
            <text:p>1472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70" calcext:value-type="float">
            <text:p>137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3" calcext:value-type="float">
            <text:p>1473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71" calcext:value-type="float">
            <text:p>137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6" calcext:value-type="float">
            <text:p>1166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4" calcext:value-type="float">
            <text:p>1474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72" calcext:value-type="float">
            <text:p>137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5" calcext:value-type="float">
            <text:p>1475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73" calcext:value-type="float">
            <text:p>137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8" calcext:value-type="float">
            <text:p>1168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6" calcext:value-type="float">
            <text:p>1476</text:p>
          </table:table-cell>
          <table:table-cell office:value-type="float" office:value="52" calcext:value-type="float">
            <text:p>5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374" calcext:value-type="float">
            <text:p>137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9" calcext:value-type="float">
            <text:p>1169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7" calcext:value-type="float">
            <text:p>147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75" calcext:value-type="float">
            <text:p>137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8" calcext:value-type="float">
            <text:p>147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76" calcext:value-type="float">
            <text:p>137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79" calcext:value-type="float">
            <text:p>147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77" calcext:value-type="float">
            <text:p>137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80" calcext:value-type="float">
            <text:p>148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78" calcext:value-type="float">
            <text:p>137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3" calcext:value-type="float">
            <text:p>1173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81" calcext:value-type="float">
            <text:p>148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79" calcext:value-type="float">
            <text:p>137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82" calcext:value-type="float">
            <text:p>148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0" calcext:value-type="float">
            <text:p>138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  <table:table-cell office:value-type="float" office:value="47" calcext:value-type="float">
            <text:p>47</text:p>
          </table:table-cell>
          <table:table-cell office:value-type="float" office:value="180.957" calcext:value-type="float">
            <text:p>180.957</text:p>
          </table:table-cell>
          <table:table-cell office:value-type="float" office:value="1483" calcext:value-type="float">
            <text:p>148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1" calcext:value-type="float">
            <text:p>138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84" calcext:value-type="float">
            <text:p>148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2" calcext:value-type="float">
            <text:p>138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7" calcext:value-type="float">
            <text:p>1177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85" calcext:value-type="float">
            <text:p>148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3" calcext:value-type="float">
            <text:p>138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86" calcext:value-type="float">
            <text:p>148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4" calcext:value-type="float">
            <text:p>138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9" calcext:value-type="float">
            <text:p>1179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87" calcext:value-type="float">
            <text:p>148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5" calcext:value-type="float">
            <text:p>138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88" calcext:value-type="float">
            <text:p>148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6" calcext:value-type="float">
            <text:p>138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1" calcext:value-type="float">
            <text:p>1181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89" calcext:value-type="float">
            <text:p>148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7" calcext:value-type="float">
            <text:p>138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2" calcext:value-type="float">
            <text:p>1182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0" calcext:value-type="float">
            <text:p>149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8" calcext:value-type="float">
            <text:p>138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1" calcext:value-type="float">
            <text:p>149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89" calcext:value-type="float">
            <text:p>138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4" calcext:value-type="float">
            <text:p>1184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2" calcext:value-type="float">
            <text:p>149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0" calcext:value-type="float">
            <text:p>139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3" calcext:value-type="float">
            <text:p>149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1" calcext:value-type="float">
            <text:p>139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6" calcext:value-type="float">
            <text:p>1186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4" calcext:value-type="float">
            <text:p>149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2" calcext:value-type="float">
            <text:p>139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5" calcext:value-type="float">
            <text:p>149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3" calcext:value-type="float">
            <text:p>139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6" calcext:value-type="float">
            <text:p>149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4" calcext:value-type="float">
            <text:p>139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9" calcext:value-type="float">
            <text:p>1189</text:p>
          </table:table-cell>
          <table:table-cell office:value-type="float" office:value="47" calcext:value-type="float">
            <text:p>47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7" calcext:value-type="float">
            <text:p>149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5" calcext:value-type="float">
            <text:p>139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0" calcext:value-type="float">
            <text:p>1190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8" calcext:value-type="float">
            <text:p>149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6" calcext:value-type="float">
            <text:p>139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1" calcext:value-type="float">
            <text:p>1191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499" calcext:value-type="float">
            <text:p>149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7" calcext:value-type="float">
            <text:p>139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2" calcext:value-type="float">
            <text:p>1192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0" calcext:value-type="float">
            <text:p>150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8" calcext:value-type="float">
            <text:p>139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1" calcext:value-type="float">
            <text:p>150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399" calcext:value-type="float">
            <text:p>139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4" calcext:value-type="float">
            <text:p>1194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2" calcext:value-type="float">
            <text:p>150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0" calcext:value-type="float">
            <text:p>140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5" calcext:value-type="float">
            <text:p>1195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3" calcext:value-type="float">
            <text:p>150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1" calcext:value-type="float">
            <text:p>140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4" calcext:value-type="float">
            <text:p>150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2" calcext:value-type="float">
            <text:p>140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5" calcext:value-type="float">
            <text:p>150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3" calcext:value-type="float">
            <text:p>140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8" calcext:value-type="float">
            <text:p>1198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6" calcext:value-type="float">
            <text:p>150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4" calcext:value-type="float">
            <text:p>140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9" calcext:value-type="float">
            <text:p>1199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7" calcext:value-type="float">
            <text:p>150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5" calcext:value-type="float">
            <text:p>140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8" calcext:value-type="float">
            <text:p>150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6" calcext:value-type="float">
            <text:p>140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7" calcext:value-type="float">
            <text:p>140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2" calcext:value-type="float">
            <text:p>1202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0" calcext:value-type="float">
            <text:p>151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8" calcext:value-type="float">
            <text:p>140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3" calcext:value-type="float">
            <text:p>1203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1" calcext:value-type="float">
            <text:p>151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09" calcext:value-type="float">
            <text:p>140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2" calcext:value-type="float">
            <text:p>151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0" calcext:value-type="float">
            <text:p>141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3" calcext:value-type="float">
            <text:p>151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1" calcext:value-type="float">
            <text:p>141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4" calcext:value-type="float">
            <text:p>151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2" calcext:value-type="float">
            <text:p>141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5" calcext:value-type="float">
            <text:p>151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3" calcext:value-type="float">
            <text:p>141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8" calcext:value-type="float">
            <text:p>1208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6" calcext:value-type="float">
            <text:p>151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4" calcext:value-type="float">
            <text:p>141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7" calcext:value-type="float">
            <text:p>151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5" calcext:value-type="float">
            <text:p>141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0" calcext:value-type="float">
            <text:p>1210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8" calcext:value-type="float">
            <text:p>151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6" calcext:value-type="float">
            <text:p>141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19" calcext:value-type="float">
            <text:p>151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7" calcext:value-type="float">
            <text:p>141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20" calcext:value-type="float">
            <text:p>152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8" calcext:value-type="float">
            <text:p>141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3" calcext:value-type="float">
            <text:p>1213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21" calcext:value-type="float">
            <text:p>152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19" calcext:value-type="float">
            <text:p>141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4" calcext:value-type="float">
            <text:p>1214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22" calcext:value-type="float">
            <text:p>152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0" calcext:value-type="float">
            <text:p>142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5" calcext:value-type="float">
            <text:p>1215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23" calcext:value-type="float">
            <text:p>152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1" calcext:value-type="float">
            <text:p>142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24" calcext:value-type="float">
            <text:p>152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2" calcext:value-type="float">
            <text:p>142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25" calcext:value-type="float">
            <text:p>152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3" calcext:value-type="float">
            <text:p>142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  <table:table-cell office:value-type="float" office:value="46" calcext:value-type="float">
            <text:p>46</text:p>
          </table:table-cell>
          <table:table-cell office:value-type="float" office:value="180.934" calcext:value-type="float">
            <text:p>180.934</text:p>
          </table:table-cell>
          <table:table-cell office:value-type="float" office:value="1526" calcext:value-type="float">
            <text:p>152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4" calcext:value-type="float">
            <text:p>142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27" calcext:value-type="float">
            <text:p>152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0" calcext:value-type="float">
            <text:p>1220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28" calcext:value-type="float">
            <text:p>152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6" calcext:value-type="float">
            <text:p>142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29" calcext:value-type="float">
            <text:p>152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7" calcext:value-type="float">
            <text:p>142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0" calcext:value-type="float">
            <text:p>153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8" calcext:value-type="float">
            <text:p>142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3" calcext:value-type="float">
            <text:p>1223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1" calcext:value-type="float">
            <text:p>153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29" calcext:value-type="float">
            <text:p>142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2" calcext:value-type="float">
            <text:p>153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0" calcext:value-type="float">
            <text:p>143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3" calcext:value-type="float">
            <text:p>153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1" calcext:value-type="float">
            <text:p>143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4" calcext:value-type="float">
            <text:p>153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2" calcext:value-type="float">
            <text:p>143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7" calcext:value-type="float">
            <text:p>1227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5" calcext:value-type="float">
            <text:p>153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3" calcext:value-type="float">
            <text:p>143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6" calcext:value-type="float">
            <text:p>153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4" calcext:value-type="float">
            <text:p>143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7" calcext:value-type="float">
            <text:p>153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5" calcext:value-type="float">
            <text:p>143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8" calcext:value-type="float">
            <text:p>153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6" calcext:value-type="float">
            <text:p>143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1" calcext:value-type="float">
            <text:p>1231</text:p>
          </table:table-cell>
          <table:table-cell office:value-type="float" office:value="46" calcext:value-type="float">
            <text:p>4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539" calcext:value-type="float">
            <text:p>153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7" calcext:value-type="float">
            <text:p>143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0" calcext:value-type="float">
            <text:p>154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8" calcext:value-type="float">
            <text:p>143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1" calcext:value-type="float">
            <text:p>154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39" calcext:value-type="float">
            <text:p>143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2" calcext:value-type="float">
            <text:p>154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0" calcext:value-type="float">
            <text:p>144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3" calcext:value-type="float">
            <text:p>154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1" calcext:value-type="float">
            <text:p>144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6" calcext:value-type="float">
            <text:p>1236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4" calcext:value-type="float">
            <text:p>154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2" calcext:value-type="float">
            <text:p>144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5" calcext:value-type="float">
            <text:p>154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3" calcext:value-type="float">
            <text:p>144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8" calcext:value-type="float">
            <text:p>1238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6" calcext:value-type="float">
            <text:p>154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4" calcext:value-type="float">
            <text:p>144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7" calcext:value-type="float">
            <text:p>154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5" calcext:value-type="float">
            <text:p>144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8" calcext:value-type="float">
            <text:p>154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6" calcext:value-type="float">
            <text:p>144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49" calcext:value-type="float">
            <text:p>154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7" calcext:value-type="float">
            <text:p>144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0" calcext:value-type="float">
            <text:p>155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8" calcext:value-type="float">
            <text:p>144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3" calcext:value-type="float">
            <text:p>1243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1" calcext:value-type="float">
            <text:p>155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49" calcext:value-type="float">
            <text:p>144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4" calcext:value-type="float">
            <text:p>1244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2" calcext:value-type="float">
            <text:p>155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0" calcext:value-type="float">
            <text:p>145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3" calcext:value-type="float">
            <text:p>155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1" calcext:value-type="float">
            <text:p>145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4" calcext:value-type="float">
            <text:p>155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2" calcext:value-type="float">
            <text:p>145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7" calcext:value-type="float">
            <text:p>1247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5" calcext:value-type="float">
            <text:p>155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3" calcext:value-type="float">
            <text:p>145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6" calcext:value-type="float">
            <text:p>155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4" calcext:value-type="float">
            <text:p>145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9" calcext:value-type="float">
            <text:p>1249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7" calcext:value-type="float">
            <text:p>155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5" calcext:value-type="float">
            <text:p>145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47" calcext:value-type="float">
            <text:p>47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8" calcext:value-type="float">
            <text:p>155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6" calcext:value-type="float">
            <text:p>145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59" calcext:value-type="float">
            <text:p>155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7" calcext:value-type="float">
            <text:p>145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2" calcext:value-type="float">
            <text:p>1252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0" calcext:value-type="float">
            <text:p>156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8" calcext:value-type="float">
            <text:p>145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1" calcext:value-type="float">
            <text:p>156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59" calcext:value-type="float">
            <text:p>145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2" calcext:value-type="float">
            <text:p>156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0" calcext:value-type="float">
            <text:p>146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5" calcext:value-type="float">
            <text:p>1255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3" calcext:value-type="float">
            <text:p>156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1" calcext:value-type="float">
            <text:p>146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4" calcext:value-type="float">
            <text:p>156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2" calcext:value-type="float">
            <text:p>146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5" calcext:value-type="float">
            <text:p>156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3" calcext:value-type="float">
            <text:p>146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8" calcext:value-type="float">
            <text:p>1258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6" calcext:value-type="float">
            <text:p>156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4" calcext:value-type="float">
            <text:p>146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7" calcext:value-type="float">
            <text:p>156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5" calcext:value-type="float">
            <text:p>146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8" calcext:value-type="float">
            <text:p>156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6" calcext:value-type="float">
            <text:p>146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1" calcext:value-type="float">
            <text:p>1261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69" calcext:value-type="float">
            <text:p>156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7" calcext:value-type="float">
            <text:p>146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2" calcext:value-type="float">
            <text:p>1262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70" calcext:value-type="float">
            <text:p>157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8" calcext:value-type="float">
            <text:p>146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3" calcext:value-type="float">
            <text:p>1263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71" calcext:value-type="float">
            <text:p>157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69" calcext:value-type="float">
            <text:p>146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72" calcext:value-type="float">
            <text:p>157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0" calcext:value-type="float">
            <text:p>1470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5" calcext:value-type="float">
            <text:p>1265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73" calcext:value-type="float">
            <text:p>157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1" calcext:value-type="float">
            <text:p>1471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74" calcext:value-type="float">
            <text:p>157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2" calcext:value-type="float">
            <text:p>1472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75" calcext:value-type="float">
            <text:p>157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3" calcext:value-type="float">
            <text:p>1473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46" calcext:value-type="float">
            <text:p>46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576" calcext:value-type="float">
            <text:p>157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4" calcext:value-type="float">
            <text:p>1474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9" calcext:value-type="float">
            <text:p>1269</text:p>
          </table:table-cell>
          <table:table-cell office:value-type="float" office:value="46" calcext:value-type="float">
            <text:p>46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77" calcext:value-type="float">
            <text:p>157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5" calcext:value-type="float">
            <text:p>1475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office:value-type="float" office:value="47" calcext:value-type="float">
            <text:p>47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78" calcext:value-type="float">
            <text:p>157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6" calcext:value-type="float">
            <text:p>1476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47" calcext:value-type="float">
            <text:p>47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79" calcext:value-type="float">
            <text:p>157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7" calcext:value-type="float">
            <text:p>1477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2" calcext:value-type="float">
            <text:p>1272</text:p>
          </table:table-cell>
          <table:table-cell office:value-type="float" office:value="47" calcext:value-type="float">
            <text:p>47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80" calcext:value-type="float">
            <text:p>158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8" calcext:value-type="float">
            <text:p>1478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float" office:value="47" calcext:value-type="float">
            <text:p>47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81" calcext:value-type="float">
            <text:p>158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79" calcext:value-type="float">
            <text:p>1479</text:p>
          </table:table-cell>
          <table:table-cell office:value-type="float" office:value="57" calcext:value-type="float">
            <text:p>57</text:p>
          </table:table-cell>
          <table:table-cell office:value-type="float" office:value="206.275" calcext:value-type="float">
            <text:p>206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47" calcext:value-type="float">
            <text:p>47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82" calcext:value-type="float">
            <text:p>158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0" calcext:value-type="float">
            <text:p>1480</text:p>
          </table:table-cell>
          <table:table-cell office:value-type="float" office:value="57" calcext:value-type="float">
            <text:p>57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47" calcext:value-type="float">
            <text:p>47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83" calcext:value-type="float">
            <text:p>158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1" calcext:value-type="float">
            <text:p>1481</text:p>
          </table:table-cell>
          <table:table-cell office:value-type="float" office:value="57" calcext:value-type="float">
            <text:p>57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6" calcext:value-type="float">
            <text:p>1276</text:p>
          </table:table-cell>
          <table:table-cell office:value-type="float" office:value="47" calcext:value-type="float">
            <text:p>47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84" calcext:value-type="float">
            <text:p>158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2" calcext:value-type="float">
            <text:p>1482</text:p>
          </table:table-cell>
          <table:table-cell office:value-type="float" office:value="57" calcext:value-type="float">
            <text:p>57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47" calcext:value-type="float">
            <text:p>47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85" calcext:value-type="float">
            <text:p>158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3" calcext:value-type="float">
            <text:p>1483</text:p>
          </table:table-cell>
          <table:table-cell office:value-type="float" office:value="57" calcext:value-type="float">
            <text:p>57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8" calcext:value-type="float">
            <text:p>1278</text:p>
          </table:table-cell>
          <table:table-cell office:value-type="float" office:value="47" calcext:value-type="float">
            <text:p>47</text:p>
          </table:table-cell>
          <table:table-cell office:value-type="float" office:value="180.213" calcext:value-type="float">
            <text:p>180.213</text:p>
          </table:table-cell>
          <table:table-cell office:value-type="float" office:value="1586" calcext:value-type="float">
            <text:p>158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4" calcext:value-type="float">
            <text:p>1484</text:p>
          </table:table-cell>
          <table:table-cell office:value-type="float" office:value="57" calcext:value-type="float">
            <text:p>57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9" calcext:value-type="float">
            <text:p>1279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87" calcext:value-type="float">
            <text:p>158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5" calcext:value-type="float">
            <text:p>1485</text:p>
          </table:table-cell>
          <table:table-cell office:value-type="float" office:value="56" calcext:value-type="float">
            <text:p>56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88" calcext:value-type="float">
            <text:p>158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6" calcext:value-type="float">
            <text:p>1486</text:p>
          </table:table-cell>
          <table:table-cell office:value-type="float" office:value="56" calcext:value-type="float">
            <text:p>56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89" calcext:value-type="float">
            <text:p>158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7" calcext:value-type="float">
            <text:p>1487</text:p>
          </table:table-cell>
          <table:table-cell office:value-type="float" office:value="56" calcext:value-type="float">
            <text:p>56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2" calcext:value-type="float">
            <text:p>1282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0" calcext:value-type="float">
            <text:p>159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8" calcext:value-type="float">
            <text:p>1488</text:p>
          </table:table-cell>
          <table:table-cell office:value-type="float" office:value="56" calcext:value-type="float">
            <text:p>56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1" calcext:value-type="float">
            <text:p>159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89" calcext:value-type="float">
            <text:p>1489</text:p>
          </table:table-cell>
          <table:table-cell office:value-type="float" office:value="56" calcext:value-type="float">
            <text:p>56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2" calcext:value-type="float">
            <text:p>159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0" calcext:value-type="float">
            <text:p>1490</text:p>
          </table:table-cell>
          <table:table-cell office:value-type="float" office:value="56" calcext:value-type="float">
            <text:p>56</text:p>
          </table:table-cell>
          <table:table-cell office:value-type="float" office:value="206.094" calcext:value-type="float">
            <text:p>206.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3" calcext:value-type="float">
            <text:p>159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1" calcext:value-type="float">
            <text:p>1491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4" calcext:value-type="float">
            <text:p>159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2" calcext:value-type="float">
            <text:p>1492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5" calcext:value-type="float">
            <text:p>159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3" calcext:value-type="float">
            <text:p>1493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8" calcext:value-type="float">
            <text:p>1288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6" calcext:value-type="float">
            <text:p>159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4" calcext:value-type="float">
            <text:p>1494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7" calcext:value-type="float">
            <text:p>159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5" calcext:value-type="float">
            <text:p>1495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0" calcext:value-type="float">
            <text:p>1290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8" calcext:value-type="float">
            <text:p>159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6" calcext:value-type="float">
            <text:p>1496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1" calcext:value-type="float">
            <text:p>1291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599" calcext:value-type="float">
            <text:p>159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7" calcext:value-type="float">
            <text:p>1497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0" calcext:value-type="float">
            <text:p>160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8" calcext:value-type="float">
            <text:p>1498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3" calcext:value-type="float">
            <text:p>1293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1" calcext:value-type="float">
            <text:p>160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499" calcext:value-type="float">
            <text:p>1499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4" calcext:value-type="float">
            <text:p>1294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2" calcext:value-type="float">
            <text:p>160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0" calcext:value-type="float">
            <text:p>1500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3" calcext:value-type="float">
            <text:p>160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1" calcext:value-type="float">
            <text:p>1501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6" calcext:value-type="float">
            <text:p>1296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4" calcext:value-type="float">
            <text:p>160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2" calcext:value-type="float">
            <text:p>1502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47" calcext:value-type="float">
            <text:p>47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5" calcext:value-type="float">
            <text:p>160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3" calcext:value-type="float">
            <text:p>1503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8" calcext:value-type="float">
            <text:p>1298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6" calcext:value-type="float">
            <text:p>160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4" calcext:value-type="float">
            <text:p>1504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7" calcext:value-type="float">
            <text:p>160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5" calcext:value-type="float">
            <text:p>1505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8" calcext:value-type="float">
            <text:p>160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6" calcext:value-type="float">
            <text:p>1506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09" calcext:value-type="float">
            <text:p>160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7" calcext:value-type="float">
            <text:p>1507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0" calcext:value-type="float">
            <text:p>161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8" calcext:value-type="float">
            <text:p>1508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1" calcext:value-type="float">
            <text:p>161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09" calcext:value-type="float">
            <text:p>1509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2" calcext:value-type="float">
            <text:p>161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0" calcext:value-type="float">
            <text:p>1510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3" calcext:value-type="float">
            <text:p>161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1" calcext:value-type="float">
            <text:p>1511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4" calcext:value-type="float">
            <text:p>161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2" calcext:value-type="float">
            <text:p>1512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5" calcext:value-type="float">
            <text:p>161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3" calcext:value-type="float">
            <text:p>1513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8" calcext:value-type="float">
            <text:p>1308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6" calcext:value-type="float">
            <text:p>161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4" calcext:value-type="float">
            <text:p>1514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7" calcext:value-type="float">
            <text:p>161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5" calcext:value-type="float">
            <text:p>1515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8" calcext:value-type="float">
            <text:p>161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6" calcext:value-type="float">
            <text:p>1516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19" calcext:value-type="float">
            <text:p>161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7" calcext:value-type="float">
            <text:p>1517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2" calcext:value-type="float">
            <text:p>1312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0" calcext:value-type="float">
            <text:p>162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8" calcext:value-type="float">
            <text:p>1518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3" calcext:value-type="float">
            <text:p>1313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1" calcext:value-type="float">
            <text:p>162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19" calcext:value-type="float">
            <text:p>1519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2" calcext:value-type="float">
            <text:p>162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0" calcext:value-type="float">
            <text:p>1520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3" calcext:value-type="float">
            <text:p>162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1" calcext:value-type="float">
            <text:p>1521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4" calcext:value-type="float">
            <text:p>162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2" calcext:value-type="float">
            <text:p>1522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7" calcext:value-type="float">
            <text:p>1317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5" calcext:value-type="float">
            <text:p>162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3" calcext:value-type="float">
            <text:p>1523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8" calcext:value-type="float">
            <text:p>1318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6" calcext:value-type="float">
            <text:p>162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4" calcext:value-type="float">
            <text:p>1524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7" calcext:value-type="float">
            <text:p>162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5" calcext:value-type="float">
            <text:p>1525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8" calcext:value-type="float">
            <text:p>162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6" calcext:value-type="float">
            <text:p>1526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1" calcext:value-type="float">
            <text:p>1321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29" calcext:value-type="float">
            <text:p>162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7" calcext:value-type="float">
            <text:p>1527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0" calcext:value-type="float">
            <text:p>163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8" calcext:value-type="float">
            <text:p>1528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1" calcext:value-type="float">
            <text:p>163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29" calcext:value-type="float">
            <text:p>1529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2" calcext:value-type="float">
            <text:p>163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0" calcext:value-type="float">
            <text:p>1530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3" calcext:value-type="float">
            <text:p>163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1" calcext:value-type="float">
            <text:p>1531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" calcext:value-type="float">
            <text:p>1326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4" calcext:value-type="float">
            <text:p>163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2" calcext:value-type="float">
            <text:p>1532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7" calcext:value-type="float">
            <text:p>1327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5" calcext:value-type="float">
            <text:p>163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3" calcext:value-type="float">
            <text:p>1533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8" calcext:value-type="float">
            <text:p>1328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6" calcext:value-type="float">
            <text:p>163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4" calcext:value-type="float">
            <text:p>1534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9" calcext:value-type="float">
            <text:p>1329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7" calcext:value-type="float">
            <text:p>163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5" calcext:value-type="float">
            <text:p>1535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8" calcext:value-type="float">
            <text:p>163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6" calcext:value-type="float">
            <text:p>1536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39" calcext:value-type="float">
            <text:p>163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7" calcext:value-type="float">
            <text:p>1537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2" calcext:value-type="float">
            <text:p>1332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0" calcext:value-type="float">
            <text:p>164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8" calcext:value-type="float">
            <text:p>1538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3" calcext:value-type="float">
            <text:p>1333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1" calcext:value-type="float">
            <text:p>164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39" calcext:value-type="float">
            <text:p>1539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4" calcext:value-type="float">
            <text:p>1334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2" calcext:value-type="float">
            <text:p>164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0" calcext:value-type="float">
            <text:p>1540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5" calcext:value-type="float">
            <text:p>1335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3" calcext:value-type="float">
            <text:p>1643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1" calcext:value-type="float">
            <text:p>1541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6" calcext:value-type="float">
            <text:p>1336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4" calcext:value-type="float">
            <text:p>1644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2" calcext:value-type="float">
            <text:p>1542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7" calcext:value-type="float">
            <text:p>1337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5" calcext:value-type="float">
            <text:p>1645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3" calcext:value-type="float">
            <text:p>1543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8" calcext:value-type="float">
            <text:p>1338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6" calcext:value-type="float">
            <text:p>1646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4" calcext:value-type="float">
            <text:p>1544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9" calcext:value-type="float">
            <text:p>1339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7" calcext:value-type="float">
            <text:p>1647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5" calcext:value-type="float">
            <text:p>1545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8" calcext:value-type="float">
            <text:p>1648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6" calcext:value-type="float">
            <text:p>1546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1" calcext:value-type="float">
            <text:p>1341</text:p>
          </table:table-cell>
          <table:table-cell office:value-type="float" office:value="46" calcext:value-type="float">
            <text:p>46</text:p>
          </table:table-cell>
          <table:table-cell office:value-type="float" office:value="180.178" calcext:value-type="float">
            <text:p>180.178</text:p>
          </table:table-cell>
          <table:table-cell office:value-type="float" office:value="1649" calcext:value-type="float">
            <text:p>1649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7" calcext:value-type="float">
            <text:p>1547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0" calcext:value-type="float">
            <text:p>1650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8" calcext:value-type="float">
            <text:p>1548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1" calcext:value-type="float">
            <text:p>1651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49" calcext:value-type="float">
            <text:p>1549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4" calcext:value-type="float">
            <text:p>1344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2" calcext:value-type="float">
            <text:p>1652</text:p>
          </table:table-cell>
          <table:table-cell office:value-type="float" office:value="52" calcext:value-type="float">
            <text:p>52</text:p>
          </table:table-cell>
          <table:table-cell office:value-type="float" office:value="190.4" calcext:value-type="float">
            <text:p>190.4</text:p>
          </table:table-cell>
          <table:table-cell office:value-type="float" office:value="1550" calcext:value-type="float">
            <text:p>1550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5" calcext:value-type="float">
            <text:p>1345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3" calcext:value-type="float">
            <text:p>1653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51" calcext:value-type="float">
            <text:p>1551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4" calcext:value-type="float">
            <text:p>1654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52" calcext:value-type="float">
            <text:p>1552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7" calcext:value-type="float">
            <text:p>1347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5" calcext:value-type="float">
            <text:p>1655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53" calcext:value-type="float">
            <text:p>1553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8" calcext:value-type="float">
            <text:p>1348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6" calcext:value-type="float">
            <text:p>1656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54" calcext:value-type="float">
            <text:p>1554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9" calcext:value-type="float">
            <text:p>1349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7" calcext:value-type="float">
            <text:p>1657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55" calcext:value-type="float">
            <text:p>1555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8" calcext:value-type="float">
            <text:p>1658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56" calcext:value-type="float">
            <text:p>1556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59" calcext:value-type="float">
            <text:p>1659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57" calcext:value-type="float">
            <text:p>1557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2" calcext:value-type="float">
            <text:p>1352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0" calcext:value-type="float">
            <text:p>1660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58" calcext:value-type="float">
            <text:p>1558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3" calcext:value-type="float">
            <text:p>1353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1" calcext:value-type="float">
            <text:p>1661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59" calcext:value-type="float">
            <text:p>1559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4" calcext:value-type="float">
            <text:p>1354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2" calcext:value-type="float">
            <text:p>1662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0" calcext:value-type="float">
            <text:p>1560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5" calcext:value-type="float">
            <text:p>1355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3" calcext:value-type="float">
            <text:p>1663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1" calcext:value-type="float">
            <text:p>1561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6" calcext:value-type="float">
            <text:p>1356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4" calcext:value-type="float">
            <text:p>1664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2" calcext:value-type="float">
            <text:p>1562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7" calcext:value-type="float">
            <text:p>1357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5" calcext:value-type="float">
            <text:p>1665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3" calcext:value-type="float">
            <text:p>1563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8" calcext:value-type="float">
            <text:p>1358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6" calcext:value-type="float">
            <text:p>1666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4" calcext:value-type="float">
            <text:p>1564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7" calcext:value-type="float">
            <text:p>1667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5" calcext:value-type="float">
            <text:p>1565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0" calcext:value-type="float">
            <text:p>1360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8" calcext:value-type="float">
            <text:p>1668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6" calcext:value-type="float">
            <text:p>1566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1" calcext:value-type="float">
            <text:p>1361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69" calcext:value-type="float">
            <text:p>1669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7" calcext:value-type="float">
            <text:p>1567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" calcext:value-type="float">
            <text:p>1362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0" calcext:value-type="float">
            <text:p>1670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8" calcext:value-type="float">
            <text:p>1568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3" calcext:value-type="float">
            <text:p>1363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1" calcext:value-type="float">
            <text:p>1671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69" calcext:value-type="float">
            <text:p>1569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4" calcext:value-type="float">
            <text:p>1364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2" calcext:value-type="float">
            <text:p>1672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0" calcext:value-type="float">
            <text:p>1570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5" calcext:value-type="float">
            <text:p>1365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3" calcext:value-type="float">
            <text:p>1673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1" calcext:value-type="float">
            <text:p>1571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6" calcext:value-type="float">
            <text:p>1366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4" calcext:value-type="float">
            <text:p>1674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2" calcext:value-type="float">
            <text:p>1572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7" calcext:value-type="float">
            <text:p>1367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5" calcext:value-type="float">
            <text:p>1675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3" calcext:value-type="float">
            <text:p>1573</text:p>
          </table:table-cell>
          <table:table-cell office:value-type="float" office:value="56" calcext:value-type="float">
            <text:p>56</text:p>
          </table:table-cell>
          <table:table-cell office:value-type="float" office:value="204.906" calcext:value-type="float">
            <text:p>204.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8" calcext:value-type="float">
            <text:p>1368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6" calcext:value-type="float">
            <text:p>1676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4" calcext:value-type="float">
            <text:p>1574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9" calcext:value-type="float">
            <text:p>1369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7" calcext:value-type="float">
            <text:p>1677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5" calcext:value-type="float">
            <text:p>1575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8" calcext:value-type="float">
            <text:p>1678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6" calcext:value-type="float">
            <text:p>1576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1" calcext:value-type="float">
            <text:p>1371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79" calcext:value-type="float">
            <text:p>1679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7" calcext:value-type="float">
            <text:p>1577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2" calcext:value-type="float">
            <text:p>1372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0" calcext:value-type="float">
            <text:p>1680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8" calcext:value-type="float">
            <text:p>1578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3" calcext:value-type="float">
            <text:p>1373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1" calcext:value-type="float">
            <text:p>1681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79" calcext:value-type="float">
            <text:p>1579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4" calcext:value-type="float">
            <text:p>1374</text:p>
          </table:table-cell>
          <table:table-cell office:value-type="float" office:value="46" calcext:value-type="float">
            <text:p>4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2" calcext:value-type="float">
            <text:p>1682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0" calcext:value-type="float">
            <text:p>1580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" calcext:value-type="float">
            <text:p>1375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3" calcext:value-type="float">
            <text:p>1683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1" calcext:value-type="float">
            <text:p>1581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6" calcext:value-type="float">
            <text:p>1376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4" calcext:value-type="float">
            <text:p>1684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2" calcext:value-type="float">
            <text:p>1582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7" calcext:value-type="float">
            <text:p>1377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5" calcext:value-type="float">
            <text:p>1685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3" calcext:value-type="float">
            <text:p>1583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8" calcext:value-type="float">
            <text:p>1378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6" calcext:value-type="float">
            <text:p>1686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4" calcext:value-type="float">
            <text:p>1584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7" calcext:value-type="float">
            <text:p>1687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5" calcext:value-type="float">
            <text:p>1585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8" calcext:value-type="float">
            <text:p>1688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6" calcext:value-type="float">
            <text:p>1586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1" calcext:value-type="float">
            <text:p>1381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89" calcext:value-type="float">
            <text:p>1689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7" calcext:value-type="float">
            <text:p>1587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382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90" calcext:value-type="float">
            <text:p>1690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8" calcext:value-type="float">
            <text:p>1588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3" calcext:value-type="float">
            <text:p>1383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91" calcext:value-type="float">
            <text:p>1691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89" calcext:value-type="float">
            <text:p>1589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4" calcext:value-type="float">
            <text:p>1384</text:p>
          </table:table-cell>
          <table:table-cell office:value-type="float" office:value="47" calcext:value-type="float">
            <text:p>4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692" calcext:value-type="float">
            <text:p>1692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90" calcext:value-type="float">
            <text:p>1590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5" calcext:value-type="float">
            <text:p>1385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91" calcext:value-type="float">
            <text:p>1591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6" calcext:value-type="float">
            <text:p>1386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694" calcext:value-type="float">
            <text:p>1694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92" calcext:value-type="float">
            <text:p>1592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7" calcext:value-type="float">
            <text:p>1387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695" calcext:value-type="float">
            <text:p>1695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93" calcext:value-type="float">
            <text:p>1593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8" calcext:value-type="float">
            <text:p>1388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696" calcext:value-type="float">
            <text:p>1696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94" calcext:value-type="float">
            <text:p>1594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9" calcext:value-type="float">
            <text:p>1389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697" calcext:value-type="float">
            <text:p>1697</text:p>
          </table:table-cell>
          <table:table-cell office:value-type="float" office:value="52" calcext:value-type="float">
            <text:p>52</text:p>
          </table:table-cell>
          <table:table-cell office:value-type="float" office:value="190.366" calcext:value-type="float">
            <text:p>190.366</text:p>
          </table:table-cell>
          <table:table-cell office:value-type="float" office:value="1595" calcext:value-type="float">
            <text:p>1595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698" calcext:value-type="float">
            <text:p>1698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596" calcext:value-type="float">
            <text:p>1596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699" calcext:value-type="float">
            <text:p>1699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597" calcext:value-type="float">
            <text:p>1597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2" calcext:value-type="float">
            <text:p>1392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0" calcext:value-type="float">
            <text:p>1700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598" calcext:value-type="float">
            <text:p>1598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3" calcext:value-type="float">
            <text:p>1393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1" calcext:value-type="float">
            <text:p>1701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599" calcext:value-type="float">
            <text:p>1599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4" calcext:value-type="float">
            <text:p>1394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2" calcext:value-type="float">
            <text:p>1702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0" calcext:value-type="float">
            <text:p>1600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5" calcext:value-type="float">
            <text:p>1395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3" calcext:value-type="float">
            <text:p>1703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1" calcext:value-type="float">
            <text:p>1601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6" calcext:value-type="float">
            <text:p>1396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4" calcext:value-type="float">
            <text:p>1704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2" calcext:value-type="float">
            <text:p>1602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7" calcext:value-type="float">
            <text:p>1397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5" calcext:value-type="float">
            <text:p>1705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3" calcext:value-type="float">
            <text:p>1603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8" calcext:value-type="float">
            <text:p>1398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6" calcext:value-type="float">
            <text:p>1706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4" calcext:value-type="float">
            <text:p>1604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" calcext:value-type="float">
            <text:p>1399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7" calcext:value-type="float">
            <text:p>1707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5" calcext:value-type="float">
            <text:p>1605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8" calcext:value-type="float">
            <text:p>1708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6" calcext:value-type="float">
            <text:p>1606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1" calcext:value-type="float">
            <text:p>1401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09" calcext:value-type="float">
            <text:p>1709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7" calcext:value-type="float">
            <text:p>1607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0" calcext:value-type="float">
            <text:p>1710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8" calcext:value-type="float">
            <text:p>1608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1" calcext:value-type="float">
            <text:p>1711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09" calcext:value-type="float">
            <text:p>1609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4" calcext:value-type="float">
            <text:p>1404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2" calcext:value-type="float">
            <text:p>1712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10" calcext:value-type="float">
            <text:p>1610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5" calcext:value-type="float">
            <text:p>1405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3" calcext:value-type="float">
            <text:p>1713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11" calcext:value-type="float">
            <text:p>1611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" calcext:value-type="float">
            <text:p>1406</text:p>
          </table:table-cell>
          <table:table-cell office:value-type="float" office:value="47" calcext:value-type="float">
            <text:p>47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4" calcext:value-type="float">
            <text:p>1714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12" calcext:value-type="float">
            <text:p>1612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7" calcext:value-type="float">
            <text:p>1407</text:p>
          </table:table-cell>
          <table:table-cell office:value-type="float" office:value="46" calcext:value-type="float">
            <text:p>46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5" calcext:value-type="float">
            <text:p>1715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46" calcext:value-type="float">
            <text:p>46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6" calcext:value-type="float">
            <text:p>1716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14" calcext:value-type="float">
            <text:p>1614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9" calcext:value-type="float">
            <text:p>1409</text:p>
          </table:table-cell>
          <table:table-cell office:value-type="float" office:value="46" calcext:value-type="float">
            <text:p>46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7" calcext:value-type="float">
            <text:p>1717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15" calcext:value-type="float">
            <text:p>1615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office:value-type="float" office:value="46" calcext:value-type="float">
            <text:p>46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8" calcext:value-type="float">
            <text:p>1718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16" calcext:value-type="float">
            <text:p>1616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1" calcext:value-type="float">
            <text:p>1411</text:p>
          </table:table-cell>
          <table:table-cell office:value-type="float" office:value="46" calcext:value-type="float">
            <text:p>46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19" calcext:value-type="float">
            <text:p>1719</text:p>
          </table:table-cell>
          <table:table-cell office:value-type="float" office:value="52" calcext:value-type="float">
            <text:p>52</text:p>
          </table:table-cell>
          <table:table-cell office:value-type="float" office:value="189.626" calcext:value-type="float">
            <text:p>189.626</text:p>
          </table:table-cell>
          <table:table-cell office:value-type="float" office:value="1617" calcext:value-type="float">
            <text:p>1617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2" calcext:value-type="float">
            <text:p>1412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0" calcext:value-type="float">
            <text:p>1720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18" calcext:value-type="float">
            <text:p>1618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1" calcext:value-type="float">
            <text:p>1721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19" calcext:value-type="float">
            <text:p>1619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4" calcext:value-type="float">
            <text:p>1414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2" calcext:value-type="float">
            <text:p>1722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0" calcext:value-type="float">
            <text:p>1620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5" calcext:value-type="float">
            <text:p>1415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3" calcext:value-type="float">
            <text:p>1723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1" calcext:value-type="float">
            <text:p>1621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6" calcext:value-type="float">
            <text:p>1416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4" calcext:value-type="float">
            <text:p>1724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2" calcext:value-type="float">
            <text:p>1622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7" calcext:value-type="float">
            <text:p>1417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5" calcext:value-type="float">
            <text:p>1725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3" calcext:value-type="float">
            <text:p>1623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8" calcext:value-type="float">
            <text:p>1418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6" calcext:value-type="float">
            <text:p>1726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4" calcext:value-type="float">
            <text:p>1624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9" calcext:value-type="float">
            <text:p>1419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7" calcext:value-type="float">
            <text:p>1727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5" calcext:value-type="float">
            <text:p>1625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0" calcext:value-type="float">
            <text:p>1420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8" calcext:value-type="float">
            <text:p>1728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6" calcext:value-type="float">
            <text:p>1626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29" calcext:value-type="float">
            <text:p>1729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7" calcext:value-type="float">
            <text:p>1627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0" calcext:value-type="float">
            <text:p>1730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8" calcext:value-type="float">
            <text:p>1628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1" calcext:value-type="float">
            <text:p>1731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29" calcext:value-type="float">
            <text:p>1629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4" calcext:value-type="float">
            <text:p>1424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2" calcext:value-type="float">
            <text:p>1732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0" calcext:value-type="float">
            <text:p>1630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3" calcext:value-type="float">
            <text:p>1733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1" calcext:value-type="float">
            <text:p>1631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6" calcext:value-type="float">
            <text:p>1426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4" calcext:value-type="float">
            <text:p>1734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2" calcext:value-type="float">
            <text:p>1632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7" calcext:value-type="float">
            <text:p>1427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5" calcext:value-type="float">
            <text:p>1735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3" calcext:value-type="float">
            <text:p>1633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8" calcext:value-type="float">
            <text:p>1428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6" calcext:value-type="float">
            <text:p>1736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4" calcext:value-type="float">
            <text:p>1634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9" calcext:value-type="float">
            <text:p>1429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7" calcext:value-type="float">
            <text:p>1737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5" calcext:value-type="float">
            <text:p>1635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8" calcext:value-type="float">
            <text:p>1738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6" calcext:value-type="float">
            <text:p>1636</text:p>
          </table:table-cell>
          <table:table-cell office:value-type="float" office:value="56" calcext:value-type="float">
            <text:p>56</text:p>
          </table:table-cell>
          <table:table-cell office:value-type="float" office:value="204.736" calcext:value-type="float">
            <text:p>204.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1" calcext:value-type="float">
            <text:p>1431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39" calcext:value-type="float">
            <text:p>1739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7" calcext:value-type="float">
            <text:p>1637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2" calcext:value-type="float">
            <text:p>1432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0" calcext:value-type="float">
            <text:p>1740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8" calcext:value-type="float">
            <text:p>1638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3" calcext:value-type="float">
            <text:p>1433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1" calcext:value-type="float">
            <text:p>1741</text:p>
          </table:table-cell>
          <table:table-cell office:value-type="float" office:value="52" calcext:value-type="float">
            <text:p>52</text:p>
          </table:table-cell>
          <table:table-cell office:value-type="float" office:value="189.621" calcext:value-type="float">
            <text:p>189.621</text:p>
          </table:table-cell>
          <table:table-cell office:value-type="float" office:value="1639" calcext:value-type="float">
            <text:p>1639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4" calcext:value-type="float">
            <text:p>1434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2" calcext:value-type="float">
            <text:p>1742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0" calcext:value-type="float">
            <text:p>1640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5" calcext:value-type="float">
            <text:p>1435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3" calcext:value-type="float">
            <text:p>1743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1" calcext:value-type="float">
            <text:p>1641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6" calcext:value-type="float">
            <text:p>1436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4" calcext:value-type="float">
            <text:p>1744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2" calcext:value-type="float">
            <text:p>1642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5" calcext:value-type="float">
            <text:p>1745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3" calcext:value-type="float">
            <text:p>1643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6" calcext:value-type="float">
            <text:p>1746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4" calcext:value-type="float">
            <text:p>1644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7" calcext:value-type="float">
            <text:p>1747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5" calcext:value-type="float">
            <text:p>1645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8" calcext:value-type="float">
            <text:p>1748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6" calcext:value-type="float">
            <text:p>1646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" calcext:value-type="float">
            <text:p>1441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49" calcext:value-type="float">
            <text:p>1749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" calcext:value-type="float">
            <text:p>1442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0" calcext:value-type="float">
            <text:p>1750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8" calcext:value-type="float">
            <text:p>1648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" calcext:value-type="float">
            <text:p>1443</text:p>
          </table:table-cell>
          <table:table-cell office:value-type="float" office:value="48" calcext:value-type="float">
            <text:p>48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1" calcext:value-type="float">
            <text:p>1751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49" calcext:value-type="float">
            <text:p>1649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48" calcext:value-type="float">
            <text:p>48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2" calcext:value-type="float">
            <text:p>1752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0" calcext:value-type="float">
            <text:p>1650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47" calcext:value-type="float">
            <text:p>47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3" calcext:value-type="float">
            <text:p>1753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1" calcext:value-type="float">
            <text:p>1651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6" calcext:value-type="float">
            <text:p>1446</text:p>
          </table:table-cell>
          <table:table-cell office:value-type="float" office:value="47" calcext:value-type="float">
            <text:p>47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4" calcext:value-type="float">
            <text:p>1754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2" calcext:value-type="float">
            <text:p>1652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47" calcext:value-type="float">
            <text:p>47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5" calcext:value-type="float">
            <text:p>1755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3" calcext:value-type="float">
            <text:p>1653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8" calcext:value-type="float">
            <text:p>1448</text:p>
          </table:table-cell>
          <table:table-cell office:value-type="float" office:value="47" calcext:value-type="float">
            <text:p>47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6" calcext:value-type="float">
            <text:p>1756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4" calcext:value-type="float">
            <text:p>1654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7" calcext:value-type="float">
            <text:p>1757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5" calcext:value-type="float">
            <text:p>1655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0" calcext:value-type="float">
            <text:p>1450</text:p>
          </table:table-cell>
          <table:table-cell office:value-type="float" office:value="46" calcext:value-type="float">
            <text:p>46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8" calcext:value-type="float">
            <text:p>1758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6" calcext:value-type="float">
            <text:p>1656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office:value-type="float" office:value="47" calcext:value-type="float">
            <text:p>47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59" calcext:value-type="float">
            <text:p>1759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7" calcext:value-type="float">
            <text:p>1657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office:value-type="float" office:value="47" calcext:value-type="float">
            <text:p>47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60" calcext:value-type="float">
            <text:p>1760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8" calcext:value-type="float">
            <text:p>1658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office:value-type="float" office:value="47" calcext:value-type="float">
            <text:p>47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1761" calcext:value-type="float">
            <text:p>1761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59" calcext:value-type="float">
            <text:p>1659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4" calcext:value-type="float">
            <text:p>1454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62" calcext:value-type="float">
            <text:p>1762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60" calcext:value-type="float">
            <text:p>1660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" calcext:value-type="float">
            <text:p>1455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63" calcext:value-type="float">
            <text:p>1763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61" calcext:value-type="float">
            <text:p>1661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" calcext:value-type="float">
            <text:p>1456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64" calcext:value-type="float">
            <text:p>1764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62" calcext:value-type="float">
            <text:p>1662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65" calcext:value-type="float">
            <text:p>1765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63" calcext:value-type="float">
            <text:p>1663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8" calcext:value-type="float">
            <text:p>1458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66" calcext:value-type="float">
            <text:p>1766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64" calcext:value-type="float">
            <text:p>1664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67" calcext:value-type="float">
            <text:p>1767</text:p>
          </table:table-cell>
          <table:table-cell office:value-type="float" office:value="52" calcext:value-type="float">
            <text:p>52</text:p>
          </table:table-cell>
          <table:table-cell office:value-type="float" office:value="189.174" calcext:value-type="float">
            <text:p>189.174</text:p>
          </table:table-cell>
          <table:table-cell office:value-type="float" office:value="1665" calcext:value-type="float">
            <text:p>1665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68" calcext:value-type="float">
            <text:p>1768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66" calcext:value-type="float">
            <text:p>1666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69" calcext:value-type="float">
            <text:p>1769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67" calcext:value-type="float">
            <text:p>1667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0" calcext:value-type="float">
            <text:p>1770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68" calcext:value-type="float">
            <text:p>1668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3" calcext:value-type="float">
            <text:p>1463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1" calcext:value-type="float">
            <text:p>1771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69" calcext:value-type="float">
            <text:p>1669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4" calcext:value-type="float">
            <text:p>1464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2" calcext:value-type="float">
            <text:p>1772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0" calcext:value-type="float">
            <text:p>1670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5" calcext:value-type="float">
            <text:p>1465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3" calcext:value-type="float">
            <text:p>1773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1" calcext:value-type="float">
            <text:p>1671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6" calcext:value-type="float">
            <text:p>1466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4" calcext:value-type="float">
            <text:p>1774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2" calcext:value-type="float">
            <text:p>1672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5" calcext:value-type="float">
            <text:p>1775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3" calcext:value-type="float">
            <text:p>1673</text:p>
          </table:table-cell>
          <table:table-cell office:value-type="float" office:value="56" calcext:value-type="float">
            <text:p>56</text:p>
          </table:table-cell>
          <table:table-cell office:value-type="float" office:value="204.337" calcext:value-type="float">
            <text:p>204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6" calcext:value-type="float">
            <text:p>1776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4" calcext:value-type="float">
            <text:p>167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7" calcext:value-type="float">
            <text:p>1777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5" calcext:value-type="float">
            <text:p>1675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0" calcext:value-type="float">
            <text:p>1470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8" calcext:value-type="float">
            <text:p>1778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6" calcext:value-type="float">
            <text:p>1676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1" calcext:value-type="float">
            <text:p>1471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79" calcext:value-type="float">
            <text:p>1779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7" calcext:value-type="float">
            <text:p>1677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2" calcext:value-type="float">
            <text:p>1472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80" calcext:value-type="float">
            <text:p>1780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8" calcext:value-type="float">
            <text:p>1678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3" calcext:value-type="float">
            <text:p>1473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81" calcext:value-type="float">
            <text:p>1781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79" calcext:value-type="float">
            <text:p>1679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4" calcext:value-type="float">
            <text:p>1474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82" calcext:value-type="float">
            <text:p>1782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0" calcext:value-type="float">
            <text:p>1680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5" calcext:value-type="float">
            <text:p>1475</text:p>
          </table:table-cell>
          <table:table-cell office:value-type="float" office:value="47" calcext:value-type="float">
            <text:p>47</text:p>
          </table:table-cell>
          <table:table-cell office:value-type="float" office:value="179.6" calcext:value-type="float">
            <text:p>179.6</text:p>
          </table:table-cell>
          <table:table-cell office:value-type="float" office:value="1783" calcext:value-type="float">
            <text:p>1783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84" calcext:value-type="float">
            <text:p>1784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2" calcext:value-type="float">
            <text:p>1682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7" calcext:value-type="float">
            <text:p>1477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85" calcext:value-type="float">
            <text:p>1785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3" calcext:value-type="float">
            <text:p>1683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86" calcext:value-type="float">
            <text:p>1786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4" calcext:value-type="float">
            <text:p>168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9" calcext:value-type="float">
            <text:p>1479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87" calcext:value-type="float">
            <text:p>1787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5" calcext:value-type="float">
            <text:p>1685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0" calcext:value-type="float">
            <text:p>1480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88" calcext:value-type="float">
            <text:p>1788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6" calcext:value-type="float">
            <text:p>1686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1" calcext:value-type="float">
            <text:p>1481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89" calcext:value-type="float">
            <text:p>1789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7" calcext:value-type="float">
            <text:p>1687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2" calcext:value-type="float">
            <text:p>1482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0" calcext:value-type="float">
            <text:p>1790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8" calcext:value-type="float">
            <text:p>1688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1" calcext:value-type="float">
            <text:p>1791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89" calcext:value-type="float">
            <text:p>1689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4" calcext:value-type="float">
            <text:p>1484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2" calcext:value-type="float">
            <text:p>1792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0" calcext:value-type="float">
            <text:p>1690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5" calcext:value-type="float">
            <text:p>1485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3" calcext:value-type="float">
            <text:p>1793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1" calcext:value-type="float">
            <text:p>1691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6" calcext:value-type="float">
            <text:p>1486</text:p>
          </table:table-cell>
          <table:table-cell office:value-type="float" office:value="47" calcext:value-type="float">
            <text:p>47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4" calcext:value-type="float">
            <text:p>1794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2" calcext:value-type="float">
            <text:p>1692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7" calcext:value-type="float">
            <text:p>1487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5" calcext:value-type="float">
            <text:p>1795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3" calcext:value-type="float">
            <text:p>1693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8" calcext:value-type="float">
            <text:p>1488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6" calcext:value-type="float">
            <text:p>1796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4" calcext:value-type="float">
            <text:p>169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7" calcext:value-type="float">
            <text:p>1797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5" calcext:value-type="float">
            <text:p>1695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0" calcext:value-type="float">
            <text:p>1490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8" calcext:value-type="float">
            <text:p>1798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6" calcext:value-type="float">
            <text:p>1696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  <table:table-cell office:value-type="float" office:value="49" calcext:value-type="float">
            <text:p>49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799" calcext:value-type="float">
            <text:p>1799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7" calcext:value-type="float">
            <text:p>1697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2" calcext:value-type="float">
            <text:p>1492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0" calcext:value-type="float">
            <text:p>1800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8" calcext:value-type="float">
            <text:p>1698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3" calcext:value-type="float">
            <text:p>1493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1" calcext:value-type="float">
            <text:p>1801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699" calcext:value-type="float">
            <text:p>1699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4" calcext:value-type="float">
            <text:p>1494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2" calcext:value-type="float">
            <text:p>1802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0" calcext:value-type="float">
            <text:p>1700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5" calcext:value-type="float">
            <text:p>1495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3" calcext:value-type="float">
            <text:p>1803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1" calcext:value-type="float">
            <text:p>1701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6" calcext:value-type="float">
            <text:p>1496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4" calcext:value-type="float">
            <text:p>1804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2" calcext:value-type="float">
            <text:p>1702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7" calcext:value-type="float">
            <text:p>1497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5" calcext:value-type="float">
            <text:p>1805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3" calcext:value-type="float">
            <text:p>1703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6" calcext:value-type="float">
            <text:p>1806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4" calcext:value-type="float">
            <text:p>170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7" calcext:value-type="float">
            <text:p>1807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5" calcext:value-type="float">
            <text:p>1705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8" calcext:value-type="float">
            <text:p>1808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6" calcext:value-type="float">
            <text:p>1706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1" calcext:value-type="float">
            <text:p>1501</text:p>
          </table:table-cell>
          <table:table-cell office:value-type="float" office:value="48" calcext:value-type="float">
            <text:p>48</text:p>
          </table:table-cell>
          <table:table-cell office:value-type="float" office:value="179.496" calcext:value-type="float">
            <text:p>179.496</text:p>
          </table:table-cell>
          <table:table-cell office:value-type="float" office:value="1809" calcext:value-type="float">
            <text:p>1809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7" calcext:value-type="float">
            <text:p>1707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2" calcext:value-type="float">
            <text:p>1502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0" calcext:value-type="float">
            <text:p>1810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8" calcext:value-type="float">
            <text:p>1708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3" calcext:value-type="float">
            <text:p>1503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1" calcext:value-type="float">
            <text:p>1811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09" calcext:value-type="float">
            <text:p>1709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4" calcext:value-type="float">
            <text:p>1504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2" calcext:value-type="float">
            <text:p>1812</text:p>
          </table:table-cell>
          <table:table-cell office:value-type="float" office:value="52" calcext:value-type="float">
            <text:p>52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0" calcext:value-type="float">
            <text:p>1710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5" calcext:value-type="float">
            <text:p>1505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3" calcext:value-type="float">
            <text:p>1813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1" calcext:value-type="float">
            <text:p>1711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6" calcext:value-type="float">
            <text:p>1506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4" calcext:value-type="float">
            <text:p>1814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2" calcext:value-type="float">
            <text:p>1712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7" calcext:value-type="float">
            <text:p>1507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5" calcext:value-type="float">
            <text:p>1815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3" calcext:value-type="float">
            <text:p>1713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8" calcext:value-type="float">
            <text:p>1508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6" calcext:value-type="float">
            <text:p>1816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4" calcext:value-type="float">
            <text:p>171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9" calcext:value-type="float">
            <text:p>1509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7" calcext:value-type="float">
            <text:p>1817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5" calcext:value-type="float">
            <text:p>1715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8" calcext:value-type="float">
            <text:p>1818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6" calcext:value-type="float">
            <text:p>1716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1" calcext:value-type="float">
            <text:p>1511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19" calcext:value-type="float">
            <text:p>1819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7" calcext:value-type="float">
            <text:p>1717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0" calcext:value-type="float">
            <text:p>1820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8" calcext:value-type="float">
            <text:p>1718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3" calcext:value-type="float">
            <text:p>1513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1" calcext:value-type="float">
            <text:p>1821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19" calcext:value-type="float">
            <text:p>1719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4" calcext:value-type="float">
            <text:p>1514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2" calcext:value-type="float">
            <text:p>1822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0" calcext:value-type="float">
            <text:p>1720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5" calcext:value-type="float">
            <text:p>1515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3" calcext:value-type="float">
            <text:p>1823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1" calcext:value-type="float">
            <text:p>1721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6" calcext:value-type="float">
            <text:p>1516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4" calcext:value-type="float">
            <text:p>1824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2" calcext:value-type="float">
            <text:p>1722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7" calcext:value-type="float">
            <text:p>1517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5" calcext:value-type="float">
            <text:p>1825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3" calcext:value-type="float">
            <text:p>1723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8" calcext:value-type="float">
            <text:p>1518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6" calcext:value-type="float">
            <text:p>1826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4" calcext:value-type="float">
            <text:p>172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9" calcext:value-type="float">
            <text:p>1519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7" calcext:value-type="float">
            <text:p>1827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5" calcext:value-type="float">
            <text:p>1725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8" calcext:value-type="float">
            <text:p>1828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6" calcext:value-type="float">
            <text:p>1726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29" calcext:value-type="float">
            <text:p>1829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7" calcext:value-type="float">
            <text:p>1727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2" calcext:value-type="float">
            <text:p>1522</text:p>
          </table:table-cell>
          <table:table-cell office:value-type="float" office:value="48" calcext:value-type="float">
            <text:p>48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830" calcext:value-type="float">
            <text:p>1830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8" calcext:value-type="float">
            <text:p>1728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3" calcext:value-type="float">
            <text:p>1523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31" calcext:value-type="float">
            <text:p>1831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29" calcext:value-type="float">
            <text:p>1729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4" calcext:value-type="float">
            <text:p>1524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32" calcext:value-type="float">
            <text:p>1832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30" calcext:value-type="float">
            <text:p>1730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33" calcext:value-type="float">
            <text:p>1833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31" calcext:value-type="float">
            <text:p>1731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6" calcext:value-type="float">
            <text:p>1526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34" calcext:value-type="float">
            <text:p>1834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32" calcext:value-type="float">
            <text:p>1732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35" calcext:value-type="float">
            <text:p>1835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33" calcext:value-type="float">
            <text:p>1733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8" calcext:value-type="float">
            <text:p>1528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36" calcext:value-type="float">
            <text:p>1836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34" calcext:value-type="float">
            <text:p>173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9" calcext:value-type="float">
            <text:p>1529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37" calcext:value-type="float">
            <text:p>1837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35" calcext:value-type="float">
            <text:p>1735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0" calcext:value-type="float">
            <text:p>1530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38" calcext:value-type="float">
            <text:p>1838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36" calcext:value-type="float">
            <text:p>1736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39" calcext:value-type="float">
            <text:p>1839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37" calcext:value-type="float">
            <text:p>1737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0" calcext:value-type="float">
            <text:p>1840</text:p>
          </table:table-cell>
          <table:table-cell office:value-type="float" office:value="53" calcext:value-type="float">
            <text:p>5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738" calcext:value-type="float">
            <text:p>1738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3" calcext:value-type="float">
            <text:p>1533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1" calcext:value-type="float">
            <text:p>1841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39" calcext:value-type="float">
            <text:p>1739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4" calcext:value-type="float">
            <text:p>1534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2" calcext:value-type="float">
            <text:p>1842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0" calcext:value-type="float">
            <text:p>1740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5" calcext:value-type="float">
            <text:p>1535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3" calcext:value-type="float">
            <text:p>1843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1" calcext:value-type="float">
            <text:p>1741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4" calcext:value-type="float">
            <text:p>1844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2" calcext:value-type="float">
            <text:p>1742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7" calcext:value-type="float">
            <text:p>1537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5" calcext:value-type="float">
            <text:p>1845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3" calcext:value-type="float">
            <text:p>1743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6" calcext:value-type="float">
            <text:p>1846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4" calcext:value-type="float">
            <text:p>174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7" calcext:value-type="float">
            <text:p>1847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5" calcext:value-type="float">
            <text:p>1745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8" calcext:value-type="float">
            <text:p>1848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6" calcext:value-type="float">
            <text:p>1746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1" calcext:value-type="float">
            <text:p>1541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49" calcext:value-type="float">
            <text:p>1849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7" calcext:value-type="float">
            <text:p>1747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2" calcext:value-type="float">
            <text:p>1542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0" calcext:value-type="float">
            <text:p>1850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8" calcext:value-type="float">
            <text:p>1748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3" calcext:value-type="float">
            <text:p>1543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1" calcext:value-type="float">
            <text:p>1851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49" calcext:value-type="float">
            <text:p>1749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" calcext:value-type="float">
            <text:p>1544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2" calcext:value-type="float">
            <text:p>1852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0" calcext:value-type="float">
            <text:p>1750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5" calcext:value-type="float">
            <text:p>1545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3" calcext:value-type="float">
            <text:p>1853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1" calcext:value-type="float">
            <text:p>1751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6" calcext:value-type="float">
            <text:p>1546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4" calcext:value-type="float">
            <text:p>1854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2" calcext:value-type="float">
            <text:p>1752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5" calcext:value-type="float">
            <text:p>1855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3" calcext:value-type="float">
            <text:p>1753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8" calcext:value-type="float">
            <text:p>1548</text:p>
          </table:table-cell>
          <table:table-cell office:value-type="float" office:value="47" calcext:value-type="float">
            <text:p>47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6" calcext:value-type="float">
            <text:p>1856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4" calcext:value-type="float">
            <text:p>175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9" calcext:value-type="float">
            <text:p>1549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7" calcext:value-type="float">
            <text:p>1857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5" calcext:value-type="float">
            <text:p>1755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8" calcext:value-type="float">
            <text:p>1858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6" calcext:value-type="float">
            <text:p>1756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1" calcext:value-type="float">
            <text:p>1551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59" calcext:value-type="float">
            <text:p>1859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7" calcext:value-type="float">
            <text:p>1757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2" calcext:value-type="float">
            <text:p>1552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60" calcext:value-type="float">
            <text:p>1860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8" calcext:value-type="float">
            <text:p>1758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3" calcext:value-type="float">
            <text:p>1553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61" calcext:value-type="float">
            <text:p>1861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59" calcext:value-type="float">
            <text:p>1759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4" calcext:value-type="float">
            <text:p>1554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62" calcext:value-type="float">
            <text:p>1862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0" calcext:value-type="float">
            <text:p>1760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5" calcext:value-type="float">
            <text:p>1555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63" calcext:value-type="float">
            <text:p>1863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1" calcext:value-type="float">
            <text:p>1761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6" calcext:value-type="float">
            <text:p>1556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64" calcext:value-type="float">
            <text:p>1864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2" calcext:value-type="float">
            <text:p>1762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7" calcext:value-type="float">
            <text:p>1557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65" calcext:value-type="float">
            <text:p>1865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3" calcext:value-type="float">
            <text:p>1763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8" calcext:value-type="float">
            <text:p>1558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66" calcext:value-type="float">
            <text:p>1866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4" calcext:value-type="float">
            <text:p>1764</text:p>
          </table:table-cell>
          <table:table-cell office:value-type="float" office:value="56" calcext:value-type="float">
            <text:p>56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9" calcext:value-type="float">
            <text:p>1559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67" calcext:value-type="float">
            <text:p>1867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5" calcext:value-type="float">
            <text:p>176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46" calcext:value-type="float">
            <text:p>46</text:p>
          </table:table-cell>
          <table:table-cell office:value-type="float" office:value="179.401" calcext:value-type="float">
            <text:p>179.401</text:p>
          </table:table-cell>
          <table:table-cell office:value-type="float" office:value="1868" calcext:value-type="float">
            <text:p>1868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6" calcext:value-type="float">
            <text:p>176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1" calcext:value-type="float">
            <text:p>1561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69" calcext:value-type="float">
            <text:p>1869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7" calcext:value-type="float">
            <text:p>176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2" calcext:value-type="float">
            <text:p>1562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70" calcext:value-type="float">
            <text:p>1870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8" calcext:value-type="float">
            <text:p>176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3" calcext:value-type="float">
            <text:p>1563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71" calcext:value-type="float">
            <text:p>1871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69" calcext:value-type="float">
            <text:p>176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4" calcext:value-type="float">
            <text:p>1564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72" calcext:value-type="float">
            <text:p>1872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0" calcext:value-type="float">
            <text:p>177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5" calcext:value-type="float">
            <text:p>1565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73" calcext:value-type="float">
            <text:p>1873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1" calcext:value-type="float">
            <text:p>177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6" calcext:value-type="float">
            <text:p>1566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74" calcext:value-type="float">
            <text:p>1874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2" calcext:value-type="float">
            <text:p>177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75" calcext:value-type="float">
            <text:p>1875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3" calcext:value-type="float">
            <text:p>177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8" calcext:value-type="float">
            <text:p>1568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76" calcext:value-type="float">
            <text:p>1876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4" calcext:value-type="float">
            <text:p>177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9" calcext:value-type="float">
            <text:p>1569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77" calcext:value-type="float">
            <text:p>1877</text:p>
          </table:table-cell>
          <table:table-cell office:value-type="float" office:value="53" calcext:value-type="float">
            <text:p>53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5" calcext:value-type="float">
            <text:p>177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46" calcext:value-type="float">
            <text:p>46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1878" calcext:value-type="float">
            <text:p>1878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6" calcext:value-type="float">
            <text:p>177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1" calcext:value-type="float">
            <text:p>1571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79" calcext:value-type="float">
            <text:p>1879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7" calcext:value-type="float">
            <text:p>177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2" calcext:value-type="float">
            <text:p>1572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0" calcext:value-type="float">
            <text:p>1880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8" calcext:value-type="float">
            <text:p>177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3" calcext:value-type="float">
            <text:p>1573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1" calcext:value-type="float">
            <text:p>1881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79" calcext:value-type="float">
            <text:p>177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4" calcext:value-type="float">
            <text:p>1574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2" calcext:value-type="float">
            <text:p>1882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0" calcext:value-type="float">
            <text:p>178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3" calcext:value-type="float">
            <text:p>1883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1" calcext:value-type="float">
            <text:p>178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6" calcext:value-type="float">
            <text:p>1576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4" calcext:value-type="float">
            <text:p>1884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2" calcext:value-type="float">
            <text:p>178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5" calcext:value-type="float">
            <text:p>1885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3" calcext:value-type="float">
            <text:p>178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8" calcext:value-type="float">
            <text:p>1578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6" calcext:value-type="float">
            <text:p>1886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4" calcext:value-type="float">
            <text:p>178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9" calcext:value-type="float">
            <text:p>1579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7" calcext:value-type="float">
            <text:p>1887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5" calcext:value-type="float">
            <text:p>178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0" calcext:value-type="float">
            <text:p>1580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8" calcext:value-type="float">
            <text:p>1888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6" calcext:value-type="float">
            <text:p>178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1" calcext:value-type="float">
            <text:p>1581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89" calcext:value-type="float">
            <text:p>1889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7" calcext:value-type="float">
            <text:p>178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2" calcext:value-type="float">
            <text:p>1582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0" calcext:value-type="float">
            <text:p>1890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8" calcext:value-type="float">
            <text:p>178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3" calcext:value-type="float">
            <text:p>1583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1" calcext:value-type="float">
            <text:p>1891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89" calcext:value-type="float">
            <text:p>178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4" calcext:value-type="float">
            <text:p>1584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2" calcext:value-type="float">
            <text:p>1892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0" calcext:value-type="float">
            <text:p>179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5" calcext:value-type="float">
            <text:p>1585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3" calcext:value-type="float">
            <text:p>1893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1" calcext:value-type="float">
            <text:p>179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6" calcext:value-type="float">
            <text:p>1586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4" calcext:value-type="float">
            <text:p>1894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2" calcext:value-type="float">
            <text:p>179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7" calcext:value-type="float">
            <text:p>1587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5" calcext:value-type="float">
            <text:p>1895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3" calcext:value-type="float">
            <text:p>179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8" calcext:value-type="float">
            <text:p>1588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6" calcext:value-type="float">
            <text:p>1896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4" calcext:value-type="float">
            <text:p>179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9" calcext:value-type="float">
            <text:p>1589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7" calcext:value-type="float">
            <text:p>1897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5" calcext:value-type="float">
            <text:p>179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0" calcext:value-type="float">
            <text:p>1590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8" calcext:value-type="float">
            <text:p>1898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6" calcext:value-type="float">
            <text:p>179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1" calcext:value-type="float">
            <text:p>1591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899" calcext:value-type="float">
            <text:p>1899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7" calcext:value-type="float">
            <text:p>179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2" calcext:value-type="float">
            <text:p>1592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0" calcext:value-type="float">
            <text:p>1900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8" calcext:value-type="float">
            <text:p>179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3" calcext:value-type="float">
            <text:p>1593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1" calcext:value-type="float">
            <text:p>1901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799" calcext:value-type="float">
            <text:p>179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4" calcext:value-type="float">
            <text:p>1594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2" calcext:value-type="float">
            <text:p>1902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0" calcext:value-type="float">
            <text:p>180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5" calcext:value-type="float">
            <text:p>1595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3" calcext:value-type="float">
            <text:p>1903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1" calcext:value-type="float">
            <text:p>180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6" calcext:value-type="float">
            <text:p>1596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4" calcext:value-type="float">
            <text:p>1904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2" calcext:value-type="float">
            <text:p>180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7" calcext:value-type="float">
            <text:p>1597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5" calcext:value-type="float">
            <text:p>1905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3" calcext:value-type="float">
            <text:p>180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6" calcext:value-type="float">
            <text:p>1906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4" calcext:value-type="float">
            <text:p>180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9" calcext:value-type="float">
            <text:p>1599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7" calcext:value-type="float">
            <text:p>1907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5" calcext:value-type="float">
            <text:p>180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8" calcext:value-type="float">
            <text:p>1908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6" calcext:value-type="float">
            <text:p>180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1" calcext:value-type="float">
            <text:p>1601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09" calcext:value-type="float">
            <text:p>1909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7" calcext:value-type="float">
            <text:p>180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0" calcext:value-type="float">
            <text:p>1910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8" calcext:value-type="float">
            <text:p>180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3" calcext:value-type="float">
            <text:p>1603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1" calcext:value-type="float">
            <text:p>1911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09" calcext:value-type="float">
            <text:p>180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4" calcext:value-type="float">
            <text:p>1604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2" calcext:value-type="float">
            <text:p>1912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0" calcext:value-type="float">
            <text:p>181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5" calcext:value-type="float">
            <text:p>1605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3" calcext:value-type="float">
            <text:p>1913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1" calcext:value-type="float">
            <text:p>181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6" calcext:value-type="float">
            <text:p>1606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4" calcext:value-type="float">
            <text:p>1914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2" calcext:value-type="float">
            <text:p>181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7" calcext:value-type="float">
            <text:p>1607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5" calcext:value-type="float">
            <text:p>1915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3" calcext:value-type="float">
            <text:p>181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6" calcext:value-type="float">
            <text:p>1916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4" calcext:value-type="float">
            <text:p>181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9" calcext:value-type="float">
            <text:p>1609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7" calcext:value-type="float">
            <text:p>1917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5" calcext:value-type="float">
            <text:p>181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0" calcext:value-type="float">
            <text:p>1610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8" calcext:value-type="float">
            <text:p>1918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6" calcext:value-type="float">
            <text:p>181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1" calcext:value-type="float">
            <text:p>1611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19" calcext:value-type="float">
            <text:p>1919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7" calcext:value-type="float">
            <text:p>181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2" calcext:value-type="float">
            <text:p>1612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0" calcext:value-type="float">
            <text:p>1920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8" calcext:value-type="float">
            <text:p>181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3" calcext:value-type="float">
            <text:p>1613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1" calcext:value-type="float">
            <text:p>1921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19" calcext:value-type="float">
            <text:p>181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4" calcext:value-type="float">
            <text:p>1614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2" calcext:value-type="float">
            <text:p>1922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0" calcext:value-type="float">
            <text:p>182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1" calcext:value-type="float">
            <text:p>182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6" calcext:value-type="float">
            <text:p>1616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4" calcext:value-type="float">
            <text:p>1924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2" calcext:value-type="float">
            <text:p>182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7" calcext:value-type="float">
            <text:p>1617</text:p>
          </table:table-cell>
          <table:table-cell office:value-type="float" office:value="46" calcext:value-type="float">
            <text:p>46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5" calcext:value-type="float">
            <text:p>1925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3" calcext:value-type="float">
            <text:p>182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8" calcext:value-type="float">
            <text:p>1618</text:p>
          </table:table-cell>
          <table:table-cell office:value-type="float" office:value="45" calcext:value-type="float">
            <text:p>45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6" calcext:value-type="float">
            <text:p>1926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4" calcext:value-type="float">
            <text:p>182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9" calcext:value-type="float">
            <text:p>1619</text:p>
          </table:table-cell>
          <table:table-cell office:value-type="float" office:value="45" calcext:value-type="float">
            <text:p>45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7" calcext:value-type="float">
            <text:p>1927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5" calcext:value-type="float">
            <text:p>182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45" calcext:value-type="float">
            <text:p>45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8" calcext:value-type="float">
            <text:p>1928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6" calcext:value-type="float">
            <text:p>182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1" calcext:value-type="float">
            <text:p>1621</text:p>
          </table:table-cell>
          <table:table-cell office:value-type="float" office:value="45" calcext:value-type="float">
            <text:p>45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29" calcext:value-type="float">
            <text:p>1929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7" calcext:value-type="float">
            <text:p>182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float" office:value="45" calcext:value-type="float">
            <text:p>45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30" calcext:value-type="float">
            <text:p>1930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8" calcext:value-type="float">
            <text:p>182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3" calcext:value-type="float">
            <text:p>1623</text:p>
          </table:table-cell>
          <table:table-cell office:value-type="float" office:value="45" calcext:value-type="float">
            <text:p>45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31" calcext:value-type="float">
            <text:p>1931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29" calcext:value-type="float">
            <text:p>182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4" calcext:value-type="float">
            <text:p>1624</text:p>
          </table:table-cell>
          <table:table-cell office:value-type="float" office:value="45" calcext:value-type="float">
            <text:p>45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32" calcext:value-type="float">
            <text:p>1932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0" calcext:value-type="float">
            <text:p>183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45" calcext:value-type="float">
            <text:p>45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33" calcext:value-type="float">
            <text:p>1933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1" calcext:value-type="float">
            <text:p>183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45" calcext:value-type="float">
            <text:p>45</text:p>
          </table:table-cell>
          <table:table-cell office:value-type="float" office:value="179.289" calcext:value-type="float">
            <text:p>179.289</text:p>
          </table:table-cell>
          <table:table-cell office:value-type="float" office:value="1934" calcext:value-type="float">
            <text:p>1934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2" calcext:value-type="float">
            <text:p>183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7" calcext:value-type="float">
            <text:p>1627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35" calcext:value-type="float">
            <text:p>1935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3" calcext:value-type="float">
            <text:p>183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8" calcext:value-type="float">
            <text:p>1628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36" calcext:value-type="float">
            <text:p>1936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4" calcext:value-type="float">
            <text:p>183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9" calcext:value-type="float">
            <text:p>1629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37" calcext:value-type="float">
            <text:p>1937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5" calcext:value-type="float">
            <text:p>183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0" calcext:value-type="float">
            <text:p>1630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38" calcext:value-type="float">
            <text:p>1938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6" calcext:value-type="float">
            <text:p>183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1" calcext:value-type="float">
            <text:p>1631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39" calcext:value-type="float">
            <text:p>1939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7" calcext:value-type="float">
            <text:p>183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0" calcext:value-type="float">
            <text:p>1940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8" calcext:value-type="float">
            <text:p>183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3" calcext:value-type="float">
            <text:p>1633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1" calcext:value-type="float">
            <text:p>1941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39" calcext:value-type="float">
            <text:p>183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4" calcext:value-type="float">
            <text:p>1634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2" calcext:value-type="float">
            <text:p>1942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0" calcext:value-type="float">
            <text:p>184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5" calcext:value-type="float">
            <text:p>1635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3" calcext:value-type="float">
            <text:p>1943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1" calcext:value-type="float">
            <text:p>184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6" calcext:value-type="float">
            <text:p>1636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4" calcext:value-type="float">
            <text:p>1944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2" calcext:value-type="float">
            <text:p>184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7" calcext:value-type="float">
            <text:p>1637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5" calcext:value-type="float">
            <text:p>1945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3" calcext:value-type="float">
            <text:p>184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8" calcext:value-type="float">
            <text:p>1638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6" calcext:value-type="float">
            <text:p>1946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4" calcext:value-type="float">
            <text:p>184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9" calcext:value-type="float">
            <text:p>1639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7" calcext:value-type="float">
            <text:p>1947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5" calcext:value-type="float">
            <text:p>184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0" calcext:value-type="float">
            <text:p>1640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8" calcext:value-type="float">
            <text:p>1948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6" calcext:value-type="float">
            <text:p>184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1" calcext:value-type="float">
            <text:p>1641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49" calcext:value-type="float">
            <text:p>1949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7" calcext:value-type="float">
            <text:p>184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2" calcext:value-type="float">
            <text:p>1642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0" calcext:value-type="float">
            <text:p>1950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8" calcext:value-type="float">
            <text:p>184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3" calcext:value-type="float">
            <text:p>1643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1" calcext:value-type="float">
            <text:p>1951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49" calcext:value-type="float">
            <text:p>184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4" calcext:value-type="float">
            <text:p>1644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2" calcext:value-type="float">
            <text:p>1952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0" calcext:value-type="float">
            <text:p>185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5" calcext:value-type="float">
            <text:p>1645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3" calcext:value-type="float">
            <text:p>1953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1" calcext:value-type="float">
            <text:p>185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6" calcext:value-type="float">
            <text:p>1646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4" calcext:value-type="float">
            <text:p>1954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2" calcext:value-type="float">
            <text:p>185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7" calcext:value-type="float">
            <text:p>1647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5" calcext:value-type="float">
            <text:p>1955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3" calcext:value-type="float">
            <text:p>185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8" calcext:value-type="float">
            <text:p>1648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6" calcext:value-type="float">
            <text:p>1956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4" calcext:value-type="float">
            <text:p>185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7" calcext:value-type="float">
            <text:p>1957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5" calcext:value-type="float">
            <text:p>185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8" calcext:value-type="float">
            <text:p>1958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6" calcext:value-type="float">
            <text:p>185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1" calcext:value-type="float">
            <text:p>1651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59" calcext:value-type="float">
            <text:p>1959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7" calcext:value-type="float">
            <text:p>185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2" calcext:value-type="float">
            <text:p>1652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0" calcext:value-type="float">
            <text:p>1960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8" calcext:value-type="float">
            <text:p>185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3" calcext:value-type="float">
            <text:p>1653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1" calcext:value-type="float">
            <text:p>1961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59" calcext:value-type="float">
            <text:p>185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4" calcext:value-type="float">
            <text:p>1654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2" calcext:value-type="float">
            <text:p>1962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0" calcext:value-type="float">
            <text:p>186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5" calcext:value-type="float">
            <text:p>1655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3" calcext:value-type="float">
            <text:p>1963</text:p>
          </table:table-cell>
          <table:table-cell office:value-type="float" office:value="51" calcext:value-type="float">
            <text:p>51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1" calcext:value-type="float">
            <text:p>186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6" calcext:value-type="float">
            <text:p>1656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4" calcext:value-type="float">
            <text:p>1964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2" calcext:value-type="float">
            <text:p>186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7" calcext:value-type="float">
            <text:p>1657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5" calcext:value-type="float">
            <text:p>1965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3" calcext:value-type="float">
            <text:p>186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8" calcext:value-type="float">
            <text:p>1658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6" calcext:value-type="float">
            <text:p>1966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4" calcext:value-type="float">
            <text:p>186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9" calcext:value-type="float">
            <text:p>1659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7" calcext:value-type="float">
            <text:p>1967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5" calcext:value-type="float">
            <text:p>186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8" calcext:value-type="float">
            <text:p>1968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6" calcext:value-type="float">
            <text:p>186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1" calcext:value-type="float">
            <text:p>1661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69" calcext:value-type="float">
            <text:p>1969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7" calcext:value-type="float">
            <text:p>1867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2" calcext:value-type="float">
            <text:p>1662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70" calcext:value-type="float">
            <text:p>1970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8" calcext:value-type="float">
            <text:p>1868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3" calcext:value-type="float">
            <text:p>1663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71" calcext:value-type="float">
            <text:p>1971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69" calcext:value-type="float">
            <text:p>1869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4" calcext:value-type="float">
            <text:p>1664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72" calcext:value-type="float">
            <text:p>1972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70" calcext:value-type="float">
            <text:p>1870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5" calcext:value-type="float">
            <text:p>1665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73" calcext:value-type="float">
            <text:p>1973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71" calcext:value-type="float">
            <text:p>1871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6" calcext:value-type="float">
            <text:p>1666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74" calcext:value-type="float">
            <text:p>1974</text:p>
          </table:table-cell>
          <table:table-cell office:value-type="float" office:value="52" calcext:value-type="float">
            <text:p>52</text:p>
          </table:table-cell>
          <table:table-cell office:value-type="float" office:value="188.089" calcext:value-type="float">
            <text:p>188.089</text:p>
          </table:table-cell>
          <table:table-cell office:value-type="float" office:value="1872" calcext:value-type="float">
            <text:p>1872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7" calcext:value-type="float">
            <text:p>1667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75" calcext:value-type="float">
            <text:p>1975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73" calcext:value-type="float">
            <text:p>1873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8" calcext:value-type="float">
            <text:p>1668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76" calcext:value-type="float">
            <text:p>1976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74" calcext:value-type="float">
            <text:p>1874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9" calcext:value-type="float">
            <text:p>1669</text:p>
          </table:table-cell>
          <table:table-cell office:value-type="float" office:value="45" calcext:value-type="float">
            <text:p>45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1977" calcext:value-type="float">
            <text:p>1977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75" calcext:value-type="float">
            <text:p>1875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office:value-type="float" office:value="45" calcext:value-type="float">
            <text:p>45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78" calcext:value-type="float">
            <text:p>1978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76" calcext:value-type="float">
            <text:p>1876</text:p>
          </table:table-cell>
          <table:table-cell office:value-type="float" office:value="55" calcext:value-type="float">
            <text:p>55</text:p>
          </table:table-cell>
          <table:table-cell office:value-type="float" office:value="203.61" calcext:value-type="float">
            <text:p>20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1" calcext:value-type="float">
            <text:p>1671</text:p>
          </table:table-cell>
          <table:table-cell office:value-type="float" office:value="45" calcext:value-type="float">
            <text:p>45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79" calcext:value-type="float">
            <text:p>1979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77" calcext:value-type="float">
            <text:p>1877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2" calcext:value-type="float">
            <text:p>1672</text:p>
          </table:table-cell>
          <table:table-cell office:value-type="float" office:value="45" calcext:value-type="float">
            <text:p>45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0" calcext:value-type="float">
            <text:p>1980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78" calcext:value-type="float">
            <text:p>1878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3" calcext:value-type="float">
            <text:p>1673</text:p>
          </table:table-cell>
          <table:table-cell office:value-type="float" office:value="45" calcext:value-type="float">
            <text:p>45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1" calcext:value-type="float">
            <text:p>1981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79" calcext:value-type="float">
            <text:p>1879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4" calcext:value-type="float">
            <text:p>1674</text:p>
          </table:table-cell>
          <table:table-cell office:value-type="float" office:value="45" calcext:value-type="float">
            <text:p>45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2" calcext:value-type="float">
            <text:p>1982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0" calcext:value-type="float">
            <text:p>1880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5" calcext:value-type="float">
            <text:p>1675</text:p>
          </table:table-cell>
          <table:table-cell office:value-type="float" office:value="45" calcext:value-type="float">
            <text:p>45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3" calcext:value-type="float">
            <text:p>1983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1" calcext:value-type="float">
            <text:p>1881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6" calcext:value-type="float">
            <text:p>1676</text:p>
          </table:table-cell>
          <table:table-cell office:value-type="float" office:value="45" calcext:value-type="float">
            <text:p>45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4" calcext:value-type="float">
            <text:p>1984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2" calcext:value-type="float">
            <text:p>1882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" calcext:value-type="float">
            <text:p>1677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5" calcext:value-type="float">
            <text:p>1985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3" calcext:value-type="float">
            <text:p>1883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8" calcext:value-type="float">
            <text:p>1678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6" calcext:value-type="float">
            <text:p>1986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4" calcext:value-type="float">
            <text:p>1884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9" calcext:value-type="float">
            <text:p>1679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7" calcext:value-type="float">
            <text:p>1987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5" calcext:value-type="float">
            <text:p>1885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0" calcext:value-type="float">
            <text:p>1680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8" calcext:value-type="float">
            <text:p>1988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1" calcext:value-type="float">
            <text:p>1681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89" calcext:value-type="float">
            <text:p>1989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7" calcext:value-type="float">
            <text:p>1887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2" calcext:value-type="float">
            <text:p>1682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0" calcext:value-type="float">
            <text:p>1990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8" calcext:value-type="float">
            <text:p>1888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3" calcext:value-type="float">
            <text:p>1683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1" calcext:value-type="float">
            <text:p>1991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89" calcext:value-type="float">
            <text:p>1889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4" calcext:value-type="float">
            <text:p>1684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2" calcext:value-type="float">
            <text:p>1992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90" calcext:value-type="float">
            <text:p>1890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5" calcext:value-type="float">
            <text:p>1685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3" calcext:value-type="float">
            <text:p>1993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91" calcext:value-type="float">
            <text:p>1891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6" calcext:value-type="float">
            <text:p>1686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4" calcext:value-type="float">
            <text:p>1994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92" calcext:value-type="float">
            <text:p>1892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7" calcext:value-type="float">
            <text:p>1687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5" calcext:value-type="float">
            <text:p>1995</text:p>
          </table:table-cell>
          <table:table-cell office:value-type="float" office:value="52" calcext:value-type="float">
            <text:p>52</text:p>
          </table:table-cell>
          <table:table-cell office:value-type="float" office:value="188.072" calcext:value-type="float">
            <text:p>188.072</text:p>
          </table:table-cell>
          <table:table-cell office:value-type="float" office:value="1893" calcext:value-type="float">
            <text:p>1893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8" calcext:value-type="float">
            <text:p>1688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6" calcext:value-type="float">
            <text:p>1996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894" calcext:value-type="float">
            <text:p>1894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9" calcext:value-type="float">
            <text:p>1689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7" calcext:value-type="float">
            <text:p>1997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895" calcext:value-type="float">
            <text:p>1895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0" calcext:value-type="float">
            <text:p>1690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8" calcext:value-type="float">
            <text:p>1998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896" calcext:value-type="float">
            <text:p>1896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1" calcext:value-type="float">
            <text:p>1691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999" calcext:value-type="float">
            <text:p>1999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897" calcext:value-type="float">
            <text:p>1897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2" calcext:value-type="float">
            <text:p>1692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898" calcext:value-type="float">
            <text:p>1898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3" calcext:value-type="float">
            <text:p>1693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1" calcext:value-type="float">
            <text:p>2001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899" calcext:value-type="float">
            <text:p>1899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2" calcext:value-type="float">
            <text:p>2002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0" calcext:value-type="float">
            <text:p>1900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5" calcext:value-type="float">
            <text:p>1695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3" calcext:value-type="float">
            <text:p>2003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1" calcext:value-type="float">
            <text:p>1901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6" calcext:value-type="float">
            <text:p>1696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4" calcext:value-type="float">
            <text:p>2004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2" calcext:value-type="float">
            <text:p>1902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7" calcext:value-type="float">
            <text:p>1697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5" calcext:value-type="float">
            <text:p>2005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3" calcext:value-type="float">
            <text:p>1903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8" calcext:value-type="float">
            <text:p>1698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6" calcext:value-type="float">
            <text:p>2006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4" calcext:value-type="float">
            <text:p>1904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9" calcext:value-type="float">
            <text:p>1699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7" calcext:value-type="float">
            <text:p>2007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5" calcext:value-type="float">
            <text:p>1905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6" calcext:value-type="float">
            <text:p>1906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7" calcext:value-type="float">
            <text:p>1907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2" calcext:value-type="float">
            <text:p>1702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8" calcext:value-type="float">
            <text:p>1908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3" calcext:value-type="float">
            <text:p>1703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09" calcext:value-type="float">
            <text:p>1909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4" calcext:value-type="float">
            <text:p>1704</text:p>
          </table:table-cell>
          <table:table-cell office:value-type="float" office:value="46" calcext:value-type="float">
            <text:p>4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0" calcext:value-type="float">
            <text:p>1910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1" calcext:value-type="float">
            <text:p>1911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6" calcext:value-type="float">
            <text:p>1706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2" calcext:value-type="float">
            <text:p>1912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3" calcext:value-type="float">
            <text:p>1913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4" calcext:value-type="float">
            <text:p>1914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9" calcext:value-type="float">
            <text:p>1709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5" calcext:value-type="float">
            <text:p>1915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0" calcext:value-type="float">
            <text:p>1710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6" calcext:value-type="float">
            <text:p>1916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1" calcext:value-type="float">
            <text:p>1711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7" calcext:value-type="float">
            <text:p>1917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2" calcext:value-type="float">
            <text:p>1712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8" calcext:value-type="float">
            <text:p>1918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3" calcext:value-type="float">
            <text:p>1713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1" calcext:value-type="float">
            <text:p>2021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19" calcext:value-type="float">
            <text:p>1919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2" calcext:value-type="float">
            <text:p>2022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0" calcext:value-type="float">
            <text:p>1920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5" calcext:value-type="float">
            <text:p>1715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3" calcext:value-type="float">
            <text:p>2023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1" calcext:value-type="float">
            <text:p>1921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4" calcext:value-type="float">
            <text:p>2024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2" calcext:value-type="float">
            <text:p>1922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7" calcext:value-type="float">
            <text:p>1717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5" calcext:value-type="float">
            <text:p>2025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3" calcext:value-type="float">
            <text:p>1923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8" calcext:value-type="float">
            <text:p>1718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6" calcext:value-type="float">
            <text:p>2026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4" calcext:value-type="float">
            <text:p>1924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9" calcext:value-type="float">
            <text:p>1719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7" calcext:value-type="float">
            <text:p>2027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5" calcext:value-type="float">
            <text:p>1925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0" calcext:value-type="float">
            <text:p>1720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8" calcext:value-type="float">
            <text:p>2028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6" calcext:value-type="float">
            <text:p>1926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29" calcext:value-type="float">
            <text:p>2029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7" calcext:value-type="float">
            <text:p>1927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2" calcext:value-type="float">
            <text:p>1722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0" calcext:value-type="float">
            <text:p>2030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8" calcext:value-type="float">
            <text:p>1928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3" calcext:value-type="float">
            <text:p>1723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1" calcext:value-type="float">
            <text:p>2031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29" calcext:value-type="float">
            <text:p>1929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4" calcext:value-type="float">
            <text:p>1724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2" calcext:value-type="float">
            <text:p>2032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30" calcext:value-type="float">
            <text:p>1930</text:p>
          </table:table-cell>
          <table:table-cell office:value-type="float" office:value="55" calcext:value-type="float">
            <text:p>55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5" calcext:value-type="float">
            <text:p>1725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3" calcext:value-type="float">
            <text:p>2033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31" calcext:value-type="float">
            <text:p>1931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6" calcext:value-type="float">
            <text:p>1726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4" calcext:value-type="float">
            <text:p>2034</text:p>
          </table:table-cell>
          <table:table-cell office:value-type="float" office:value="52" calcext:value-type="float">
            <text:p>52</text:p>
          </table:table-cell>
          <table:table-cell office:value-type="float" office:value="187.98" calcext:value-type="float">
            <text:p>187.98</text:p>
          </table:table-cell>
          <table:table-cell office:value-type="float" office:value="1932" calcext:value-type="float">
            <text:p>1932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7" calcext:value-type="float">
            <text:p>1727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5" calcext:value-type="float">
            <text:p>2035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33" calcext:value-type="float">
            <text:p>1933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8" calcext:value-type="float">
            <text:p>1728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6" calcext:value-type="float">
            <text:p>2036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34" calcext:value-type="float">
            <text:p>1934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9" calcext:value-type="float">
            <text:p>1729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7" calcext:value-type="float">
            <text:p>2037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35" calcext:value-type="float">
            <text:p>1935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0" calcext:value-type="float">
            <text:p>1730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8" calcext:value-type="float">
            <text:p>2038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36" calcext:value-type="float">
            <text:p>1936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1" calcext:value-type="float">
            <text:p>1731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39" calcext:value-type="float">
            <text:p>2039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37" calcext:value-type="float">
            <text:p>1937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2" calcext:value-type="float">
            <text:p>1732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0" calcext:value-type="float">
            <text:p>2040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38" calcext:value-type="float">
            <text:p>1938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3" calcext:value-type="float">
            <text:p>1733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1" calcext:value-type="float">
            <text:p>2041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39" calcext:value-type="float">
            <text:p>1939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4" calcext:value-type="float">
            <text:p>1734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2" calcext:value-type="float">
            <text:p>2042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0" calcext:value-type="float">
            <text:p>1940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5" calcext:value-type="float">
            <text:p>1735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3" calcext:value-type="float">
            <text:p>2043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1" calcext:value-type="float">
            <text:p>1941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6" calcext:value-type="float">
            <text:p>1736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4" calcext:value-type="float">
            <text:p>2044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2" calcext:value-type="float">
            <text:p>1942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7" calcext:value-type="float">
            <text:p>1737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5" calcext:value-type="float">
            <text:p>2045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3" calcext:value-type="float">
            <text:p>1943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6" calcext:value-type="float">
            <text:p>2046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4" calcext:value-type="float">
            <text:p>1944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7" calcext:value-type="float">
            <text:p>2047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5" calcext:value-type="float">
            <text:p>1945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0" calcext:value-type="float">
            <text:p>1740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8" calcext:value-type="float">
            <text:p>2048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6" calcext:value-type="float">
            <text:p>1946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1" calcext:value-type="float">
            <text:p>1741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49" calcext:value-type="float">
            <text:p>2049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7" calcext:value-type="float">
            <text:p>1947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2" calcext:value-type="float">
            <text:p>1742</text:p>
          </table:table-cell>
          <table:table-cell office:value-type="float" office:value="46" calcext:value-type="float">
            <text:p>46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50" calcext:value-type="float">
            <text:p>2050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8" calcext:value-type="float">
            <text:p>1948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3" calcext:value-type="float">
            <text:p>1743</text:p>
          </table:table-cell>
          <table:table-cell office:value-type="float" office:value="45" calcext:value-type="float">
            <text:p>45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51" calcext:value-type="float">
            <text:p>2051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49" calcext:value-type="float">
            <text:p>1949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4" calcext:value-type="float">
            <text:p>1744</text:p>
          </table:table-cell>
          <table:table-cell office:value-type="float" office:value="45" calcext:value-type="float">
            <text:p>45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52" calcext:value-type="float">
            <text:p>2052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0" calcext:value-type="float">
            <text:p>1950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5" calcext:value-type="float">
            <text:p>1745</text:p>
          </table:table-cell>
          <table:table-cell office:value-type="float" office:value="45" calcext:value-type="float">
            <text:p>45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53" calcext:value-type="float">
            <text:p>2053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1" calcext:value-type="float">
            <text:p>1951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office:value-type="float" office:value="45" calcext:value-type="float">
            <text:p>45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54" calcext:value-type="float">
            <text:p>2054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2" calcext:value-type="float">
            <text:p>1952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7" calcext:value-type="float">
            <text:p>1747</text:p>
          </table:table-cell>
          <table:table-cell office:value-type="float" office:value="45" calcext:value-type="float">
            <text:p>45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55" calcext:value-type="float">
            <text:p>2055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3" calcext:value-type="float">
            <text:p>1953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8" calcext:value-type="float">
            <text:p>1748</text:p>
          </table:table-cell>
          <table:table-cell office:value-type="float" office:value="45" calcext:value-type="float">
            <text:p>45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56" calcext:value-type="float">
            <text:p>2056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4" calcext:value-type="float">
            <text:p>1954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9" calcext:value-type="float">
            <text:p>1749</text:p>
          </table:table-cell>
          <table:table-cell office:value-type="float" office:value="45" calcext:value-type="float">
            <text:p>45</text:p>
          </table:table-cell>
          <table:table-cell office:value-type="float" office:value="179.037" calcext:value-type="float">
            <text:p>179.037</text:p>
          </table:table-cell>
          <table:table-cell office:value-type="float" office:value="2057" calcext:value-type="float">
            <text:p>2057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5" calcext:value-type="float">
            <text:p>1955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58" calcext:value-type="float">
            <text:p>2058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6" calcext:value-type="float">
            <text:p>1956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59" calcext:value-type="float">
            <text:p>2059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7" calcext:value-type="float">
            <text:p>1957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0" calcext:value-type="float">
            <text:p>2060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8" calcext:value-type="float">
            <text:p>1958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3" calcext:value-type="float">
            <text:p>1753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1" calcext:value-type="float">
            <text:p>2061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59" calcext:value-type="float">
            <text:p>1959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2" calcext:value-type="float">
            <text:p>2062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60" calcext:value-type="float">
            <text:p>1960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3" calcext:value-type="float">
            <text:p>2063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61" calcext:value-type="float">
            <text:p>1961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4" calcext:value-type="float">
            <text:p>2064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62" calcext:value-type="float">
            <text:p>1962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7" calcext:value-type="float">
            <text:p>1757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5" calcext:value-type="float">
            <text:p>2065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63" calcext:value-type="float">
            <text:p>1963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8" calcext:value-type="float">
            <text:p>1758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6" calcext:value-type="float">
            <text:p>2066</text:p>
          </table:table-cell>
          <table:table-cell office:value-type="float" office:value="52" calcext:value-type="float">
            <text:p>52</text:p>
          </table:table-cell>
          <table:table-cell office:value-type="float" office:value="187.953" calcext:value-type="float">
            <text:p>187.953</text:p>
          </table:table-cell>
          <table:table-cell office:value-type="float" office:value="1964" calcext:value-type="float">
            <text:p>1964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9" calcext:value-type="float">
            <text:p>1759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7" calcext:value-type="float">
            <text:p>206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65" calcext:value-type="float">
            <text:p>1965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8" calcext:value-type="float">
            <text:p>206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66" calcext:value-type="float">
            <text:p>1966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1" calcext:value-type="float">
            <text:p>1761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69" calcext:value-type="float">
            <text:p>206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67" calcext:value-type="float">
            <text:p>1967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2" calcext:value-type="float">
            <text:p>1762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0" calcext:value-type="float">
            <text:p>207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68" calcext:value-type="float">
            <text:p>1968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3" calcext:value-type="float">
            <text:p>1763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1" calcext:value-type="float">
            <text:p>207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69" calcext:value-type="float">
            <text:p>1969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4" calcext:value-type="float">
            <text:p>1764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2" calcext:value-type="float">
            <text:p>207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0" calcext:value-type="float">
            <text:p>1970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3" calcext:value-type="float">
            <text:p>207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1" calcext:value-type="float">
            <text:p>1971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6" calcext:value-type="float">
            <text:p>1766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4" calcext:value-type="float">
            <text:p>207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2" calcext:value-type="float">
            <text:p>1972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7" calcext:value-type="float">
            <text:p>1767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5" calcext:value-type="float">
            <text:p>207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3" calcext:value-type="float">
            <text:p>1973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8" calcext:value-type="float">
            <text:p>1768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6" calcext:value-type="float">
            <text:p>207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4" calcext:value-type="float">
            <text:p>1974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9" calcext:value-type="float">
            <text:p>1769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7" calcext:value-type="float">
            <text:p>207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5" calcext:value-type="float">
            <text:p>1975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0" calcext:value-type="float">
            <text:p>1770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8" calcext:value-type="float">
            <text:p>207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6" calcext:value-type="float">
            <text:p>1976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1" calcext:value-type="float">
            <text:p>1771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79" calcext:value-type="float">
            <text:p>207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7" calcext:value-type="float">
            <text:p>1977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2" calcext:value-type="float">
            <text:p>1772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0" calcext:value-type="float">
            <text:p>208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8" calcext:value-type="float">
            <text:p>1978</text:p>
          </table:table-cell>
          <table:table-cell office:value-type="float" office:value="54" calcext:value-type="float">
            <text:p>54</text:p>
          </table:table-cell>
          <table:table-cell office:value-type="float" office:value="203.288" calcext:value-type="float">
            <text:p>203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3" calcext:value-type="float">
            <text:p>1773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1" calcext:value-type="float">
            <text:p>208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79" calcext:value-type="float">
            <text:p>1979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4" calcext:value-type="float">
            <text:p>1774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2" calcext:value-type="float">
            <text:p>208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0" calcext:value-type="float">
            <text:p>1980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5" calcext:value-type="float">
            <text:p>1775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3" calcext:value-type="float">
            <text:p>208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1" calcext:value-type="float">
            <text:p>1981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4" calcext:value-type="float">
            <text:p>208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2" calcext:value-type="float">
            <text:p>1982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7" calcext:value-type="float">
            <text:p>1777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5" calcext:value-type="float">
            <text:p>208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8" calcext:value-type="float">
            <text:p>1778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6" calcext:value-type="float">
            <text:p>208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4" calcext:value-type="float">
            <text:p>1984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9" calcext:value-type="float">
            <text:p>1779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7" calcext:value-type="float">
            <text:p>208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5" calcext:value-type="float">
            <text:p>1985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0" calcext:value-type="float">
            <text:p>1780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8" calcext:value-type="float">
            <text:p>208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6" calcext:value-type="float">
            <text:p>1986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1" calcext:value-type="float">
            <text:p>1781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89" calcext:value-type="float">
            <text:p>208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7" calcext:value-type="float">
            <text:p>1987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2" calcext:value-type="float">
            <text:p>1782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8" calcext:value-type="float">
            <text:p>1988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3" calcext:value-type="float">
            <text:p>1783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1" calcext:value-type="float">
            <text:p>209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89" calcext:value-type="float">
            <text:p>1989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2" calcext:value-type="float">
            <text:p>209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0" calcext:value-type="float">
            <text:p>1990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5" calcext:value-type="float">
            <text:p>1785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3" calcext:value-type="float">
            <text:p>209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1" calcext:value-type="float">
            <text:p>1991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6" calcext:value-type="float">
            <text:p>1786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4" calcext:value-type="float">
            <text:p>209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2" calcext:value-type="float">
            <text:p>1992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7" calcext:value-type="float">
            <text:p>1787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5" calcext:value-type="float">
            <text:p>209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3" calcext:value-type="float">
            <text:p>1993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8" calcext:value-type="float">
            <text:p>1788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6" calcext:value-type="float">
            <text:p>209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4" calcext:value-type="float">
            <text:p>1994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9" calcext:value-type="float">
            <text:p>1789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7" calcext:value-type="float">
            <text:p>209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5" calcext:value-type="float">
            <text:p>1995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8" calcext:value-type="float">
            <text:p>209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6" calcext:value-type="float">
            <text:p>1996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099" calcext:value-type="float">
            <text:p>209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7" calcext:value-type="float">
            <text:p>1997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100" calcext:value-type="float">
            <text:p>210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8" calcext:value-type="float">
            <text:p>1998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3" calcext:value-type="float">
            <text:p>1793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101" calcext:value-type="float">
            <text:p>210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99" calcext:value-type="float">
            <text:p>1999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4" calcext:value-type="float">
            <text:p>1794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102" calcext:value-type="float">
            <text:p>210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5" calcext:value-type="float">
            <text:p>1795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103" calcext:value-type="float">
            <text:p>210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1" calcext:value-type="float">
            <text:p>2001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104" calcext:value-type="float">
            <text:p>210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2" calcext:value-type="float">
            <text:p>2002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7" calcext:value-type="float">
            <text:p>1797</text:p>
          </table:table-cell>
          <table:table-cell office:value-type="float" office:value="45" calcext:value-type="float">
            <text:p>4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2105" calcext:value-type="float">
            <text:p>210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3" calcext:value-type="float">
            <text:p>2003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06" calcext:value-type="float">
            <text:p>210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4" calcext:value-type="float">
            <text:p>2004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9" calcext:value-type="float">
            <text:p>1799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07" calcext:value-type="float">
            <text:p>210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5" calcext:value-type="float">
            <text:p>2005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08" calcext:value-type="float">
            <text:p>210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6" calcext:value-type="float">
            <text:p>2006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1" calcext:value-type="float">
            <text:p>1801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09" calcext:value-type="float">
            <text:p>210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7" calcext:value-type="float">
            <text:p>2007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10" calcext:value-type="float">
            <text:p>211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8" calcext:value-type="float">
            <text:p>2008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3" calcext:value-type="float">
            <text:p>1803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11" calcext:value-type="float">
            <text:p>211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09" calcext:value-type="float">
            <text:p>2009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4" calcext:value-type="float">
            <text:p>1804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12" calcext:value-type="float">
            <text:p>211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0" calcext:value-type="float">
            <text:p>2010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5" calcext:value-type="float">
            <text:p>1805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13" calcext:value-type="float">
            <text:p>211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6" calcext:value-type="float">
            <text:p>1806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14" calcext:value-type="float">
            <text:p>211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2" calcext:value-type="float">
            <text:p>2012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78.833" calcext:value-type="float">
            <text:p>178.833</text:p>
          </table:table-cell>
          <table:table-cell office:value-type="float" office:value="2115" calcext:value-type="float">
            <text:p>211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8" calcext:value-type="float">
            <text:p>1808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16" calcext:value-type="float">
            <text:p>211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9" calcext:value-type="float">
            <text:p>1809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17" calcext:value-type="float">
            <text:p>211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0" calcext:value-type="float">
            <text:p>1810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18" calcext:value-type="float">
            <text:p>211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19" calcext:value-type="float">
            <text:p>211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2" calcext:value-type="float">
            <text:p>1812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0" calcext:value-type="float">
            <text:p>212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8" calcext:value-type="float">
            <text:p>2018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3" calcext:value-type="float">
            <text:p>1813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1" calcext:value-type="float">
            <text:p>212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19" calcext:value-type="float">
            <text:p>2019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4" calcext:value-type="float">
            <text:p>1814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2" calcext:value-type="float">
            <text:p>212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0" calcext:value-type="float">
            <text:p>2020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5" calcext:value-type="float">
            <text:p>1815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3" calcext:value-type="float">
            <text:p>212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1" calcext:value-type="float">
            <text:p>2021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6" calcext:value-type="float">
            <text:p>1816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4" calcext:value-type="float">
            <text:p>212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2" calcext:value-type="float">
            <text:p>2022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7" calcext:value-type="float">
            <text:p>1817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5" calcext:value-type="float">
            <text:p>212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3" calcext:value-type="float">
            <text:p>2023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8" calcext:value-type="float">
            <text:p>1818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6" calcext:value-type="float">
            <text:p>212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4" calcext:value-type="float">
            <text:p>2024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9" calcext:value-type="float">
            <text:p>1819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7" calcext:value-type="float">
            <text:p>212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5" calcext:value-type="float">
            <text:p>2025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0" calcext:value-type="float">
            <text:p>1820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8" calcext:value-type="float">
            <text:p>212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6" calcext:value-type="float">
            <text:p>2026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1" calcext:value-type="float">
            <text:p>1821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29" calcext:value-type="float">
            <text:p>212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7" calcext:value-type="float">
            <text:p>2027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0" calcext:value-type="float">
            <text:p>213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8" calcext:value-type="float">
            <text:p>2028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3" calcext:value-type="float">
            <text:p>1823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1" calcext:value-type="float">
            <text:p>213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29" calcext:value-type="float">
            <text:p>2029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4" calcext:value-type="float">
            <text:p>1824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2" calcext:value-type="float">
            <text:p>213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0" calcext:value-type="float">
            <text:p>2030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5" calcext:value-type="float">
            <text:p>1825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3" calcext:value-type="float">
            <text:p>213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1" calcext:value-type="float">
            <text:p>2031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6" calcext:value-type="float">
            <text:p>1826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4" calcext:value-type="float">
            <text:p>213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2" calcext:value-type="float">
            <text:p>2032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7" calcext:value-type="float">
            <text:p>1827</text:p>
          </table:table-cell>
          <table:table-cell office:value-type="float" office:value="45" calcext:value-type="float">
            <text:p>45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5" calcext:value-type="float">
            <text:p>213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3" calcext:value-type="float">
            <text:p>2033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8" calcext:value-type="float">
            <text:p>1828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6" calcext:value-type="float">
            <text:p>213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4" calcext:value-type="float">
            <text:p>2034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9" calcext:value-type="float">
            <text:p>1829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7" calcext:value-type="float">
            <text:p>213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5" calcext:value-type="float">
            <text:p>2035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8" calcext:value-type="float">
            <text:p>213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6" calcext:value-type="float">
            <text:p>2036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1" calcext:value-type="float">
            <text:p>1831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39" calcext:value-type="float">
            <text:p>213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7" calcext:value-type="float">
            <text:p>2037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2" calcext:value-type="float">
            <text:p>1832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0" calcext:value-type="float">
            <text:p>214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8" calcext:value-type="float">
            <text:p>2038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3" calcext:value-type="float">
            <text:p>1833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1" calcext:value-type="float">
            <text:p>214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39" calcext:value-type="float">
            <text:p>2039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2" calcext:value-type="float">
            <text:p>214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0" calcext:value-type="float">
            <text:p>2040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5" calcext:value-type="float">
            <text:p>1835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3" calcext:value-type="float">
            <text:p>214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1" calcext:value-type="float">
            <text:p>2041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4" calcext:value-type="float">
            <text:p>214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2" calcext:value-type="float">
            <text:p>2042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7" calcext:value-type="float">
            <text:p>1837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5" calcext:value-type="float">
            <text:p>214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3" calcext:value-type="float">
            <text:p>2043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8" calcext:value-type="float">
            <text:p>1838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6" calcext:value-type="float">
            <text:p>214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4" calcext:value-type="float">
            <text:p>2044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9" calcext:value-type="float">
            <text:p>1839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7" calcext:value-type="float">
            <text:p>214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5" calcext:value-type="float">
            <text:p>2045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0" calcext:value-type="float">
            <text:p>1840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8" calcext:value-type="float">
            <text:p>214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6" calcext:value-type="float">
            <text:p>2046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1" calcext:value-type="float">
            <text:p>1841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49" calcext:value-type="float">
            <text:p>214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7" calcext:value-type="float">
            <text:p>2047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2" calcext:value-type="float">
            <text:p>1842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0" calcext:value-type="float">
            <text:p>215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8" calcext:value-type="float">
            <text:p>2048</text:p>
          </table:table-cell>
          <table:table-cell office:value-type="float" office:value="54" calcext:value-type="float">
            <text:p>54</text:p>
          </table:table-cell>
          <table:table-cell office:value-type="float" office:value="202.829" calcext:value-type="float">
            <text:p>202.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3" calcext:value-type="float">
            <text:p>1843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1" calcext:value-type="float">
            <text:p>215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49" calcext:value-type="float">
            <text:p>204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4" calcext:value-type="float">
            <text:p>1844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2" calcext:value-type="float">
            <text:p>215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0" calcext:value-type="float">
            <text:p>205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5" calcext:value-type="float">
            <text:p>1845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3" calcext:value-type="float">
            <text:p>215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1" calcext:value-type="float">
            <text:p>205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6" calcext:value-type="float">
            <text:p>1846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4" calcext:value-type="float">
            <text:p>215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2" calcext:value-type="float">
            <text:p>205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7" calcext:value-type="float">
            <text:p>1847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5" calcext:value-type="float">
            <text:p>215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3" calcext:value-type="float">
            <text:p>205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8" calcext:value-type="float">
            <text:p>1848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6" calcext:value-type="float">
            <text:p>215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4" calcext:value-type="float">
            <text:p>205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9" calcext:value-type="float">
            <text:p>1849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7" calcext:value-type="float">
            <text:p>215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5" calcext:value-type="float">
            <text:p>205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8" calcext:value-type="float">
            <text:p>215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6" calcext:value-type="float">
            <text:p>205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1" calcext:value-type="float">
            <text:p>1851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59" calcext:value-type="float">
            <text:p>215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7" calcext:value-type="float">
            <text:p>205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2" calcext:value-type="float">
            <text:p>1852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0" calcext:value-type="float">
            <text:p>216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8" calcext:value-type="float">
            <text:p>2058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3" calcext:value-type="float">
            <text:p>1853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1" calcext:value-type="float">
            <text:p>216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59" calcext:value-type="float">
            <text:p>205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4" calcext:value-type="float">
            <text:p>1854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2" calcext:value-type="float">
            <text:p>216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0" calcext:value-type="float">
            <text:p>206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3" calcext:value-type="float">
            <text:p>216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1" calcext:value-type="float">
            <text:p>206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4" calcext:value-type="float">
            <text:p>216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2" calcext:value-type="float">
            <text:p>206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7" calcext:value-type="float">
            <text:p>1857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5" calcext:value-type="float">
            <text:p>216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3" calcext:value-type="float">
            <text:p>206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8" calcext:value-type="float">
            <text:p>1858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6" calcext:value-type="float">
            <text:p>216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4" calcext:value-type="float">
            <text:p>206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7" calcext:value-type="float">
            <text:p>216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5" calcext:value-type="float">
            <text:p>206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0" calcext:value-type="float">
            <text:p>1860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8" calcext:value-type="float">
            <text:p>216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6" calcext:value-type="float">
            <text:p>206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1" calcext:value-type="float">
            <text:p>1861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69" calcext:value-type="float">
            <text:p>216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7" calcext:value-type="float">
            <text:p>206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2" calcext:value-type="float">
            <text:p>1862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0" calcext:value-type="float">
            <text:p>217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8" calcext:value-type="float">
            <text:p>2068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1" calcext:value-type="float">
            <text:p>217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69" calcext:value-type="float">
            <text:p>206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4" calcext:value-type="float">
            <text:p>1864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2" calcext:value-type="float">
            <text:p>217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0" calcext:value-type="float">
            <text:p>207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3" calcext:value-type="float">
            <text:p>217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1" calcext:value-type="float">
            <text:p>207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6" calcext:value-type="float">
            <text:p>1866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4" calcext:value-type="float">
            <text:p>217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2" calcext:value-type="float">
            <text:p>207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7" calcext:value-type="float">
            <text:p>1867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5" calcext:value-type="float">
            <text:p>217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3" calcext:value-type="float">
            <text:p>207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8" calcext:value-type="float">
            <text:p>1868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6" calcext:value-type="float">
            <text:p>217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4" calcext:value-type="float">
            <text:p>207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9" calcext:value-type="float">
            <text:p>1869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7" calcext:value-type="float">
            <text:p>217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5" calcext:value-type="float">
            <text:p>207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0" calcext:value-type="float">
            <text:p>1870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8" calcext:value-type="float">
            <text:p>217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6" calcext:value-type="float">
            <text:p>207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1" calcext:value-type="float">
            <text:p>1871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79" calcext:value-type="float">
            <text:p>217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7" calcext:value-type="float">
            <text:p>207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2" calcext:value-type="float">
            <text:p>1872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0" calcext:value-type="float">
            <text:p>218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8" calcext:value-type="float">
            <text:p>2078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1" calcext:value-type="float">
            <text:p>218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79" calcext:value-type="float">
            <text:p>207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4" calcext:value-type="float">
            <text:p>1874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2" calcext:value-type="float">
            <text:p>218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0" calcext:value-type="float">
            <text:p>208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" calcext:value-type="float">
            <text:p>1875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3" calcext:value-type="float">
            <text:p>218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1" calcext:value-type="float">
            <text:p>208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6" calcext:value-type="float">
            <text:p>1876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4" calcext:value-type="float">
            <text:p>218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2" calcext:value-type="float">
            <text:p>208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7" calcext:value-type="float">
            <text:p>1877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5" calcext:value-type="float">
            <text:p>218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3" calcext:value-type="float">
            <text:p>208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8" calcext:value-type="float">
            <text:p>1878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6" calcext:value-type="float">
            <text:p>218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4" calcext:value-type="float">
            <text:p>208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9" calcext:value-type="float">
            <text:p>1879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7" calcext:value-type="float">
            <text:p>218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5" calcext:value-type="float">
            <text:p>208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0" calcext:value-type="float">
            <text:p>1880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8" calcext:value-type="float">
            <text:p>218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6" calcext:value-type="float">
            <text:p>208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1" calcext:value-type="float">
            <text:p>1881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89" calcext:value-type="float">
            <text:p>218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7" calcext:value-type="float">
            <text:p>208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2" calcext:value-type="float">
            <text:p>1882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0" calcext:value-type="float">
            <text:p>219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8" calcext:value-type="float">
            <text:p>2088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3" calcext:value-type="float">
            <text:p>1883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1" calcext:value-type="float">
            <text:p>219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89" calcext:value-type="float">
            <text:p>208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4" calcext:value-type="float">
            <text:p>1884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2" calcext:value-type="float">
            <text:p>219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0" calcext:value-type="float">
            <text:p>209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5" calcext:value-type="float">
            <text:p>1885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3" calcext:value-type="float">
            <text:p>219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1" calcext:value-type="float">
            <text:p>209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6" calcext:value-type="float">
            <text:p>1886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4" calcext:value-type="float">
            <text:p>219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2" calcext:value-type="float">
            <text:p>209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7" calcext:value-type="float">
            <text:p>1887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5" calcext:value-type="float">
            <text:p>219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3" calcext:value-type="float">
            <text:p>209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6" calcext:value-type="float">
            <text:p>219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4" calcext:value-type="float">
            <text:p>209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9" calcext:value-type="float">
            <text:p>1889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7" calcext:value-type="float">
            <text:p>219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5" calcext:value-type="float">
            <text:p>209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8" calcext:value-type="float">
            <text:p>219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6" calcext:value-type="float">
            <text:p>209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1" calcext:value-type="float">
            <text:p>1891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199" calcext:value-type="float">
            <text:p>219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7" calcext:value-type="float">
            <text:p>209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200" calcext:value-type="float">
            <text:p>220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8" calcext:value-type="float">
            <text:p>2098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3" calcext:value-type="float">
            <text:p>1893</text:p>
          </table:table-cell>
          <table:table-cell office:value-type="float" office:value="47" calcext:value-type="float">
            <text:p>47</text:p>
          </table:table-cell>
          <table:table-cell office:value-type="float" office:value="178.828" calcext:value-type="float">
            <text:p>178.828</text:p>
          </table:table-cell>
          <table:table-cell office:value-type="float" office:value="2201" calcext:value-type="float">
            <text:p>220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099" calcext:value-type="float">
            <text:p>209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4" calcext:value-type="float">
            <text:p>1894</text:p>
          </table:table-cell>
          <table:table-cell office:value-type="float" office:value="48" calcext:value-type="float">
            <text:p>48</text:p>
          </table:table-cell>
          <table:table-cell office:value-type="float" office:value="178.732" calcext:value-type="float">
            <text:p>178.732</text:p>
          </table:table-cell>
          <table:table-cell office:value-type="float" office:value="2202" calcext:value-type="float">
            <text:p>220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0" calcext:value-type="float">
            <text:p>210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5" calcext:value-type="float">
            <text:p>1895</text:p>
          </table:table-cell>
          <table:table-cell office:value-type="float" office:value="48" calcext:value-type="float">
            <text:p>48</text:p>
          </table:table-cell>
          <table:table-cell office:value-type="float" office:value="178.732" calcext:value-type="float">
            <text:p>178.732</text:p>
          </table:table-cell>
          <table:table-cell office:value-type="float" office:value="2203" calcext:value-type="float">
            <text:p>220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1" calcext:value-type="float">
            <text:p>210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6" calcext:value-type="float">
            <text:p>1896</text:p>
          </table:table-cell>
          <table:table-cell office:value-type="float" office:value="48" calcext:value-type="float">
            <text:p>48</text:p>
          </table:table-cell>
          <table:table-cell office:value-type="float" office:value="178.732" calcext:value-type="float">
            <text:p>178.732</text:p>
          </table:table-cell>
          <table:table-cell office:value-type="float" office:value="2204" calcext:value-type="float">
            <text:p>220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2" calcext:value-type="float">
            <text:p>210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48" calcext:value-type="float">
            <text:p>48</text:p>
          </table:table-cell>
          <table:table-cell office:value-type="float" office:value="178.732" calcext:value-type="float">
            <text:p>178.732</text:p>
          </table:table-cell>
          <table:table-cell office:value-type="float" office:value="2205" calcext:value-type="float">
            <text:p>220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3" calcext:value-type="float">
            <text:p>210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8" calcext:value-type="float">
            <text:p>1898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06" calcext:value-type="float">
            <text:p>220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4" calcext:value-type="float">
            <text:p>210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07" calcext:value-type="float">
            <text:p>220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08" calcext:value-type="float">
            <text:p>220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6" calcext:value-type="float">
            <text:p>210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1" calcext:value-type="float">
            <text:p>1901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09" calcext:value-type="float">
            <text:p>220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7" calcext:value-type="float">
            <text:p>210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2" calcext:value-type="float">
            <text:p>1902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0" calcext:value-type="float">
            <text:p>221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8" calcext:value-type="float">
            <text:p>2108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3" calcext:value-type="float">
            <text:p>1903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1" calcext:value-type="float">
            <text:p>221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09" calcext:value-type="float">
            <text:p>210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4" calcext:value-type="float">
            <text:p>1904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2" calcext:value-type="float">
            <text:p>221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0" calcext:value-type="float">
            <text:p>211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3" calcext:value-type="float">
            <text:p>221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1" calcext:value-type="float">
            <text:p>211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4" calcext:value-type="float">
            <text:p>221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2" calcext:value-type="float">
            <text:p>211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5" calcext:value-type="float">
            <text:p>221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3" calcext:value-type="float">
            <text:p>211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6" calcext:value-type="float">
            <text:p>221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4" calcext:value-type="float">
            <text:p>211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7" calcext:value-type="float">
            <text:p>221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5" calcext:value-type="float">
            <text:p>211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8" calcext:value-type="float">
            <text:p>221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6" calcext:value-type="float">
            <text:p>211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19" calcext:value-type="float">
            <text:p>221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7" calcext:value-type="float">
            <text:p>211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0" calcext:value-type="float">
            <text:p>222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8" calcext:value-type="float">
            <text:p>2118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3" calcext:value-type="float">
            <text:p>1913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1" calcext:value-type="float">
            <text:p>222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19" calcext:value-type="float">
            <text:p>211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4" calcext:value-type="float">
            <text:p>1914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2" calcext:value-type="float">
            <text:p>222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0" calcext:value-type="float">
            <text:p>212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5" calcext:value-type="float">
            <text:p>1915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3" calcext:value-type="float">
            <text:p>222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1" calcext:value-type="float">
            <text:p>212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6" calcext:value-type="float">
            <text:p>1916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4" calcext:value-type="float">
            <text:p>222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2" calcext:value-type="float">
            <text:p>212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7" calcext:value-type="float">
            <text:p>1917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5" calcext:value-type="float">
            <text:p>222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3" calcext:value-type="float">
            <text:p>212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8" calcext:value-type="float">
            <text:p>1918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6" calcext:value-type="float">
            <text:p>222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4" calcext:value-type="float">
            <text:p>212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9" calcext:value-type="float">
            <text:p>1919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7" calcext:value-type="float">
            <text:p>222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5" calcext:value-type="float">
            <text:p>212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8" calcext:value-type="float">
            <text:p>222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6" calcext:value-type="float">
            <text:p>212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1" calcext:value-type="float">
            <text:p>1921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29" calcext:value-type="float">
            <text:p>222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7" calcext:value-type="float">
            <text:p>212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30" calcext:value-type="float">
            <text:p>223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8" calcext:value-type="float">
            <text:p>2128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31" calcext:value-type="float">
            <text:p>223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29" calcext:value-type="float">
            <text:p>212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4" calcext:value-type="float">
            <text:p>1924</text:p>
          </table:table-cell>
          <table:table-cell office:value-type="float" office:value="48" calcext:value-type="float">
            <text:p>48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32" calcext:value-type="float">
            <text:p>223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0" calcext:value-type="float">
            <text:p>213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5" calcext:value-type="float">
            <text:p>1925</text:p>
          </table:table-cell>
          <table:table-cell office:value-type="float" office:value="47" calcext:value-type="float">
            <text:p>47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33" calcext:value-type="float">
            <text:p>223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1" calcext:value-type="float">
            <text:p>213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6" calcext:value-type="float">
            <text:p>1926</text:p>
          </table:table-cell>
          <table:table-cell office:value-type="float" office:value="47" calcext:value-type="float">
            <text:p>47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34" calcext:value-type="float">
            <text:p>223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2" calcext:value-type="float">
            <text:p>213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7" calcext:value-type="float">
            <text:p>1927</text:p>
          </table:table-cell>
          <table:table-cell office:value-type="float" office:value="47" calcext:value-type="float">
            <text:p>47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35" calcext:value-type="float">
            <text:p>223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3" calcext:value-type="float">
            <text:p>213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float" office:value="47" calcext:value-type="float">
            <text:p>47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36" calcext:value-type="float">
            <text:p>223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4" calcext:value-type="float">
            <text:p>213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 office:value-type="float" office:value="47" calcext:value-type="float">
            <text:p>47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37" calcext:value-type="float">
            <text:p>223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5" calcext:value-type="float">
            <text:p>213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float" office:value="47" calcext:value-type="float">
            <text:p>47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2238" calcext:value-type="float">
            <text:p>223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6" calcext:value-type="float">
            <text:p>213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39" calcext:value-type="float">
            <text:p>223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7" calcext:value-type="float">
            <text:p>213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0" calcext:value-type="float">
            <text:p>224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8" calcext:value-type="float">
            <text:p>2138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3" calcext:value-type="float">
            <text:p>1933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1" calcext:value-type="float">
            <text:p>224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39" calcext:value-type="float">
            <text:p>2139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4" calcext:value-type="float">
            <text:p>1934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2" calcext:value-type="float">
            <text:p>224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0" calcext:value-type="float">
            <text:p>2140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5" calcext:value-type="float">
            <text:p>1935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3" calcext:value-type="float">
            <text:p>224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1" calcext:value-type="float">
            <text:p>2141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4" calcext:value-type="float">
            <text:p>224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2" calcext:value-type="float">
            <text:p>2142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5" calcext:value-type="float">
            <text:p>224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3" calcext:value-type="float">
            <text:p>2143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6" calcext:value-type="float">
            <text:p>224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4" calcext:value-type="float">
            <text:p>2144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7" calcext:value-type="float">
            <text:p>224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5" calcext:value-type="float">
            <text:p>2145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8" calcext:value-type="float">
            <text:p>224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6" calcext:value-type="float">
            <text:p>2146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49" calcext:value-type="float">
            <text:p>224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7" calcext:value-type="float">
            <text:p>2147</text:p>
          </table:table-cell>
          <table:table-cell office:value-type="float" office:value="54" calcext:value-type="float">
            <text:p>54</text:p>
          </table:table-cell>
          <table:table-cell office:value-type="float" office:value="202.549" calcext:value-type="float">
            <text:p>202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" calcext:value-type="float">
            <text:p>1942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0" calcext:value-type="float">
            <text:p>225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8" calcext:value-type="float">
            <text:p>2148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3" calcext:value-type="float">
            <text:p>1943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1" calcext:value-type="float">
            <text:p>225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49" calcext:value-type="float">
            <text:p>2149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4" calcext:value-type="float">
            <text:p>1944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2" calcext:value-type="float">
            <text:p>225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0" calcext:value-type="float">
            <text:p>2150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5" calcext:value-type="float">
            <text:p>1945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3" calcext:value-type="float">
            <text:p>225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1" calcext:value-type="float">
            <text:p>2151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4" calcext:value-type="float">
            <text:p>225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2" calcext:value-type="float">
            <text:p>2152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5" calcext:value-type="float">
            <text:p>225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3" calcext:value-type="float">
            <text:p>2153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6" calcext:value-type="float">
            <text:p>225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4" calcext:value-type="float">
            <text:p>2154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7" calcext:value-type="float">
            <text:p>225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5" calcext:value-type="float">
            <text:p>2155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8" calcext:value-type="float">
            <text:p>225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59" calcext:value-type="float">
            <text:p>225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7" calcext:value-type="float">
            <text:p>2157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60" calcext:value-type="float">
            <text:p>226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8" calcext:value-type="float">
            <text:p>2158</text:p>
          </table:table-cell>
          <table:table-cell office:value-type="float" office:value="54" calcext:value-type="float">
            <text:p>54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3" calcext:value-type="float">
            <text:p>1953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61" calcext:value-type="float">
            <text:p>226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59" calcext:value-type="float">
            <text:p>2159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4" calcext:value-type="float">
            <text:p>1954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62" calcext:value-type="float">
            <text:p>226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63" calcext:value-type="float">
            <text:p>226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1" calcext:value-type="float">
            <text:p>2161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float" office:value="47" calcext:value-type="float">
            <text:p>47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2264" calcext:value-type="float">
            <text:p>226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2" calcext:value-type="float">
            <text:p>2162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office:value-type="float" office:value="47" calcext:value-type="float">
            <text:p>47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65" calcext:value-type="float">
            <text:p>226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3" calcext:value-type="float">
            <text:p>2163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office:value-type="float" office:value="47" calcext:value-type="float">
            <text:p>47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66" calcext:value-type="float">
            <text:p>226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4" calcext:value-type="float">
            <text:p>2164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9" calcext:value-type="float">
            <text:p>1959</text:p>
          </table:table-cell>
          <table:table-cell office:value-type="float" office:value="47" calcext:value-type="float">
            <text:p>47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67" calcext:value-type="float">
            <text:p>226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5" calcext:value-type="float">
            <text:p>2165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47" calcext:value-type="float">
            <text:p>47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68" calcext:value-type="float">
            <text:p>226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6" calcext:value-type="float">
            <text:p>2166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1" calcext:value-type="float">
            <text:p>1961</text:p>
          </table:table-cell>
          <table:table-cell office:value-type="float" office:value="47" calcext:value-type="float">
            <text:p>47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69" calcext:value-type="float">
            <text:p>226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7" calcext:value-type="float">
            <text:p>2167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float" office:value="47" calcext:value-type="float">
            <text:p>47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0" calcext:value-type="float">
            <text:p>227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8" calcext:value-type="float">
            <text:p>2168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3" calcext:value-type="float">
            <text:p>1963</text:p>
          </table:table-cell>
          <table:table-cell office:value-type="float" office:value="47" calcext:value-type="float">
            <text:p>47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1" calcext:value-type="float">
            <text:p>227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69" calcext:value-type="float">
            <text:p>2169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float" office:value="47" calcext:value-type="float">
            <text:p>47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2" calcext:value-type="float">
            <text:p>227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0" calcext:value-type="float">
            <text:p>2170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3" calcext:value-type="float">
            <text:p>227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1" calcext:value-type="float">
            <text:p>2171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6" calcext:value-type="float">
            <text:p>1966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4" calcext:value-type="float">
            <text:p>227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2" calcext:value-type="float">
            <text:p>2172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5" calcext:value-type="float">
            <text:p>227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3" calcext:value-type="float">
            <text:p>2173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8" calcext:value-type="float">
            <text:p>1968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6" calcext:value-type="float">
            <text:p>227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4" calcext:value-type="float">
            <text:p>2174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7" calcext:value-type="float">
            <text:p>227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5" calcext:value-type="float">
            <text:p>2175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8" calcext:value-type="float">
            <text:p>227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6" calcext:value-type="float">
            <text:p>2176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79" calcext:value-type="float">
            <text:p>227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7" calcext:value-type="float">
            <text:p>2177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0" calcext:value-type="float">
            <text:p>228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8" calcext:value-type="float">
            <text:p>2178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1" calcext:value-type="float">
            <text:p>228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79" calcext:value-type="float">
            <text:p>2179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2" calcext:value-type="float">
            <text:p>228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0" calcext:value-type="float">
            <text:p>2180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3" calcext:value-type="float">
            <text:p>228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1" calcext:value-type="float">
            <text:p>2181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4" calcext:value-type="float">
            <text:p>228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2" calcext:value-type="float">
            <text:p>2182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5" calcext:value-type="float">
            <text:p>228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3" calcext:value-type="float">
            <text:p>2183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8" calcext:value-type="float">
            <text:p>1978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6" calcext:value-type="float">
            <text:p>228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4" calcext:value-type="float">
            <text:p>2184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" calcext:value-type="float">
            <text:p>1979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7" calcext:value-type="float">
            <text:p>228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5" calcext:value-type="float">
            <text:p>2185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8" calcext:value-type="float">
            <text:p>228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6" calcext:value-type="float">
            <text:p>2186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89" calcext:value-type="float">
            <text:p>228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7" calcext:value-type="float">
            <text:p>2187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2" calcext:value-type="float">
            <text:p>1982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0" calcext:value-type="float">
            <text:p>229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8" calcext:value-type="float">
            <text:p>2188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1" calcext:value-type="float">
            <text:p>229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89" calcext:value-type="float">
            <text:p>2189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2" calcext:value-type="float">
            <text:p>229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0" calcext:value-type="float">
            <text:p>2190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3" calcext:value-type="float">
            <text:p>229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1" calcext:value-type="float">
            <text:p>2191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6" calcext:value-type="float">
            <text:p>1986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4" calcext:value-type="float">
            <text:p>229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2" calcext:value-type="float">
            <text:p>2192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7" calcext:value-type="float">
            <text:p>1987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5" calcext:value-type="float">
            <text:p>229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3" calcext:value-type="float">
            <text:p>2193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8" calcext:value-type="float">
            <text:p>1988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6" calcext:value-type="float">
            <text:p>229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4" calcext:value-type="float">
            <text:p>2194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9" calcext:value-type="float">
            <text:p>1989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7" calcext:value-type="float">
            <text:p>229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5" calcext:value-type="float">
            <text:p>2195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8" calcext:value-type="float">
            <text:p>229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6" calcext:value-type="float">
            <text:p>2196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299" calcext:value-type="float">
            <text:p>229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7" calcext:value-type="float">
            <text:p>2197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0" calcext:value-type="float">
            <text:p>230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8" calcext:value-type="float">
            <text:p>2198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1" calcext:value-type="float">
            <text:p>230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199" calcext:value-type="float">
            <text:p>2199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4" calcext:value-type="float">
            <text:p>1994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2" calcext:value-type="float">
            <text:p>230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0" calcext:value-type="float">
            <text:p>2200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3" calcext:value-type="float">
            <text:p>230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1" calcext:value-type="float">
            <text:p>2201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4" calcext:value-type="float">
            <text:p>230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2" calcext:value-type="float">
            <text:p>2202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5" calcext:value-type="float">
            <text:p>230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3" calcext:value-type="float">
            <text:p>2203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6" calcext:value-type="float">
            <text:p>230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4" calcext:value-type="float">
            <text:p>2204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7" calcext:value-type="float">
            <text:p>230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5" calcext:value-type="float">
            <text:p>2205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8" calcext:value-type="float">
            <text:p>230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6" calcext:value-type="float">
            <text:p>2206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09" calcext:value-type="float">
            <text:p>230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7" calcext:value-type="float">
            <text:p>2207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0" calcext:value-type="float">
            <text:p>231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8" calcext:value-type="float">
            <text:p>2208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1" calcext:value-type="float">
            <text:p>231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09" calcext:value-type="float">
            <text:p>2209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2" calcext:value-type="float">
            <text:p>231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0" calcext:value-type="float">
            <text:p>2210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3" calcext:value-type="float">
            <text:p>231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1" calcext:value-type="float">
            <text:p>2211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4" calcext:value-type="float">
            <text:p>231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2" calcext:value-type="float">
            <text:p>2212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5" calcext:value-type="float">
            <text:p>231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3" calcext:value-type="float">
            <text:p>2213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6" calcext:value-type="float">
            <text:p>231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4" calcext:value-type="float">
            <text:p>2214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7" calcext:value-type="float">
            <text:p>231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5" calcext:value-type="float">
            <text:p>2215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8" calcext:value-type="float">
            <text:p>231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6" calcext:value-type="float">
            <text:p>2216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19" calcext:value-type="float">
            <text:p>231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7" calcext:value-type="float">
            <text:p>2217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2320" calcext:value-type="float">
            <text:p>232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8" calcext:value-type="float">
            <text:p>2218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21" calcext:value-type="float">
            <text:p>232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19" calcext:value-type="float">
            <text:p>2219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22" calcext:value-type="float">
            <text:p>232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0" calcext:value-type="float">
            <text:p>2220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23" calcext:value-type="float">
            <text:p>232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1" calcext:value-type="float">
            <text:p>2221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24" calcext:value-type="float">
            <text:p>232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2" calcext:value-type="float">
            <text:p>2222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25" calcext:value-type="float">
            <text:p>232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3" calcext:value-type="float">
            <text:p>2223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26" calcext:value-type="float">
            <text:p>232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4" calcext:value-type="float">
            <text:p>2224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27" calcext:value-type="float">
            <text:p>232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5" calcext:value-type="float">
            <text:p>2225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28" calcext:value-type="float">
            <text:p>232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6" calcext:value-type="float">
            <text:p>2226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29" calcext:value-type="float">
            <text:p>232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7" calcext:value-type="float">
            <text:p>2227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0" calcext:value-type="float">
            <text:p>233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8" calcext:value-type="float">
            <text:p>2228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1" calcext:value-type="float">
            <text:p>233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29" calcext:value-type="float">
            <text:p>2229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2" calcext:value-type="float">
            <text:p>233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0" calcext:value-type="float">
            <text:p>2230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3" calcext:value-type="float">
            <text:p>233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1" calcext:value-type="float">
            <text:p>2231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4" calcext:value-type="float">
            <text:p>233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2" calcext:value-type="float">
            <text:p>2232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7" calcext:value-type="float">
            <text:p>2027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5" calcext:value-type="float">
            <text:p>233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3" calcext:value-type="float">
            <text:p>2233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6" calcext:value-type="float">
            <text:p>233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4" calcext:value-type="float">
            <text:p>2234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9" calcext:value-type="float">
            <text:p>2029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7" calcext:value-type="float">
            <text:p>233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5" calcext:value-type="float">
            <text:p>2235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0" calcext:value-type="float">
            <text:p>2030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8" calcext:value-type="float">
            <text:p>233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6" calcext:value-type="float">
            <text:p>2236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1" calcext:value-type="float">
            <text:p>2031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39" calcext:value-type="float">
            <text:p>233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7" calcext:value-type="float">
            <text:p>2237</text:p>
          </table:table-cell>
          <table:table-cell office:value-type="float" office:value="55" calcext:value-type="float">
            <text:p>55</text:p>
          </table:table-cell>
          <table:table-cell office:value-type="float" office:value="202.478" calcext:value-type="float">
            <text:p>202.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2" calcext:value-type="float">
            <text:p>2032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0" calcext:value-type="float">
            <text:p>234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8" calcext:value-type="float">
            <text:p>2238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1" calcext:value-type="float">
            <text:p>234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39" calcext:value-type="float">
            <text:p>2239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4" calcext:value-type="float">
            <text:p>2034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2" calcext:value-type="float">
            <text:p>234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0" calcext:value-type="float">
            <text:p>2240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5" calcext:value-type="float">
            <text:p>2035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3" calcext:value-type="float">
            <text:p>234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1" calcext:value-type="float">
            <text:p>2241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6" calcext:value-type="float">
            <text:p>2036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4" calcext:value-type="float">
            <text:p>234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2" calcext:value-type="float">
            <text:p>2242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7" calcext:value-type="float">
            <text:p>2037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5" calcext:value-type="float">
            <text:p>234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3" calcext:value-type="float">
            <text:p>2243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8" calcext:value-type="float">
            <text:p>2038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6" calcext:value-type="float">
            <text:p>234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4" calcext:value-type="float">
            <text:p>2244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9" calcext:value-type="float">
            <text:p>2039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7" calcext:value-type="float">
            <text:p>234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5" calcext:value-type="float">
            <text:p>2245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0" calcext:value-type="float">
            <text:p>2040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8" calcext:value-type="float">
            <text:p>234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6" calcext:value-type="float">
            <text:p>2246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1" calcext:value-type="float">
            <text:p>2041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49" calcext:value-type="float">
            <text:p>234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7" calcext:value-type="float">
            <text:p>2247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2" calcext:value-type="float">
            <text:p>2042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50" calcext:value-type="float">
            <text:p>235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8" calcext:value-type="float">
            <text:p>2248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3" calcext:value-type="float">
            <text:p>2043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51" calcext:value-type="float">
            <text:p>235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49" calcext:value-type="float">
            <text:p>2249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4" calcext:value-type="float">
            <text:p>2044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52" calcext:value-type="float">
            <text:p>235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0" calcext:value-type="float">
            <text:p>2250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5" calcext:value-type="float">
            <text:p>2045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53" calcext:value-type="float">
            <text:p>235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1" calcext:value-type="float">
            <text:p>2251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float" office:value="48" calcext:value-type="float">
            <text:p>48</text:p>
          </table:table-cell>
          <table:table-cell office:value-type="float" office:value="178.414" calcext:value-type="float">
            <text:p>178.414</text:p>
          </table:table-cell>
          <table:table-cell office:value-type="float" office:value="2354" calcext:value-type="float">
            <text:p>235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2" calcext:value-type="float">
            <text:p>2252</text:p>
          </table:table-cell>
          <table:table-cell office:value-type="float" office:value="55" calcext:value-type="float">
            <text:p>55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7" calcext:value-type="float">
            <text:p>2047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55" calcext:value-type="float">
            <text:p>235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3" calcext:value-type="float">
            <text:p>2253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56" calcext:value-type="float">
            <text:p>235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4" calcext:value-type="float">
            <text:p>2254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57" calcext:value-type="float">
            <text:p>235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5" calcext:value-type="float">
            <text:p>2255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58" calcext:value-type="float">
            <text:p>235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6" calcext:value-type="float">
            <text:p>2256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1" calcext:value-type="float">
            <text:p>2051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59" calcext:value-type="float">
            <text:p>2359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7" calcext:value-type="float">
            <text:p>2257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2" calcext:value-type="float">
            <text:p>2052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0" calcext:value-type="float">
            <text:p>2360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8" calcext:value-type="float">
            <text:p>2258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1" calcext:value-type="float">
            <text:p>2361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59" calcext:value-type="float">
            <text:p>2259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4" calcext:value-type="float">
            <text:p>2054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2" calcext:value-type="float">
            <text:p>2362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60" calcext:value-type="float">
            <text:p>2260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3" calcext:value-type="float">
            <text:p>2363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61" calcext:value-type="float">
            <text:p>2261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6" calcext:value-type="float">
            <text:p>2056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4" calcext:value-type="float">
            <text:p>2364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62" calcext:value-type="float">
            <text:p>2262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7" calcext:value-type="float">
            <text:p>2057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5" calcext:value-type="float">
            <text:p>2365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63" calcext:value-type="float">
            <text:p>2263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8" calcext:value-type="float">
            <text:p>2058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6" calcext:value-type="float">
            <text:p>2366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64" calcext:value-type="float">
            <text:p>2264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7" calcext:value-type="float">
            <text:p>2367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65" calcext:value-type="float">
            <text:p>2265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0" calcext:value-type="float">
            <text:p>2060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8" calcext:value-type="float">
            <text:p>2368</text:p>
          </table:table-cell>
          <table:table-cell office:value-type="float" office:value="52" calcext:value-type="float">
            <text:p>52</text:p>
          </table:table-cell>
          <table:table-cell office:value-type="float" office:value="187.88" calcext:value-type="float">
            <text:p>187.88</text:p>
          </table:table-cell>
          <table:table-cell office:value-type="float" office:value="2266" calcext:value-type="float">
            <text:p>2266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1" calcext:value-type="float">
            <text:p>2061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69" calcext:value-type="float">
            <text:p>2369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67" calcext:value-type="float">
            <text:p>2267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2" calcext:value-type="float">
            <text:p>2062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0" calcext:value-type="float">
            <text:p>2370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68" calcext:value-type="float">
            <text:p>2268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1" calcext:value-type="float">
            <text:p>2371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69" calcext:value-type="float">
            <text:p>2269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4" calcext:value-type="float">
            <text:p>2064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2" calcext:value-type="float">
            <text:p>2372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70" calcext:value-type="float">
            <text:p>2270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5" calcext:value-type="float">
            <text:p>2065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3" calcext:value-type="float">
            <text:p>2373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71" calcext:value-type="float">
            <text:p>2271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6" calcext:value-type="float">
            <text:p>2066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4" calcext:value-type="float">
            <text:p>2374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72" calcext:value-type="float">
            <text:p>2272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7" calcext:value-type="float">
            <text:p>2067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5" calcext:value-type="float">
            <text:p>2375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73" calcext:value-type="float">
            <text:p>2273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8" calcext:value-type="float">
            <text:p>2068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6" calcext:value-type="float">
            <text:p>2376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74" calcext:value-type="float">
            <text:p>2274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9" calcext:value-type="float">
            <text:p>2069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7" calcext:value-type="float">
            <text:p>2377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75" calcext:value-type="float">
            <text:p>2275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0" calcext:value-type="float">
            <text:p>2070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8" calcext:value-type="float">
            <text:p>2378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76" calcext:value-type="float">
            <text:p>2276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1" calcext:value-type="float">
            <text:p>2071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79" calcext:value-type="float">
            <text:p>2379</text:p>
          </table:table-cell>
          <table:table-cell office:value-type="float" office:value="52" calcext:value-type="float">
            <text:p>52</text:p>
          </table:table-cell>
          <table:table-cell office:value-type="float" office:value="187.874" calcext:value-type="float">
            <text:p>187.874</text:p>
          </table:table-cell>
          <table:table-cell office:value-type="float" office:value="2277" calcext:value-type="float">
            <text:p>2277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2" calcext:value-type="float">
            <text:p>2072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0" calcext:value-type="float">
            <text:p>238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78" calcext:value-type="float">
            <text:p>2278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3" calcext:value-type="float">
            <text:p>2073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1" calcext:value-type="float">
            <text:p>238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79" calcext:value-type="float">
            <text:p>2279</text:p>
          </table:table-cell>
          <table:table-cell office:value-type="float" office:value="54" calcext:value-type="float">
            <text:p>54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4" calcext:value-type="float">
            <text:p>2074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2" calcext:value-type="float">
            <text:p>238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0" calcext:value-type="float">
            <text:p>2280</text:p>
          </table:table-cell>
          <table:table-cell office:value-type="float" office:value="53" calcext:value-type="float">
            <text:p>53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5" calcext:value-type="float">
            <text:p>2075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3" calcext:value-type="float">
            <text:p>238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1" calcext:value-type="float">
            <text:p>2281</text:p>
          </table:table-cell>
          <table:table-cell office:value-type="float" office:value="53" calcext:value-type="float">
            <text:p>53</text:p>
          </table:table-cell>
          <table:table-cell office:value-type="float" office:value="201.259" calcext:value-type="float">
            <text:p>201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6" calcext:value-type="float">
            <text:p>2076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4" calcext:value-type="float">
            <text:p>238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2" calcext:value-type="float">
            <text:p>2282</text:p>
          </table:table-cell>
          <table:table-cell office:value-type="float" office:value="53" calcext:value-type="float">
            <text:p>53</text:p>
          </table:table-cell>
          <table:table-cell office:value-type="float" office:value="196.702" calcext:value-type="float">
            <text:p>196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7" calcext:value-type="float">
            <text:p>2077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5" calcext:value-type="float">
            <text:p>238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3" calcext:value-type="float">
            <text:p>2283</text:p>
          </table:table-cell>
          <table:table-cell office:value-type="float" office:value="53" calcext:value-type="float">
            <text:p>53</text:p>
          </table:table-cell>
          <table:table-cell office:value-type="float" office:value="196.702" calcext:value-type="float">
            <text:p>196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8" calcext:value-type="float">
            <text:p>2078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6" calcext:value-type="float">
            <text:p>238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4" calcext:value-type="float">
            <text:p>2284</text:p>
          </table:table-cell>
          <table:table-cell office:value-type="float" office:value="53" calcext:value-type="float">
            <text:p>53</text:p>
          </table:table-cell>
          <table:table-cell office:value-type="float" office:value="196.702" calcext:value-type="float">
            <text:p>196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9" calcext:value-type="float">
            <text:p>2079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7" calcext:value-type="float">
            <text:p>238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5" calcext:value-type="float">
            <text:p>2285</text:p>
          </table:table-cell>
          <table:table-cell office:value-type="float" office:value="53" calcext:value-type="float">
            <text:p>53</text:p>
          </table:table-cell>
          <table:table-cell office:value-type="float" office:value="196.702" calcext:value-type="float">
            <text:p>196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0" calcext:value-type="float">
            <text:p>2080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8" calcext:value-type="float">
            <text:p>238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6" calcext:value-type="float">
            <text:p>2286</text:p>
          </table:table-cell>
          <table:table-cell office:value-type="float" office:value="53" calcext:value-type="float">
            <text:p>53</text:p>
          </table:table-cell>
          <table:table-cell office:value-type="float" office:value="196.702" calcext:value-type="float">
            <text:p>196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1" calcext:value-type="float">
            <text:p>2081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89" calcext:value-type="float">
            <text:p>238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7" calcext:value-type="float">
            <text:p>2287</text:p>
          </table:table-cell>
          <table:table-cell office:value-type="float" office:value="53" calcext:value-type="float">
            <text:p>53</text:p>
          </table:table-cell>
          <table:table-cell office:value-type="float" office:value="196.702" calcext:value-type="float">
            <text:p>196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2" calcext:value-type="float">
            <text:p>2082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0" calcext:value-type="float">
            <text:p>239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8" calcext:value-type="float">
            <text:p>2288</text:p>
          </table:table-cell>
          <table:table-cell office:value-type="float" office:value="52" calcext:value-type="float">
            <text:p>52</text:p>
          </table:table-cell>
          <table:table-cell office:value-type="float" office:value="196.702" calcext:value-type="float">
            <text:p>196.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3" calcext:value-type="float">
            <text:p>2083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1" calcext:value-type="float">
            <text:p>239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89" calcext:value-type="float">
            <text:p>2289</text:p>
          </table:table-cell>
          <table:table-cell office:value-type="float" office:value="52" calcext:value-type="float">
            <text:p>52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084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2" calcext:value-type="float">
            <text:p>239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0" calcext:value-type="float">
            <text:p>2290</text:p>
          </table:table-cell>
          <table:table-cell office:value-type="float" office:value="52" calcext:value-type="float">
            <text:p>52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5" calcext:value-type="float">
            <text:p>2085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3" calcext:value-type="float">
            <text:p>239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1" calcext:value-type="float">
            <text:p>2291</text:p>
          </table:table-cell>
          <table:table-cell office:value-type="float" office:value="52" calcext:value-type="float">
            <text:p>52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6" calcext:value-type="float">
            <text:p>2086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4" calcext:value-type="float">
            <text:p>239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2" calcext:value-type="float">
            <text:p>2292</text:p>
          </table:table-cell>
          <table:table-cell office:value-type="float" office:value="52" calcext:value-type="float">
            <text:p>52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7" calcext:value-type="float">
            <text:p>2087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5" calcext:value-type="float">
            <text:p>239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3" calcext:value-type="float">
            <text:p>2293</text:p>
          </table:table-cell>
          <table:table-cell office:value-type="float" office:value="52" calcext:value-type="float">
            <text:p>52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8" calcext:value-type="float">
            <text:p>2088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6" calcext:value-type="float">
            <text:p>239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4" calcext:value-type="float">
            <text:p>2294</text:p>
          </table:table-cell>
          <table:table-cell office:value-type="float" office:value="52" calcext:value-type="float">
            <text:p>52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9" calcext:value-type="float">
            <text:p>2089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7" calcext:value-type="float">
            <text:p>239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5" calcext:value-type="float">
            <text:p>2295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0" calcext:value-type="float">
            <text:p>2090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8" calcext:value-type="float">
            <text:p>239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6" calcext:value-type="float">
            <text:p>2296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1" calcext:value-type="float">
            <text:p>2091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399" calcext:value-type="float">
            <text:p>239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7" calcext:value-type="float">
            <text:p>2297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2" calcext:value-type="float">
            <text:p>2092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400" calcext:value-type="float">
            <text:p>240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8" calcext:value-type="float">
            <text:p>2298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3" calcext:value-type="float">
            <text:p>2093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401" calcext:value-type="float">
            <text:p>240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299" calcext:value-type="float">
            <text:p>2299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4" calcext:value-type="float">
            <text:p>2094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402" calcext:value-type="float">
            <text:p>240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0" calcext:value-type="float">
            <text:p>2300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5" calcext:value-type="float">
            <text:p>2095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403" calcext:value-type="float">
            <text:p>240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1" calcext:value-type="float">
            <text:p>2301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6" calcext:value-type="float">
            <text:p>2096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404" calcext:value-type="float">
            <text:p>240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2" calcext:value-type="float">
            <text:p>2302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" calcext:value-type="float">
            <text:p>2097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405" calcext:value-type="float">
            <text:p>240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3" calcext:value-type="float">
            <text:p>2303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8" calcext:value-type="float">
            <text:p>2098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406" calcext:value-type="float">
            <text:p>240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4" calcext:value-type="float">
            <text:p>2304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9" calcext:value-type="float">
            <text:p>2099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407" calcext:value-type="float">
            <text:p>240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5" calcext:value-type="float">
            <text:p>2305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office:value-type="float" office:value="48" calcext:value-type="float">
            <text:p>48</text:p>
          </table:table-cell>
          <table:table-cell office:value-type="float" office:value="178.413" calcext:value-type="float">
            <text:p>178.413</text:p>
          </table:table-cell>
          <table:table-cell office:value-type="float" office:value="2408" calcext:value-type="float">
            <text:p>240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6" calcext:value-type="float">
            <text:p>2306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09" calcext:value-type="float">
            <text:p>240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7" calcext:value-type="float">
            <text:p>2307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2" calcext:value-type="float">
            <text:p>2102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0" calcext:value-type="float">
            <text:p>241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8" calcext:value-type="float">
            <text:p>2308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1" calcext:value-type="float">
            <text:p>241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09" calcext:value-type="float">
            <text:p>2309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4" calcext:value-type="float">
            <text:p>2104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2" calcext:value-type="float">
            <text:p>241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0" calcext:value-type="float">
            <text:p>2310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5" calcext:value-type="float">
            <text:p>2105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3" calcext:value-type="float">
            <text:p>241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1" calcext:value-type="float">
            <text:p>2311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6" calcext:value-type="float">
            <text:p>2106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4" calcext:value-type="float">
            <text:p>241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2" calcext:value-type="float">
            <text:p>2312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7" calcext:value-type="float">
            <text:p>2107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5" calcext:value-type="float">
            <text:p>241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3" calcext:value-type="float">
            <text:p>2313</text:p>
          </table:table-cell>
          <table:table-cell office:value-type="float" office:value="53" calcext:value-type="float">
            <text:p>53</text:p>
          </table:table-cell>
          <table:table-cell office:value-type="float" office:value="196.239" calcext:value-type="float">
            <text:p>196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8" calcext:value-type="float">
            <text:p>2108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6" calcext:value-type="float">
            <text:p>241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4" calcext:value-type="float">
            <text:p>2314</text:p>
          </table:table-cell>
          <table:table-cell office:value-type="float" office:value="53" calcext:value-type="float">
            <text:p>53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9" calcext:value-type="float">
            <text:p>2109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7" calcext:value-type="float">
            <text:p>241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5" calcext:value-type="float">
            <text:p>2315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0" calcext:value-type="float">
            <text:p>2110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8" calcext:value-type="float">
            <text:p>241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6" calcext:value-type="float">
            <text:p>2316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1" calcext:value-type="float">
            <text:p>2111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19" calcext:value-type="float">
            <text:p>241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7" calcext:value-type="float">
            <text:p>2317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2" calcext:value-type="float">
            <text:p>2112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0" calcext:value-type="float">
            <text:p>242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8" calcext:value-type="float">
            <text:p>2318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3" calcext:value-type="float">
            <text:p>2113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1" calcext:value-type="float">
            <text:p>242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19" calcext:value-type="float">
            <text:p>2319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4" calcext:value-type="float">
            <text:p>2114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2" calcext:value-type="float">
            <text:p>242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0" calcext:value-type="float">
            <text:p>2320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5" calcext:value-type="float">
            <text:p>2115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3" calcext:value-type="float">
            <text:p>242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1" calcext:value-type="float">
            <text:p>2321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6" calcext:value-type="float">
            <text:p>2116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4" calcext:value-type="float">
            <text:p>242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2" calcext:value-type="float">
            <text:p>2322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7" calcext:value-type="float">
            <text:p>2117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5" calcext:value-type="float">
            <text:p>242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3" calcext:value-type="float">
            <text:p>2323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8" calcext:value-type="float">
            <text:p>2118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6" calcext:value-type="float">
            <text:p>242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4" calcext:value-type="float">
            <text:p>2324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7" calcext:value-type="float">
            <text:p>242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5" calcext:value-type="float">
            <text:p>2325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0" calcext:value-type="float">
            <text:p>2120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8" calcext:value-type="float">
            <text:p>242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6" calcext:value-type="float">
            <text:p>2326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1" calcext:value-type="float">
            <text:p>2121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29" calcext:value-type="float">
            <text:p>242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7" calcext:value-type="float">
            <text:p>2327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2" calcext:value-type="float">
            <text:p>2122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0" calcext:value-type="float">
            <text:p>243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8" calcext:value-type="float">
            <text:p>2328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3" calcext:value-type="float">
            <text:p>2123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1" calcext:value-type="float">
            <text:p>243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29" calcext:value-type="float">
            <text:p>2329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4" calcext:value-type="float">
            <text:p>2124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2" calcext:value-type="float">
            <text:p>243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0" calcext:value-type="float">
            <text:p>2330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5" calcext:value-type="float">
            <text:p>2125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3" calcext:value-type="float">
            <text:p>243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1" calcext:value-type="float">
            <text:p>2331</text:p>
          </table:table-cell>
          <table:table-cell office:value-type="float" office:value="51" calcext:value-type="float">
            <text:p>51</text:p>
          </table:table-cell>
          <table:table-cell office:value-type="float" office:value="192.307" calcext:value-type="float">
            <text:p>192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6" calcext:value-type="float">
            <text:p>2126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4" calcext:value-type="float">
            <text:p>243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2" calcext:value-type="float">
            <text:p>2332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7" calcext:value-type="float">
            <text:p>2127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5" calcext:value-type="float">
            <text:p>243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3" calcext:value-type="float">
            <text:p>2333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8" calcext:value-type="float">
            <text:p>2128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6" calcext:value-type="float">
            <text:p>243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4" calcext:value-type="float">
            <text:p>2334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9" calcext:value-type="float">
            <text:p>2129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7" calcext:value-type="float">
            <text:p>243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5" calcext:value-type="float">
            <text:p>2335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0" calcext:value-type="float">
            <text:p>2130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8" calcext:value-type="float">
            <text:p>243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6" calcext:value-type="float">
            <text:p>2336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1" calcext:value-type="float">
            <text:p>2131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39" calcext:value-type="float">
            <text:p>243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7" calcext:value-type="float">
            <text:p>2337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2" calcext:value-type="float">
            <text:p>2132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0" calcext:value-type="float">
            <text:p>244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8" calcext:value-type="float">
            <text:p>2338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3" calcext:value-type="float">
            <text:p>2133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1" calcext:value-type="float">
            <text:p>244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39" calcext:value-type="float">
            <text:p>2339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2" calcext:value-type="float">
            <text:p>244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0" calcext:value-type="float">
            <text:p>2340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3" calcext:value-type="float">
            <text:p>244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1" calcext:value-type="float">
            <text:p>2341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6" calcext:value-type="float">
            <text:p>2136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4" calcext:value-type="float">
            <text:p>244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2" calcext:value-type="float">
            <text:p>2342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5" calcext:value-type="float">
            <text:p>244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3" calcext:value-type="float">
            <text:p>2343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8" calcext:value-type="float">
            <text:p>2138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6" calcext:value-type="float">
            <text:p>244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4" calcext:value-type="float">
            <text:p>2344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9" calcext:value-type="float">
            <text:p>2139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7" calcext:value-type="float">
            <text:p>244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5" calcext:value-type="float">
            <text:p>2345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0" calcext:value-type="float">
            <text:p>2140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8" calcext:value-type="float">
            <text:p>244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6" calcext:value-type="float">
            <text:p>2346</text:p>
          </table:table-cell>
          <table:table-cell office:value-type="float" office:value="51" calcext:value-type="float">
            <text:p>51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1" calcext:value-type="float">
            <text:p>2141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49" calcext:value-type="float">
            <text:p>244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7" calcext:value-type="float">
            <text:p>2347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2" calcext:value-type="float">
            <text:p>2142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0" calcext:value-type="float">
            <text:p>245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8" calcext:value-type="float">
            <text:p>2348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3" calcext:value-type="float">
            <text:p>2143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1" calcext:value-type="float">
            <text:p>245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49" calcext:value-type="float">
            <text:p>2349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4" calcext:value-type="float">
            <text:p>2144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2" calcext:value-type="float">
            <text:p>245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0" calcext:value-type="float">
            <text:p>2350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5" calcext:value-type="float">
            <text:p>2145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3" calcext:value-type="float">
            <text:p>245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1" calcext:value-type="float">
            <text:p>2351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6" calcext:value-type="float">
            <text:p>2146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4" calcext:value-type="float">
            <text:p>245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2" calcext:value-type="float">
            <text:p>2352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7" calcext:value-type="float">
            <text:p>2147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5" calcext:value-type="float">
            <text:p>245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3" calcext:value-type="float">
            <text:p>2353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8" calcext:value-type="float">
            <text:p>2148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6" calcext:value-type="float">
            <text:p>245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4" calcext:value-type="float">
            <text:p>2354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9" calcext:value-type="float">
            <text:p>2149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7" calcext:value-type="float">
            <text:p>245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5" calcext:value-type="float">
            <text:p>2355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0" calcext:value-type="float">
            <text:p>2150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8" calcext:value-type="float">
            <text:p>245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6" calcext:value-type="float">
            <text:p>2356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1" calcext:value-type="float">
            <text:p>2151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59" calcext:value-type="float">
            <text:p>245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7" calcext:value-type="float">
            <text:p>2357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2" calcext:value-type="float">
            <text:p>2152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0" calcext:value-type="float">
            <text:p>246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8" calcext:value-type="float">
            <text:p>2358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3" calcext:value-type="float">
            <text:p>2153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1" calcext:value-type="float">
            <text:p>246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59" calcext:value-type="float">
            <text:p>2359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4" calcext:value-type="float">
            <text:p>2154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2" calcext:value-type="float">
            <text:p>246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0" calcext:value-type="float">
            <text:p>2360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5" calcext:value-type="float">
            <text:p>2155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3" calcext:value-type="float">
            <text:p>246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1" calcext:value-type="float">
            <text:p>2361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6" calcext:value-type="float">
            <text:p>2156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4" calcext:value-type="float">
            <text:p>246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2" calcext:value-type="float">
            <text:p>2362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7" calcext:value-type="float">
            <text:p>2157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5" calcext:value-type="float">
            <text:p>246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3" calcext:value-type="float">
            <text:p>2363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8" calcext:value-type="float">
            <text:p>2158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6" calcext:value-type="float">
            <text:p>246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4" calcext:value-type="float">
            <text:p>2364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9" calcext:value-type="float">
            <text:p>2159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7" calcext:value-type="float">
            <text:p>246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5" calcext:value-type="float">
            <text:p>2365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8" calcext:value-type="float">
            <text:p>246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6" calcext:value-type="float">
            <text:p>2366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1" calcext:value-type="float">
            <text:p>2161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69" calcext:value-type="float">
            <text:p>246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7" calcext:value-type="float">
            <text:p>2367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0" calcext:value-type="float">
            <text:p>247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8" calcext:value-type="float">
            <text:p>2368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3" calcext:value-type="float">
            <text:p>2163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1" calcext:value-type="float">
            <text:p>247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69" calcext:value-type="float">
            <text:p>2369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4" calcext:value-type="float">
            <text:p>2164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2" calcext:value-type="float">
            <text:p>2472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0" calcext:value-type="float">
            <text:p>2370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5" calcext:value-type="float">
            <text:p>2165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3" calcext:value-type="float">
            <text:p>2473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1" calcext:value-type="float">
            <text:p>2371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6" calcext:value-type="float">
            <text:p>2166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4" calcext:value-type="float">
            <text:p>2474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2" calcext:value-type="float">
            <text:p>2372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7" calcext:value-type="float">
            <text:p>2167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5" calcext:value-type="float">
            <text:p>2475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3" calcext:value-type="float">
            <text:p>2373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6" calcext:value-type="float">
            <text:p>2476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4" calcext:value-type="float">
            <text:p>2374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9" calcext:value-type="float">
            <text:p>2169</text:p>
          </table:table-cell>
          <table:table-cell office:value-type="float" office:value="48" calcext:value-type="float">
            <text:p>48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7" calcext:value-type="float">
            <text:p>2477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5" calcext:value-type="float">
            <text:p>2375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0" calcext:value-type="float">
            <text:p>2170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8" calcext:value-type="float">
            <text:p>2478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6" calcext:value-type="float">
            <text:p>2376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1" calcext:value-type="float">
            <text:p>2171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79" calcext:value-type="float">
            <text:p>2479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7" calcext:value-type="float">
            <text:p>2377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2" calcext:value-type="float">
            <text:p>2172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80" calcext:value-type="float">
            <text:p>2480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8" calcext:value-type="float">
            <text:p>2378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3" calcext:value-type="float">
            <text:p>2173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81" calcext:value-type="float">
            <text:p>2481</text:p>
          </table:table-cell>
          <table:table-cell office:value-type="float" office:value="52" calcext:value-type="float">
            <text:p>52</text:p>
          </table:table-cell>
          <table:table-cell office:value-type="float" office:value="187.689" calcext:value-type="float">
            <text:p>187.689</text:p>
          </table:table-cell>
          <table:table-cell office:value-type="float" office:value="2379" calcext:value-type="float">
            <text:p>2379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4" calcext:value-type="float">
            <text:p>2174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82" calcext:value-type="float">
            <text:p>2482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0" calcext:value-type="float">
            <text:p>2380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5" calcext:value-type="float">
            <text:p>2175</text:p>
          </table:table-cell>
          <table:table-cell office:value-type="float" office:value="49" calcext:value-type="float">
            <text:p>49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2483" calcext:value-type="float">
            <text:p>2483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1" calcext:value-type="float">
            <text:p>2381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6" calcext:value-type="float">
            <text:p>2176</text:p>
          </table:table-cell>
          <table:table-cell office:value-type="float" office:value="49" calcext:value-type="float">
            <text:p>49</text:p>
          </table:table-cell>
          <table:table-cell office:value-type="float" office:value="178.305" calcext:value-type="float">
            <text:p>178.305</text:p>
          </table:table-cell>
          <table:table-cell office:value-type="float" office:value="2484" calcext:value-type="float">
            <text:p>2484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2" calcext:value-type="float">
            <text:p>2382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7" calcext:value-type="float">
            <text:p>2177</text:p>
          </table:table-cell>
          <table:table-cell office:value-type="float" office:value="49" calcext:value-type="float">
            <text:p>49</text:p>
          </table:table-cell>
          <table:table-cell office:value-type="float" office:value="178.305" calcext:value-type="float">
            <text:p>178.305</text:p>
          </table:table-cell>
          <table:table-cell office:value-type="float" office:value="2485" calcext:value-type="float">
            <text:p>2485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3" calcext:value-type="float">
            <text:p>2383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8" calcext:value-type="float">
            <text:p>2178</text:p>
          </table:table-cell>
          <table:table-cell office:value-type="float" office:value="49" calcext:value-type="float">
            <text:p>49</text:p>
          </table:table-cell>
          <table:table-cell office:value-type="float" office:value="178.305" calcext:value-type="float">
            <text:p>178.305</text:p>
          </table:table-cell>
          <table:table-cell office:value-type="float" office:value="2486" calcext:value-type="float">
            <text:p>2486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4" calcext:value-type="float">
            <text:p>2384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9" calcext:value-type="float">
            <text:p>2179</text:p>
          </table:table-cell>
          <table:table-cell office:value-type="float" office:value="49" calcext:value-type="float">
            <text:p>49</text:p>
          </table:table-cell>
          <table:table-cell office:value-type="float" office:value="178.305" calcext:value-type="float">
            <text:p>178.305</text:p>
          </table:table-cell>
          <table:table-cell office:value-type="float" office:value="2487" calcext:value-type="float">
            <text:p>2487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5" calcext:value-type="float">
            <text:p>2385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0" calcext:value-type="float">
            <text:p>2180</text:p>
          </table:table-cell>
          <table:table-cell office:value-type="float" office:value="49" calcext:value-type="float">
            <text:p>49</text:p>
          </table:table-cell>
          <table:table-cell office:value-type="float" office:value="178.305" calcext:value-type="float">
            <text:p>178.305</text:p>
          </table:table-cell>
          <table:table-cell office:value-type="float" office:value="2488" calcext:value-type="float">
            <text:p>2488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6" calcext:value-type="float">
            <text:p>2386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1" calcext:value-type="float">
            <text:p>2181</text:p>
          </table:table-cell>
          <table:table-cell office:value-type="float" office:value="49" calcext:value-type="float">
            <text:p>49</text:p>
          </table:table-cell>
          <table:table-cell office:value-type="float" office:value="178.305" calcext:value-type="float">
            <text:p>178.305</text:p>
          </table:table-cell>
          <table:table-cell office:value-type="float" office:value="2489" calcext:value-type="float">
            <text:p>2489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7" calcext:value-type="float">
            <text:p>2387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2" calcext:value-type="float">
            <text:p>2182</text:p>
          </table:table-cell>
          <table:table-cell office:value-type="float" office:value="49" calcext:value-type="float">
            <text:p>49</text:p>
          </table:table-cell>
          <table:table-cell office:value-type="float" office:value="178.305" calcext:value-type="float">
            <text:p>178.305</text:p>
          </table:table-cell>
          <table:table-cell office:value-type="float" office:value="2490" calcext:value-type="float">
            <text:p>2490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8" calcext:value-type="float">
            <text:p>2388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3" calcext:value-type="float">
            <text:p>2183</text:p>
          </table:table-cell>
          <table:table-cell office:value-type="float" office:value="49" calcext:value-type="float">
            <text:p>49</text:p>
          </table:table-cell>
          <table:table-cell office:value-type="float" office:value="178.305" calcext:value-type="float">
            <text:p>178.305</text:p>
          </table:table-cell>
          <table:table-cell office:value-type="float" office:value="2491" calcext:value-type="float">
            <text:p>2491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89" calcext:value-type="float">
            <text:p>2389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4" calcext:value-type="float">
            <text:p>2184</text:p>
          </table:table-cell>
          <table:table-cell office:value-type="float" office:value="49" calcext:value-type="float">
            <text:p>49</text:p>
          </table:table-cell>
          <table:table-cell office:value-type="float" office:value="178.305" calcext:value-type="float">
            <text:p>178.305</text:p>
          </table:table-cell>
          <table:table-cell office:value-type="float" office:value="2492" calcext:value-type="float">
            <text:p>2492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0" calcext:value-type="float">
            <text:p>2390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493" calcext:value-type="float">
            <text:p>2493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1" calcext:value-type="float">
            <text:p>2391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6" calcext:value-type="float">
            <text:p>2186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494" calcext:value-type="float">
            <text:p>2494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2" calcext:value-type="float">
            <text:p>2392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7" calcext:value-type="float">
            <text:p>2187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495" calcext:value-type="float">
            <text:p>2495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3" calcext:value-type="float">
            <text:p>2393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8" calcext:value-type="float">
            <text:p>2188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496" calcext:value-type="float">
            <text:p>2496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4" calcext:value-type="float">
            <text:p>2394</text:p>
          </table:table-cell>
          <table:table-cell office:value-type="float" office:value="51" calcext:value-type="float">
            <text:p>51</text:p>
          </table:table-cell>
          <table:table-cell office:value-type="float" office:value="191.656" calcext:value-type="float">
            <text:p>191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497" calcext:value-type="float">
            <text:p>2497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5" calcext:value-type="float">
            <text:p>2395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498" calcext:value-type="float">
            <text:p>2498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6" calcext:value-type="float">
            <text:p>2396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1" calcext:value-type="float">
            <text:p>2191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499" calcext:value-type="float">
            <text:p>2499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7" calcext:value-type="float">
            <text:p>2397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2" calcext:value-type="float">
            <text:p>2192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0" calcext:value-type="float">
            <text:p>2500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8" calcext:value-type="float">
            <text:p>2398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3" calcext:value-type="float">
            <text:p>2193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1" calcext:value-type="float">
            <text:p>2501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399" calcext:value-type="float">
            <text:p>2399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4" calcext:value-type="float">
            <text:p>2194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2" calcext:value-type="float">
            <text:p>2502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0" calcext:value-type="float">
            <text:p>2400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5" calcext:value-type="float">
            <text:p>2195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3" calcext:value-type="float">
            <text:p>2503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1" calcext:value-type="float">
            <text:p>2401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6" calcext:value-type="float">
            <text:p>2196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4" calcext:value-type="float">
            <text:p>2504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2" calcext:value-type="float">
            <text:p>2402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7" calcext:value-type="float">
            <text:p>2197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5" calcext:value-type="float">
            <text:p>2505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3" calcext:value-type="float">
            <text:p>2403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8" calcext:value-type="float">
            <text:p>2198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6" calcext:value-type="float">
            <text:p>2506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4" calcext:value-type="float">
            <text:p>2404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7" calcext:value-type="float">
            <text:p>2507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5" calcext:value-type="float">
            <text:p>2405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8" calcext:value-type="float">
            <text:p>2508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6" calcext:value-type="float">
            <text:p>2406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1" calcext:value-type="float">
            <text:p>2201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09" calcext:value-type="float">
            <text:p>2509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7" calcext:value-type="float">
            <text:p>2407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10" calcext:value-type="float">
            <text:p>2510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8" calcext:value-type="float">
            <text:p>2408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3" calcext:value-type="float">
            <text:p>2203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11" calcext:value-type="float">
            <text:p>2511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09" calcext:value-type="float">
            <text:p>2409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4" calcext:value-type="float">
            <text:p>2204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12" calcext:value-type="float">
            <text:p>2512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0" calcext:value-type="float">
            <text:p>2410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5" calcext:value-type="float">
            <text:p>2205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13" calcext:value-type="float">
            <text:p>2513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1" calcext:value-type="float">
            <text:p>2411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6" calcext:value-type="float">
            <text:p>2206</text:p>
          </table:table-cell>
          <table:table-cell office:value-type="float" office:value="49" calcext:value-type="float">
            <text:p>49</text:p>
          </table:table-cell>
          <table:table-cell office:value-type="float" office:value="178.3" calcext:value-type="float">
            <text:p>178.3</text:p>
          </table:table-cell>
          <table:table-cell office:value-type="float" office:value="2514" calcext:value-type="float">
            <text:p>2514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2" calcext:value-type="float">
            <text:p>2412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7" calcext:value-type="float">
            <text:p>2207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15" calcext:value-type="float">
            <text:p>2515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3" calcext:value-type="float">
            <text:p>2413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8" calcext:value-type="float">
            <text:p>2208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16" calcext:value-type="float">
            <text:p>2516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4" calcext:value-type="float">
            <text:p>2414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9" calcext:value-type="float">
            <text:p>2209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17" calcext:value-type="float">
            <text:p>2517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5" calcext:value-type="float">
            <text:p>2415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0" calcext:value-type="float">
            <text:p>2210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18" calcext:value-type="float">
            <text:p>2518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6" calcext:value-type="float">
            <text:p>2416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1" calcext:value-type="float">
            <text:p>2211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19" calcext:value-type="float">
            <text:p>2519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7" calcext:value-type="float">
            <text:p>2417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2" calcext:value-type="float">
            <text:p>2212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0" calcext:value-type="float">
            <text:p>2520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8" calcext:value-type="float">
            <text:p>2418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3" calcext:value-type="float">
            <text:p>2213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1" calcext:value-type="float">
            <text:p>2521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19" calcext:value-type="float">
            <text:p>2419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4" calcext:value-type="float">
            <text:p>2214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2" calcext:value-type="float">
            <text:p>2522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20" calcext:value-type="float">
            <text:p>2420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5" calcext:value-type="float">
            <text:p>2215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3" calcext:value-type="float">
            <text:p>2523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21" calcext:value-type="float">
            <text:p>2421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6" calcext:value-type="float">
            <text:p>2216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4" calcext:value-type="float">
            <text:p>2524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22" calcext:value-type="float">
            <text:p>2422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5" calcext:value-type="float">
            <text:p>2525</text:p>
          </table:table-cell>
          <table:table-cell office:value-type="float" office:value="52" calcext:value-type="float">
            <text:p>52</text:p>
          </table:table-cell>
          <table:table-cell office:value-type="float" office:value="187.687" calcext:value-type="float">
            <text:p>187.687</text:p>
          </table:table-cell>
          <table:table-cell office:value-type="float" office:value="2423" calcext:value-type="float">
            <text:p>2423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6" calcext:value-type="float">
            <text:p>2526</text:p>
          </table:table-cell>
          <table:table-cell office:value-type="float" office:value="52" calcext:value-type="float">
            <text:p>52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24" calcext:value-type="float">
            <text:p>2424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9" calcext:value-type="float">
            <text:p>2219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7" calcext:value-type="float">
            <text:p>2527</text:p>
          </table:table-cell>
          <table:table-cell office:value-type="float" office:value="52" calcext:value-type="float">
            <text:p>52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25" calcext:value-type="float">
            <text:p>2425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0" calcext:value-type="float">
            <text:p>2220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8" calcext:value-type="float">
            <text:p>2528</text:p>
          </table:table-cell>
          <table:table-cell office:value-type="float" office:value="52" calcext:value-type="float">
            <text:p>52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26" calcext:value-type="float">
            <text:p>2426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1" calcext:value-type="float">
            <text:p>2221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29" calcext:value-type="float">
            <text:p>2529</text:p>
          </table:table-cell>
          <table:table-cell office:value-type="float" office:value="52" calcext:value-type="float">
            <text:p>52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27" calcext:value-type="float">
            <text:p>2427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2" calcext:value-type="float">
            <text:p>2222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0" calcext:value-type="float">
            <text:p>2530</text:p>
          </table:table-cell>
          <table:table-cell office:value-type="float" office:value="52" calcext:value-type="float">
            <text:p>52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28" calcext:value-type="float">
            <text:p>2428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3" calcext:value-type="float">
            <text:p>2223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1" calcext:value-type="float">
            <text:p>2531</text:p>
          </table:table-cell>
          <table:table-cell office:value-type="float" office:value="52" calcext:value-type="float">
            <text:p>52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29" calcext:value-type="float">
            <text:p>2429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2" calcext:value-type="float">
            <text:p>2532</text:p>
          </table:table-cell>
          <table:table-cell office:value-type="float" office:value="52" calcext:value-type="float">
            <text:p>52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0" calcext:value-type="float">
            <text:p>2430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5" calcext:value-type="float">
            <text:p>2225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3" calcext:value-type="float">
            <text:p>2533</text:p>
          </table:table-cell>
          <table:table-cell office:value-type="float" office:value="52" calcext:value-type="float">
            <text:p>52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1" calcext:value-type="float">
            <text:p>2431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6" calcext:value-type="float">
            <text:p>2226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2" calcext:value-type="float">
            <text:p>2432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7" calcext:value-type="float">
            <text:p>2227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5" calcext:value-type="float">
            <text:p>2535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3" calcext:value-type="float">
            <text:p>2433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8" calcext:value-type="float">
            <text:p>2228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6" calcext:value-type="float">
            <text:p>2536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4" calcext:value-type="float">
            <text:p>2434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7" calcext:value-type="float">
            <text:p>2537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5" calcext:value-type="float">
            <text:p>2435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0" calcext:value-type="float">
            <text:p>2230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8" calcext:value-type="float">
            <text:p>2538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6" calcext:value-type="float">
            <text:p>2436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1" calcext:value-type="float">
            <text:p>2231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39" calcext:value-type="float">
            <text:p>2539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7" calcext:value-type="float">
            <text:p>2437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2" calcext:value-type="float">
            <text:p>2232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0" calcext:value-type="float">
            <text:p>2540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8" calcext:value-type="float">
            <text:p>2438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3" calcext:value-type="float">
            <text:p>2233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1" calcext:value-type="float">
            <text:p>2541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39" calcext:value-type="float">
            <text:p>2439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4" calcext:value-type="float">
            <text:p>2234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2" calcext:value-type="float">
            <text:p>2542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0" calcext:value-type="float">
            <text:p>2440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5" calcext:value-type="float">
            <text:p>2235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3" calcext:value-type="float">
            <text:p>2543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1" calcext:value-type="float">
            <text:p>2441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6" calcext:value-type="float">
            <text:p>2236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4" calcext:value-type="float">
            <text:p>2544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2" calcext:value-type="float">
            <text:p>2442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7" calcext:value-type="float">
            <text:p>2237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5" calcext:value-type="float">
            <text:p>2545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3" calcext:value-type="float">
            <text:p>2443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8" calcext:value-type="float">
            <text:p>2238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6" calcext:value-type="float">
            <text:p>2546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4" calcext:value-type="float">
            <text:p>2444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9" calcext:value-type="float">
            <text:p>2239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7" calcext:value-type="float">
            <text:p>2547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5" calcext:value-type="float">
            <text:p>2445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0" calcext:value-type="float">
            <text:p>2240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8" calcext:value-type="float">
            <text:p>2548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6" calcext:value-type="float">
            <text:p>2446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1" calcext:value-type="float">
            <text:p>2241</text:p>
          </table:table-cell>
          <table:table-cell office:value-type="float" office:value="49" calcext:value-type="float">
            <text:p>49</text:p>
          </table:table-cell>
          <table:table-cell office:value-type="float" office:value="178.265" calcext:value-type="float">
            <text:p>178.265</text:p>
          </table:table-cell>
          <table:table-cell office:value-type="float" office:value="2549" calcext:value-type="float">
            <text:p>2549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7" calcext:value-type="float">
            <text:p>2447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2" calcext:value-type="float">
            <text:p>2242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0" calcext:value-type="float">
            <text:p>2550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8" calcext:value-type="float">
            <text:p>2448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3" calcext:value-type="float">
            <text:p>2243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1" calcext:value-type="float">
            <text:p>2551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49" calcext:value-type="float">
            <text:p>2449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2" calcext:value-type="float">
            <text:p>2552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0" calcext:value-type="float">
            <text:p>2450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5" calcext:value-type="float">
            <text:p>2245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3" calcext:value-type="float">
            <text:p>2553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1" calcext:value-type="float">
            <text:p>2451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6" calcext:value-type="float">
            <text:p>2246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4" calcext:value-type="float">
            <text:p>2554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2" calcext:value-type="float">
            <text:p>2452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7" calcext:value-type="float">
            <text:p>2247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5" calcext:value-type="float">
            <text:p>2555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3" calcext:value-type="float">
            <text:p>2453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8" calcext:value-type="float">
            <text:p>2248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6" calcext:value-type="float">
            <text:p>2556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4" calcext:value-type="float">
            <text:p>2454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9" calcext:value-type="float">
            <text:p>2249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7" calcext:value-type="float">
            <text:p>2557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5" calcext:value-type="float">
            <text:p>2455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8" calcext:value-type="float">
            <text:p>2558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6" calcext:value-type="float">
            <text:p>2456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1" calcext:value-type="float">
            <text:p>2251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59" calcext:value-type="float">
            <text:p>2559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2" calcext:value-type="float">
            <text:p>2252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0" calcext:value-type="float">
            <text:p>2560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8" calcext:value-type="float">
            <text:p>2458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1" calcext:value-type="float">
            <text:p>2561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59" calcext:value-type="float">
            <text:p>2459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4" calcext:value-type="float">
            <text:p>2254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2" calcext:value-type="float">
            <text:p>2562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0" calcext:value-type="float">
            <text:p>2460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5" calcext:value-type="float">
            <text:p>2255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3" calcext:value-type="float">
            <text:p>2563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1" calcext:value-type="float">
            <text:p>2461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6" calcext:value-type="float">
            <text:p>2256</text:p>
          </table:table-cell>
          <table:table-cell office:value-type="float" office:value="49" calcext:value-type="float">
            <text:p>49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4" calcext:value-type="float">
            <text:p>2564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2" calcext:value-type="float">
            <text:p>2462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5" calcext:value-type="float">
            <text:p>2565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3" calcext:value-type="float">
            <text:p>2463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8" calcext:value-type="float">
            <text:p>2258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6" calcext:value-type="float">
            <text:p>2566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4" calcext:value-type="float">
            <text:p>2464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9" calcext:value-type="float">
            <text:p>2259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7" calcext:value-type="float">
            <text:p>2567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5" calcext:value-type="float">
            <text:p>2465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8" calcext:value-type="float">
            <text:p>2568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6" calcext:value-type="float">
            <text:p>2466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1" calcext:value-type="float">
            <text:p>2261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69" calcext:value-type="float">
            <text:p>2569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7" calcext:value-type="float">
            <text:p>2467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2" calcext:value-type="float">
            <text:p>2262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0" calcext:value-type="float">
            <text:p>2570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8" calcext:value-type="float">
            <text:p>2468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3" calcext:value-type="float">
            <text:p>2263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1" calcext:value-type="float">
            <text:p>2571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69" calcext:value-type="float">
            <text:p>2469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4" calcext:value-type="float">
            <text:p>2264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2" calcext:value-type="float">
            <text:p>2572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70" calcext:value-type="float">
            <text:p>2470</text:p>
          </table:table-cell>
          <table:table-cell office:value-type="float" office:value="51" calcext:value-type="float">
            <text:p>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5" calcext:value-type="float">
            <text:p>2265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3" calcext:value-type="float">
            <text:p>2573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office:value-type="float" office:value="2471" calcext:value-type="float">
            <text:p>24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6" calcext:value-type="float">
            <text:p>2266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4" calcext:value-type="float">
            <text:p>2574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7" calcext:value-type="float">
            <text:p>2267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5" calcext:value-type="float">
            <text:p>2575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8" calcext:value-type="float">
            <text:p>2268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9" calcext:value-type="float">
            <text:p>2269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7" calcext:value-type="float">
            <text:p>2577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0" calcext:value-type="float">
            <text:p>2270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8" calcext:value-type="float">
            <text:p>2578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1" calcext:value-type="float">
            <text:p>2271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79" calcext:value-type="float">
            <text:p>2579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2" calcext:value-type="float">
            <text:p>2272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80" calcext:value-type="float">
            <text:p>2580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3" calcext:value-type="float">
            <text:p>2273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81" calcext:value-type="float">
            <text:p>2581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4" calcext:value-type="float">
            <text:p>2274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82" calcext:value-type="float">
            <text:p>2582</text:p>
          </table:table-cell>
          <table:table-cell office:value-type="float" office:value="51" calcext:value-type="float">
            <text:p>51</text:p>
          </table:table-cell>
          <table:table-cell office:value-type="float" office:value="187.467" calcext:value-type="float">
            <text:p>187.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5" calcext:value-type="float">
            <text:p>2275</text:p>
          </table:table-cell>
          <table:table-cell office:value-type="float" office:value="47" calcext:value-type="float">
            <text:p>47</text:p>
          </table:table-cell>
          <table:table-cell office:value-type="float" office:value="178.221" calcext:value-type="float">
            <text:p>178.221</text:p>
          </table:table-cell>
          <table:table-cell office:value-type="float" office:value="2583" calcext:value-type="float">
            <text:p>2583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6" calcext:value-type="float">
            <text:p>2276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84" calcext:value-type="float">
            <text:p>2584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7" calcext:value-type="float">
            <text:p>2277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85" calcext:value-type="float">
            <text:p>2585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8" calcext:value-type="float">
            <text:p>2278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86" calcext:value-type="float">
            <text:p>2586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9" calcext:value-type="float">
            <text:p>2279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0" calcext:value-type="float">
            <text:p>2280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88" calcext:value-type="float">
            <text:p>2588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1" calcext:value-type="float">
            <text:p>2281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89" calcext:value-type="float">
            <text:p>2589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2" calcext:value-type="float">
            <text:p>2282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0" calcext:value-type="float">
            <text:p>2590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3" calcext:value-type="float">
            <text:p>2283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1" calcext:value-type="float">
            <text:p>2591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2" calcext:value-type="float">
            <text:p>2592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3" calcext:value-type="float">
            <text:p>2593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6" calcext:value-type="float">
            <text:p>2286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4" calcext:value-type="float">
            <text:p>2594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7" calcext:value-type="float">
            <text:p>2287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5" calcext:value-type="float">
            <text:p>2595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8" calcext:value-type="float">
            <text:p>2288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6" calcext:value-type="float">
            <text:p>2596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7" calcext:value-type="float">
            <text:p>2597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0" calcext:value-type="float">
            <text:p>2290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8" calcext:value-type="float">
            <text:p>2598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1" calcext:value-type="float">
            <text:p>2291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599" calcext:value-type="float">
            <text:p>2599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2" calcext:value-type="float">
            <text:p>2292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0" calcext:value-type="float">
            <text:p>2600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293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1" calcext:value-type="float">
            <text:p>2601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4" calcext:value-type="float">
            <text:p>2294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2" calcext:value-type="float">
            <text:p>2602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5" calcext:value-type="float">
            <text:p>2295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3" calcext:value-type="float">
            <text:p>2603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6" calcext:value-type="float">
            <text:p>2296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4" calcext:value-type="float">
            <text:p>2604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7" calcext:value-type="float">
            <text:p>2297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5" calcext:value-type="float">
            <text:p>2605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8" calcext:value-type="float">
            <text:p>2298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6" calcext:value-type="float">
            <text:p>2606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9" calcext:value-type="float">
            <text:p>2299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7" calcext:value-type="float">
            <text:p>2607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8" calcext:value-type="float">
            <text:p>2608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1" calcext:value-type="float">
            <text:p>2301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09" calcext:value-type="float">
            <text:p>2609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2" calcext:value-type="float">
            <text:p>2302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0" calcext:value-type="float">
            <text:p>2610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3" calcext:value-type="float">
            <text:p>2303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1" calcext:value-type="float">
            <text:p>2611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4" calcext:value-type="float">
            <text:p>2304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2" calcext:value-type="float">
            <text:p>2612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5" calcext:value-type="float">
            <text:p>2305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3" calcext:value-type="float">
            <text:p>2613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4" calcext:value-type="float">
            <text:p>2614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7" calcext:value-type="float">
            <text:p>2307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5" calcext:value-type="float">
            <text:p>2615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8" calcext:value-type="float">
            <text:p>2308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6" calcext:value-type="float">
            <text:p>2616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9" calcext:value-type="float">
            <text:p>2309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7" calcext:value-type="float">
            <text:p>2617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0" calcext:value-type="float">
            <text:p>2310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8" calcext:value-type="float">
            <text:p>2618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1" calcext:value-type="float">
            <text:p>2311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19" calcext:value-type="float">
            <text:p>2619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2" calcext:value-type="float">
            <text:p>2312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0" calcext:value-type="float">
            <text:p>2620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3" calcext:value-type="float">
            <text:p>2313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1" calcext:value-type="float">
            <text:p>2621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4" calcext:value-type="float">
            <text:p>2314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2" calcext:value-type="float">
            <text:p>2622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3" calcext:value-type="float">
            <text:p>2623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6" calcext:value-type="float">
            <text:p>2316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4" calcext:value-type="float">
            <text:p>2624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7" calcext:value-type="float">
            <text:p>2317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5" calcext:value-type="float">
            <text:p>2625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8" calcext:value-type="float">
            <text:p>2318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6" calcext:value-type="float">
            <text:p>2626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9" calcext:value-type="float">
            <text:p>2319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7" calcext:value-type="float">
            <text:p>2627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0" calcext:value-type="float">
            <text:p>2320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8" calcext:value-type="float">
            <text:p>2628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1" calcext:value-type="float">
            <text:p>2321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29" calcext:value-type="float">
            <text:p>2629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2" calcext:value-type="float">
            <text:p>2322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30" calcext:value-type="float">
            <text:p>2630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3" calcext:value-type="float">
            <text:p>2323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31" calcext:value-type="float">
            <text:p>2631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4" calcext:value-type="float">
            <text:p>2324</text:p>
          </table:table-cell>
          <table:table-cell office:value-type="float" office:value="47" calcext:value-type="float">
            <text:p>47</text:p>
          </table:table-cell>
          <table:table-cell office:value-type="float" office:value="178.22" calcext:value-type="float">
            <text:p>178.22</text:p>
          </table:table-cell>
          <table:table-cell office:value-type="float" office:value="2632" calcext:value-type="float">
            <text:p>2632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5" calcext:value-type="float">
            <text:p>2325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33" calcext:value-type="float">
            <text:p>2633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34" calcext:value-type="float">
            <text:p>2634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7" calcext:value-type="float">
            <text:p>2327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35" calcext:value-type="float">
            <text:p>2635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8" calcext:value-type="float">
            <text:p>2328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36" calcext:value-type="float">
            <text:p>2636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9" calcext:value-type="float">
            <text:p>2329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37" calcext:value-type="float">
            <text:p>2637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0" calcext:value-type="float">
            <text:p>2330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38" calcext:value-type="float">
            <text:p>2638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39" calcext:value-type="float">
            <text:p>2639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2" calcext:value-type="float">
            <text:p>2332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0" calcext:value-type="float">
            <text:p>2640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3" calcext:value-type="float">
            <text:p>2333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1" calcext:value-type="float">
            <text:p>2641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4" calcext:value-type="float">
            <text:p>2334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2" calcext:value-type="float">
            <text:p>2642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5" calcext:value-type="float">
            <text:p>2335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3" calcext:value-type="float">
            <text:p>2643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6" calcext:value-type="float">
            <text:p>2336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4" calcext:value-type="float">
            <text:p>2644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7" calcext:value-type="float">
            <text:p>2337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5" calcext:value-type="float">
            <text:p>2645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8" calcext:value-type="float">
            <text:p>2338</text:p>
          </table:table-cell>
          <table:table-cell office:value-type="float" office:value="47" calcext:value-type="float">
            <text:p>47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6" calcext:value-type="float">
            <text:p>2646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9" calcext:value-type="float">
            <text:p>2339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7" calcext:value-type="float">
            <text:p>2647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0" calcext:value-type="float">
            <text:p>2340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8" calcext:value-type="float">
            <text:p>2648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1" calcext:value-type="float">
            <text:p>2341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49" calcext:value-type="float">
            <text:p>2649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2" calcext:value-type="float">
            <text:p>2342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0" calcext:value-type="float">
            <text:p>2650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3" calcext:value-type="float">
            <text:p>2343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1" calcext:value-type="float">
            <text:p>2651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4" calcext:value-type="float">
            <text:p>2344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2" calcext:value-type="float">
            <text:p>2652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5" calcext:value-type="float">
            <text:p>2345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3" calcext:value-type="float">
            <text:p>2653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6" calcext:value-type="float">
            <text:p>2346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4" calcext:value-type="float">
            <text:p>2654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7" calcext:value-type="float">
            <text:p>2347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5" calcext:value-type="float">
            <text:p>2655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8" calcext:value-type="float">
            <text:p>2348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6" calcext:value-type="float">
            <text:p>2656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9" calcext:value-type="float">
            <text:p>2349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7" calcext:value-type="float">
            <text:p>2657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0" calcext:value-type="float">
            <text:p>2350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8" calcext:value-type="float">
            <text:p>2658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1" calcext:value-type="float">
            <text:p>2351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59" calcext:value-type="float">
            <text:p>2659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2" calcext:value-type="float">
            <text:p>2352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60" calcext:value-type="float">
            <text:p>2660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61" calcext:value-type="float">
            <text:p>2661</text:p>
          </table:table-cell>
          <table:table-cell office:value-type="float" office:value="51" calcext:value-type="float">
            <text:p>51</text:p>
          </table:table-cell>
          <table:table-cell office:value-type="float" office:value="187.422" calcext:value-type="float">
            <text:p>187.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4" calcext:value-type="float">
            <text:p>2354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62" calcext:value-type="float">
            <text:p>2662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5" calcext:value-type="float">
            <text:p>2355</text:p>
          </table:table-cell>
          <table:table-cell office:value-type="float" office:value="48" calcext:value-type="float">
            <text:p>48</text:p>
          </table:table-cell>
          <table:table-cell office:value-type="float" office:value="178.182" calcext:value-type="float">
            <text:p>178.182</text:p>
          </table:table-cell>
          <table:table-cell office:value-type="float" office:value="2663" calcext:value-type="float">
            <text:p>2663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6" calcext:value-type="float">
            <text:p>2356</text:p>
          </table:table-cell>
          <table:table-cell office:value-type="float" office:value="48" calcext:value-type="float">
            <text:p>48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64" calcext:value-type="float">
            <text:p>2664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7" calcext:value-type="float">
            <text:p>2357</text:p>
          </table:table-cell>
          <table:table-cell office:value-type="float" office:value="48" calcext:value-type="float">
            <text:p>48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65" calcext:value-type="float">
            <text:p>2665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48" calcext:value-type="float">
            <text:p>48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66" calcext:value-type="float">
            <text:p>2666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67" calcext:value-type="float">
            <text:p>2667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0" calcext:value-type="float">
            <text:p>2360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68" calcext:value-type="float">
            <text:p>2668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1" calcext:value-type="float">
            <text:p>2361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69" calcext:value-type="float">
            <text:p>2669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0" calcext:value-type="float">
            <text:p>2670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3" calcext:value-type="float">
            <text:p>2363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1" calcext:value-type="float">
            <text:p>2671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4" calcext:value-type="float">
            <text:p>2364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2" calcext:value-type="float">
            <text:p>2672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5" calcext:value-type="float">
            <text:p>2365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3" calcext:value-type="float">
            <text:p>2673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6" calcext:value-type="float">
            <text:p>2366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4" calcext:value-type="float">
            <text:p>2674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5" calcext:value-type="float">
            <text:p>2675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8" calcext:value-type="float">
            <text:p>2368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6" calcext:value-type="float">
            <text:p>2676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9" calcext:value-type="float">
            <text:p>2369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7" calcext:value-type="float">
            <text:p>2677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0" calcext:value-type="float">
            <text:p>2370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8" calcext:value-type="float">
            <text:p>2678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1" calcext:value-type="float">
            <text:p>2371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79" calcext:value-type="float">
            <text:p>2679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80" calcext:value-type="float">
            <text:p>2680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3" calcext:value-type="float">
            <text:p>2373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81" calcext:value-type="float">
            <text:p>2681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4" calcext:value-type="float">
            <text:p>2374</text:p>
          </table:table-cell>
          <table:table-cell office:value-type="float" office:value="49" calcext:value-type="float">
            <text:p>49</text:p>
          </table:table-cell>
          <table:table-cell office:value-type="float" office:value="178.163" calcext:value-type="float">
            <text:p>178.163</text:p>
          </table:table-cell>
          <table:table-cell office:value-type="float" office:value="2682" calcext:value-type="float">
            <text:p>2682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5" calcext:value-type="float">
            <text:p>2375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83" calcext:value-type="float">
            <text:p>2683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" calcext:value-type="float">
            <text:p>2376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84" calcext:value-type="float">
            <text:p>2684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7" calcext:value-type="float">
            <text:p>2377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85" calcext:value-type="float">
            <text:p>2685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8" calcext:value-type="float">
            <text:p>2378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86" calcext:value-type="float">
            <text:p>2686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9" calcext:value-type="float">
            <text:p>2379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87" calcext:value-type="float">
            <text:p>2687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0" calcext:value-type="float">
            <text:p>2380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88" calcext:value-type="float">
            <text:p>2688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1" calcext:value-type="float">
            <text:p>2381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89" calcext:value-type="float">
            <text:p>2689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2" calcext:value-type="float">
            <text:p>2382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0" calcext:value-type="float">
            <text:p>2690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3" calcext:value-type="float">
            <text:p>2383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1" calcext:value-type="float">
            <text:p>2691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4" calcext:value-type="float">
            <text:p>2384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2" calcext:value-type="float">
            <text:p>2692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5" calcext:value-type="float">
            <text:p>2385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3" calcext:value-type="float">
            <text:p>2693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6" calcext:value-type="float">
            <text:p>2386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4" calcext:value-type="float">
            <text:p>2694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7" calcext:value-type="float">
            <text:p>2387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5" calcext:value-type="float">
            <text:p>2695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8" calcext:value-type="float">
            <text:p>2388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6" calcext:value-type="float">
            <text:p>2696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9" calcext:value-type="float">
            <text:p>2389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7" calcext:value-type="float">
            <text:p>2697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0" calcext:value-type="float">
            <text:p>2390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8" calcext:value-type="float">
            <text:p>2698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1" calcext:value-type="float">
            <text:p>2391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699" calcext:value-type="float">
            <text:p>2699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49" calcext:value-type="float">
            <text:p>49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700" calcext:value-type="float">
            <text:p>2700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3" calcext:value-type="float">
            <text:p>2393</text:p>
          </table:table-cell>
          <table:table-cell office:value-type="float" office:value="48" calcext:value-type="float">
            <text:p>48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701" calcext:value-type="float">
            <text:p>2701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4" calcext:value-type="float">
            <text:p>2394</text:p>
          </table:table-cell>
          <table:table-cell office:value-type="float" office:value="48" calcext:value-type="float">
            <text:p>48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702" calcext:value-type="float">
            <text:p>2702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5" calcext:value-type="float">
            <text:p>2395</text:p>
          </table:table-cell>
          <table:table-cell office:value-type="float" office:value="48" calcext:value-type="float">
            <text:p>48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703" calcext:value-type="float">
            <text:p>2703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6" calcext:value-type="float">
            <text:p>2396</text:p>
          </table:table-cell>
          <table:table-cell office:value-type="float" office:value="48" calcext:value-type="float">
            <text:p>48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2704" calcext:value-type="float">
            <text:p>2704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7" calcext:value-type="float">
            <text:p>2397</text:p>
          </table:table-cell>
          <table:table-cell office:value-type="float" office:value="48" calcext:value-type="float">
            <text:p>48</text:p>
          </table:table-cell>
          <table:table-cell office:value-type="float" office:value="178.138" calcext:value-type="float">
            <text:p>178.138</text:p>
          </table:table-cell>
          <table:table-cell office:value-type="float" office:value="2705" calcext:value-type="float">
            <text:p>2705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8" calcext:value-type="float">
            <text:p>2398</text:p>
          </table:table-cell>
          <table:table-cell office:value-type="float" office:value="48" calcext:value-type="float">
            <text:p>48</text:p>
          </table:table-cell>
          <table:table-cell office:value-type="float" office:value="178.138" calcext:value-type="float">
            <text:p>178.138</text:p>
          </table:table-cell>
          <table:table-cell office:value-type="float" office:value="2706" calcext:value-type="float">
            <text:p>2706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float" office:value="48" calcext:value-type="float">
            <text:p>48</text:p>
          </table:table-cell>
          <table:table-cell office:value-type="float" office:value="178.138" calcext:value-type="float">
            <text:p>178.138</text:p>
          </table:table-cell>
          <table:table-cell office:value-type="float" office:value="2707" calcext:value-type="float">
            <text:p>2707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48" calcext:value-type="float">
            <text:p>48</text:p>
          </table:table-cell>
          <table:table-cell office:value-type="float" office:value="178.138" calcext:value-type="float">
            <text:p>178.138</text:p>
          </table:table-cell>
          <table:table-cell office:value-type="float" office:value="2708" calcext:value-type="float">
            <text:p>2708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1" calcext:value-type="float">
            <text:p>2401</text:p>
          </table:table-cell>
          <table:table-cell office:value-type="float" office:value="48" calcext:value-type="float">
            <text:p>48</text:p>
          </table:table-cell>
          <table:table-cell office:value-type="float" office:value="178.138" calcext:value-type="float">
            <text:p>178.138</text:p>
          </table:table-cell>
          <table:table-cell office:value-type="float" office:value="2709" calcext:value-type="float">
            <text:p>2709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2" calcext:value-type="float">
            <text:p>2402</text:p>
          </table:table-cell>
          <table:table-cell office:value-type="float" office:value="48" calcext:value-type="float">
            <text:p>48</text:p>
          </table:table-cell>
          <table:table-cell office:value-type="float" office:value="178.138" calcext:value-type="float">
            <text:p>178.138</text:p>
          </table:table-cell>
          <table:table-cell office:value-type="float" office:value="2710" calcext:value-type="float">
            <text:p>2710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3" calcext:value-type="float">
            <text:p>2403</text:p>
          </table:table-cell>
          <table:table-cell office:value-type="float" office:value="48" calcext:value-type="float">
            <text:p>48</text:p>
          </table:table-cell>
          <table:table-cell office:value-type="float" office:value="178.138" calcext:value-type="float">
            <text:p>178.138</text:p>
          </table:table-cell>
          <table:table-cell office:value-type="float" office:value="2711" calcext:value-type="float">
            <text:p>2711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4" calcext:value-type="float">
            <text:p>2404</text:p>
          </table:table-cell>
          <table:table-cell office:value-type="float" office:value="48" calcext:value-type="float">
            <text:p>48</text:p>
          </table:table-cell>
          <table:table-cell office:value-type="float" office:value="178.138" calcext:value-type="float">
            <text:p>178.138</text:p>
          </table:table-cell>
          <table:table-cell office:value-type="float" office:value="2712" calcext:value-type="float">
            <text:p>2712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48" calcext:value-type="float">
            <text:p>48</text:p>
          </table:table-cell>
          <table:table-cell office:value-type="float" office:value="178.134" calcext:value-type="float">
            <text:p>178.134</text:p>
          </table:table-cell>
          <table:table-cell office:value-type="float" office:value="2713" calcext:value-type="float">
            <text:p>2713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6" calcext:value-type="float">
            <text:p>2406</text:p>
          </table:table-cell>
          <table:table-cell office:value-type="float" office:value="48" calcext:value-type="float">
            <text:p>48</text:p>
          </table:table-cell>
          <table:table-cell office:value-type="float" office:value="178.134" calcext:value-type="float">
            <text:p>178.134</text:p>
          </table:table-cell>
          <table:table-cell office:value-type="float" office:value="2714" calcext:value-type="float">
            <text:p>2714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  <table:table-cell office:value-type="float" office:value="48" calcext:value-type="float">
            <text:p>48</text:p>
          </table:table-cell>
          <table:table-cell office:value-type="float" office:value="178.134" calcext:value-type="float">
            <text:p>178.134</text:p>
          </table:table-cell>
          <table:table-cell office:value-type="float" office:value="2715" calcext:value-type="float">
            <text:p>2715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8" calcext:value-type="float">
            <text:p>2408</text:p>
          </table:table-cell>
          <table:table-cell office:value-type="float" office:value="48" calcext:value-type="float">
            <text:p>48</text:p>
          </table:table-cell>
          <table:table-cell office:value-type="float" office:value="178.134" calcext:value-type="float">
            <text:p>178.134</text:p>
          </table:table-cell>
          <table:table-cell office:value-type="float" office:value="2716" calcext:value-type="float">
            <text:p>2716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9" calcext:value-type="float">
            <text:p>2409</text:p>
          </table:table-cell>
          <table:table-cell office:value-type="float" office:value="48" calcext:value-type="float">
            <text:p>48</text:p>
          </table:table-cell>
          <table:table-cell office:value-type="float" office:value="178.134" calcext:value-type="float">
            <text:p>178.134</text:p>
          </table:table-cell>
          <table:table-cell office:value-type="float" office:value="2717" calcext:value-type="float">
            <text:p>2717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0" calcext:value-type="float">
            <text:p>2410</text:p>
          </table:table-cell>
          <table:table-cell office:value-type="float" office:value="48" calcext:value-type="float">
            <text:p>48</text:p>
          </table:table-cell>
          <table:table-cell office:value-type="float" office:value="178.134" calcext:value-type="float">
            <text:p>178.134</text:p>
          </table:table-cell>
          <table:table-cell office:value-type="float" office:value="2718" calcext:value-type="float">
            <text:p>2718</text:p>
          </table:table-cell>
          <table:table-cell office:value-type="float" office:value="51" calcext:value-type="float">
            <text:p>51</text:p>
          </table:table-cell>
          <table:table-cell office:value-type="float" office:value="187.406" calcext:value-type="float">
            <text:p>187.4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0T19:36:38.300834592</dc:date>
    <meta:editing-duration>PT3M28S</meta:editing-duration>
    <meta:editing-cycles>1</meta:editing-cycles>
    <meta:generator>LibreOffice/7.3.7.2$Linux_X86_64 LibreOffice_project/30$Build-2</meta:generator>
    <meta:document-statistic meta:table-count="1" meta:cell-count="19582" meta:object-count="0"/>
  </office:meta>
</office:document-meta>
</file>